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1" fo:font-size="17pt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1" fo:font-size="17pt" fo:font-weight="bold" officeooo:rsid="0a7edee9" officeooo:paragraph-rsid="257f1310" style:font-name-asian="Liberation Serif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1" fo:font-size="17pt" fo:font-weight="bold" officeooo:rsid="0a7edee9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1" fo:font-size="17pt" fo:font-weight="bold" officeooo:rsid="0a7edee9" officeooo:paragraph-rsid="24044820" style:font-name-asian="Liberation Serif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1" fo:font-size="17pt" fo:font-weight="bold" officeooo:rsid="0a7edee9" officeooo:paragraph-rsid="24051a6e" style:font-name-asian="Liberation Serif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1" fo:font-size="17pt" fo:font-weight="bold" officeooo:rsid="0a7edee9" officeooo:paragraph-rsid="20a0a0c9" style:font-name-asian="Liberation Serif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1" fo:font-size="17pt" fo:font-weight="bold" officeooo:rsid="0a7edee9" officeooo:paragraph-rsid="2406f1bf" style:font-name-asian="Liberation Serif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1" fo:font-size="17pt" fo:font-weight="bold" officeooo:rsid="0a7edee9" officeooo:paragraph-rsid="25820f37" style:font-name-asian="Liberation Serif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1" fo:font-size="17pt" fo:font-weight="bold" officeooo:rsid="0a7edee9" officeooo:paragraph-rsid="20a24197" style:font-name-asian="Liberation Serif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1" fo:font-size="17pt" fo:font-weight="bold" officeooo:rsid="0a7edee9" officeooo:paragraph-rsid="21fa4b01" style:font-name-asian="Liberation Serif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1" fo:font-size="17pt" fo:font-weight="bold" officeooo:rsid="0a7edee9" officeooo:paragraph-rsid="213c8461" style:font-name-asian="Liberation Serif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1" fo:font-size="17pt" fo:font-weight="bold" officeooo:rsid="0a7edee9" officeooo:paragraph-rsid="2759e567" style:font-name-asian="Liberation Serif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1" fo:font-size="17pt" fo:font-weight="bold" officeooo:rsid="0a7edee9" officeooo:paragraph-rsid="2765c8bd" style:font-name-asian="Liberation Serif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1" fo:font-size="17pt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1" fo:font-size="17pt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1" fo:font-size="17pt" fo:font-weight="bold" officeooo:rsid="2401f5bc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1" fo:font-size="17pt" fo:font-weight="bold" officeooo:rsid="09d95731" officeooo:paragraph-rsid="257b7aae" style:font-name-asian="Liberation Serif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1" fo:font-size="17pt" fo:font-weight="bold" officeooo:rsid="09d95731" officeooo:paragraph-rsid="240b2e43" style:font-name-asian="Liberation Serif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1" fo:font-size="17pt" fo:font-weight="bold" officeooo:rsid="08476271" officeooo:paragraph-rsid="2339ad15" style:font-name-asian="Liberation Serif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1" fo:font-size="17pt" fo:font-weight="bold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1" fo:font-size="17pt" fo:font-weight="bold" officeooo:paragraph-rsid="2902f02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6ad3d" style:font-name-asian="Liberation Serif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af1bf" style:font-name-asian="Liberation Serif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4b25b8" style:font-name-asian="Liberation Serif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eba9d" style:font-name-asian="Liberation Serif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0b7b04c" style:font-name-asian="Liberation Serif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54e0e" style:font-name-asian="Liberation Serif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e5184b" style:font-name-asian="Liberation Serif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4c8c9" style:font-name-asian="Liberation Serif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4cdc5" style:font-name-asian="Liberation Serif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0ff0f4" style:font-name-asian="Liberation Serif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473e6c" style:font-name-asian="Liberation Serif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f67d4" style:font-name-asian="Liberation Serif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5cdb18" style:font-name-asian="Liberation Serif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7adf62" style:font-name-asian="Liberation Serif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2f4dd" style:font-name-asian="Liberation Serif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f52b5" style:font-name-asian="Liberation Serif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1bf08b" style:font-name-asian="Liberation Serif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191497" style:font-name-asian="Liberation Serif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4e8018" style:font-name-asian="Liberation Serif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24b0f" style:font-name-asian="Liberation Serif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0dfb9" style:font-name-asian="Liberation Serif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7338f" style:font-name-asian="Liberation Serif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d22b0" style:font-name-asian="Liberation Serif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bff041" style:font-name-asian="Liberation Serif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02008d" style:font-name-asian="Liberation Serif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d63a3" style:font-name-asian="Liberation Serif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325c5" style:font-name-asian="Liberation Serif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126fb" style:font-name-asian="Liberation Serif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c2eceb" style:font-name-asian="Liberation Serif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747b6" style:font-name-asian="Liberation Serif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d9ac80" style:font-name-asian="Liberation Serif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982074" style:font-name-asian="Liberation Serif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717c3" style:font-name-asian="Liberation Serif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e4acb4" style:font-name-asian="Liberation Serif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7d89f" style:font-name-asian="Liberation Serif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90e771" style:font-name-asian="Liberation Serif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6c8de" style:font-name-asian="Liberation Serif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0cb4a" style:font-name-asian="Liberation Serif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c0f7f" style:font-name-asian="Liberation Serif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1cafe" style:font-name-asian="Liberation Serif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5e806" style:font-name-asian="Liberation Serif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e0ba0" style:font-name-asian="Liberation Serif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3f6ceb1" style:font-name-asian="Liberation Serif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6d4a2c" style:font-name-asian="Liberation Serif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05eb734" style:font-name-asian="Liberation Serif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80e705" style:font-name-asian="Liberation Serif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80fe7a" style:font-name-asian="Liberation Serif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17ccf" style:font-name-asian="Liberation Serif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679cc" style:font-name-asian="Liberation Serif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bf9b1" style:font-name-asian="Liberation Serif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4712e0" style:font-name-asian="Liberation Serif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11e9f" style:font-name-asian="Liberation Serif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dd554" style:font-name-asian="Liberation Serif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4d64b" style:font-name-asian="Liberation Serif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8b0b1" style:font-name-asian="Liberation Serif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394abf" style:font-name-asian="Liberation Serif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90c270a" style:font-name-asian="Liberation Serif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cc384a" style:font-name-asian="Liberation Serif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0206d3" style:font-name-asian="Liberation Serif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8639d" style:font-name-asian="Liberation Serif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7b03b" style:font-name-asian="Liberation Serif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58ca87" style:font-name-asian="Liberation Serif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3c5f17" style:font-name-asian="Liberation Serif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5abb59" style:font-name-asian="Liberation Serif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9fb5bc" style:font-name-asian="Liberation Serif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5f96d9a" style:font-name-asian="Liberation Serif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6b1571e" style:font-name-asian="Liberation Serif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56ffd7" style:font-name-asian="Liberation Serif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b19a69" style:font-name-asian="Liberation Serif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d0575f" style:font-name-asian="Liberation Serif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7b2161b" style:font-name-asian="Liberation Serif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1b3176" style:font-name-asian="Liberation Serif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2dd400" style:font-name-asian="Liberation Serif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f90aa4" style:font-name-asian="Liberation Serif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41aeeb" style:font-name-asian="Liberation Serif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e08cf5" style:font-name-asian="Liberation Serif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3283a" style:font-name-asian="Liberation Serif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b9813" style:font-name-asian="Liberation Serif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1ff1465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3deed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0fa0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aca9b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dad3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a5c2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1f633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56d51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37b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e04c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4537d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65552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bf4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a476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b366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1a61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eea2a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8f142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e190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dbe13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e20c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e3044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4d2a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0a16c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38f16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240a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5a42e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b630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52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81fe8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ea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16f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c0ce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5d1f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3c267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960ef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7042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6235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32dea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1bfb8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c09f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e426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7b0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b4ca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0d5e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6b737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7cda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37d31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e6c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1d819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b903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1d87d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1993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1090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3e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4db8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fb91a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63fa9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9e8f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9186c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7452c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03f80d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016119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37e0e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8f67d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30208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4519d9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4ce8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736030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5da0b4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575cb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1196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9bd78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9df1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1fd8a95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215cba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1f94a7f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2094b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1" fo:font-size="17pt" style:text-underline-style="none" fo:font-weight="bold" officeooo:rsid="27cda64d" officeooo:paragraph-rsid="27cda64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1" fo:font-size="17pt" style:text-underline-style="none" fo:font-weight="bold" officeooo:rsid="249989dd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1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1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1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1814a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25cdb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67c975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4ec5b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5886e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686c5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957f5e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4f17cb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7d49c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solid" style:text-underline-width="auto" style:text-underline-color="font-color" fo:font-weight="bold" officeooo:rsid="2f7a955a" officeooo:paragraph-rsid="281b317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39ad1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0ffa4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73cdc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5276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42cd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8fa60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d1fc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1f7c4c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7b4d64b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8eb7424" officeooo:paragraph-rsid="29409b18" style:font-name-asian="Liberation Serif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Liberation Serif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8476271" officeooo:paragraph-rsid="22173593" style:font-name-asian="Liberation Serif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1" officeooo:paragraph-rsid="20195442" style:font-name-asian="Liberation Serif1"/>
    </style:style>
    <style:style style:name="P267" style:family="paragraph" style:parent-style-name="Standard" style:list-style-name="L1">
      <style:text-properties fo:color="#333333" style:font-name="Liberation Serif1" officeooo:paragraph-rsid="255b6108" style:font-name-asian="Liberation Serif1"/>
    </style:style>
    <style:style style:name="P268" style:family="paragraph" style:parent-style-name="Standard" style:list-style-name="L1">
      <style:text-properties fo:color="#333333" style:font-name="Liberation Serif1" officeooo:paragraph-rsid="270025d9" style:font-name-asian="Liberation Serif1"/>
    </style:style>
    <style:style style:name="P269" style:family="paragraph" style:parent-style-name="Standard" style:list-style-name="L1">
      <style:text-properties fo:color="#333333" style:font-name="Liberation Serif1" officeooo:paragraph-rsid="2966e3dc" style:font-name-asian="Liberation Serif1"/>
    </style:style>
    <style:style style:name="P270" style:family="paragraph" style:parent-style-name="Standard" style:list-style-name="L1">
      <style:text-properties fo:color="#333333" style:font-name="Liberation Serif1" officeooo:paragraph-rsid="24109ac1" style:font-name-asian="Liberation Serif1"/>
    </style:style>
    <style:style style:name="P271" style:family="paragraph" style:parent-style-name="Standard" style:list-style-name="L1">
      <style:text-properties fo:color="#333333" style:font-name="Liberation Serif1" officeooo:paragraph-rsid="2744c61b" style:font-name-asian="Liberation Serif1"/>
    </style:style>
    <style:style style:name="P272" style:family="paragraph" style:parent-style-name="Standard" style:list-style-name="L1">
      <style:text-properties fo:color="#333333" style:font-name="Liberation Serif1" officeooo:paragraph-rsid="290cb1fd" style:font-name-asian="Liberation Serif1"/>
    </style:style>
    <style:style style:name="P273" style:family="paragraph" style:parent-style-name="Standard" style:list-style-name="L1">
      <style:text-properties fo:color="#333333" style:font-name="Liberation Serif1" officeooo:paragraph-rsid="2129aa84" style:font-name-asian="Liberation Serif1"/>
    </style:style>
    <style:style style:name="P274" style:family="paragraph" style:parent-style-name="Standard" style:list-style-name="L1">
      <style:text-properties fo:color="#333333" style:font-name="Liberation Serif1" officeooo:paragraph-rsid="276313b8" style:font-name-asian="Liberation Serif1"/>
    </style:style>
    <style:style style:name="P275" style:family="paragraph" style:parent-style-name="Standard" style:list-style-name="L1">
      <style:text-properties fo:color="#333333" style:font-name="Liberation Serif1" officeooo:paragraph-rsid="27633ec9" style:font-name-asian="Liberation Serif1"/>
    </style:style>
    <style:style style:name="P276" style:family="paragraph" style:parent-style-name="Standard" style:list-style-name="L1">
      <style:text-properties fo:color="#333333" style:font-name="Liberation Serif1" officeooo:rsid="21e3a346" officeooo:paragraph-rsid="22f26758" style:font-name-asian="Liberation Serif1"/>
    </style:style>
    <style:style style:name="P277" style:family="paragraph" style:parent-style-name="Standard" style:list-style-name="L1">
      <style:text-properties fo:color="#333333" style:font-name="Liberation Serif1" officeooo:rsid="21e3a346" officeooo:paragraph-rsid="243e5d3d" style:font-name-asian="Liberation Serif1"/>
    </style:style>
    <style:style style:name="P278" style:family="paragraph" style:parent-style-name="Standard" style:list-style-name="L1">
      <style:text-properties fo:color="#333333" style:font-name="Liberation Serif1" officeooo:rsid="21e3a346" officeooo:paragraph-rsid="2437c4e3" style:font-name-asian="Liberation Serif1"/>
    </style:style>
    <style:style style:name="P279" style:family="paragraph" style:parent-style-name="Standard" style:list-style-name="L1">
      <style:text-properties fo:color="#333333" style:font-name="Liberation Serif1" officeooo:rsid="21e3a346" officeooo:paragraph-rsid="21fb0493" style:font-name-asian="Liberation Serif1"/>
    </style:style>
    <style:style style:name="P280" style:family="paragraph" style:parent-style-name="Standard" style:list-style-name="L1">
      <style:text-properties fo:color="#333333" style:font-name="Liberation Serif1" officeooo:rsid="21e3a346" officeooo:paragraph-rsid="220abf2d" style:font-name-asian="Liberation Serif1"/>
    </style:style>
    <style:style style:name="P281" style:family="paragraph" style:parent-style-name="Standard" style:list-style-name="L1">
      <style:text-properties fo:color="#333333" style:font-name="Liberation Serif1" officeooo:rsid="21e3a346" officeooo:paragraph-rsid="25ae28af" style:font-name-asian="Liberation Serif1"/>
    </style:style>
    <style:style style:name="P282" style:family="paragraph" style:parent-style-name="Standard" style:list-style-name="L1">
      <style:text-properties fo:color="#333333" style:font-name="Liberation Serif1" officeooo:rsid="21e3a346" officeooo:paragraph-rsid="273c9d07" style:font-name-asian="Liberation Serif1"/>
    </style:style>
    <style:style style:name="P283" style:family="paragraph" style:parent-style-name="Standard" style:list-style-name="L1">
      <style:text-properties fo:color="#333333" style:font-name="Liberation Serif1" officeooo:rsid="21e3a346" officeooo:paragraph-rsid="2247c92d" style:font-name-asian="Liberation Serif1"/>
    </style:style>
    <style:style style:name="P284" style:family="paragraph" style:parent-style-name="Standard" style:list-style-name="L1">
      <style:text-properties fo:color="#333333" style:font-name="Liberation Serif1" officeooo:rsid="21e3a346" officeooo:paragraph-rsid="2983d244" style:font-name-asian="Liberation Serif1"/>
    </style:style>
    <style:style style:name="P285" style:family="paragraph" style:parent-style-name="Standard" style:list-style-name="L1">
      <style:text-properties fo:color="#333333" style:font-name="Liberation Serif1" officeooo:rsid="21e3a346" officeooo:paragraph-rsid="224ebb2c" style:font-name-asian="Liberation Serif1"/>
    </style:style>
    <style:style style:name="P286" style:family="paragraph" style:parent-style-name="Standard" style:list-style-name="L1">
      <style:text-properties fo:color="#333333" style:font-name="Liberation Serif1" officeooo:rsid="21e3a346" officeooo:paragraph-rsid="22505c10" style:font-name-asian="Liberation Serif1"/>
    </style:style>
    <style:style style:name="P287" style:family="paragraph" style:parent-style-name="Standard" style:list-style-name="L1">
      <style:text-properties fo:color="#333333" style:font-name="Liberation Serif1" officeooo:rsid="22a72cde" officeooo:paragraph-rsid="25accdd5" style:font-name-asian="Liberation Serif1"/>
    </style:style>
    <style:style style:name="P288" style:family="paragraph" style:parent-style-name="Standard" style:list-style-name="L1">
      <style:text-properties fo:color="#333333" style:font-name="Liberation Serif1" officeooo:rsid="22a72cde" officeooo:paragraph-rsid="22b83c18" style:font-name-asian="Liberation Serif1"/>
    </style:style>
    <style:style style:name="P289" style:family="paragraph" style:parent-style-name="Standard" style:list-style-name="L1">
      <style:text-properties fo:color="#333333" style:font-name="Liberation Serif1" officeooo:rsid="22a72cde" officeooo:paragraph-rsid="24144d50" style:font-name-asian="Liberation Serif1"/>
    </style:style>
    <style:style style:name="P290" style:family="paragraph" style:parent-style-name="Standard" style:list-style-name="L1">
      <style:text-properties fo:color="#333333" style:font-name="Liberation Serif1" officeooo:rsid="22a72cde" officeooo:paragraph-rsid="239def63" style:font-name-asian="Liberation Serif1"/>
    </style:style>
    <style:style style:name="P291" style:family="paragraph" style:parent-style-name="Standard" style:list-style-name="L1">
      <style:text-properties fo:color="#333333" style:font-name="Liberation Serif1" officeooo:rsid="22a72cde" officeooo:paragraph-rsid="23a4f36c" style:font-name-asian="Liberation Serif1"/>
    </style:style>
    <style:style style:name="P292" style:family="paragraph" style:parent-style-name="Standard" style:list-style-name="L1">
      <style:text-properties fo:color="#333333" style:font-name="Liberation Serif1" officeooo:rsid="22a72cde" officeooo:paragraph-rsid="23ebf965" style:font-name-asian="Liberation Serif1"/>
    </style:style>
    <style:style style:name="P293" style:family="paragraph" style:parent-style-name="Standard" style:list-style-name="L1">
      <style:text-properties fo:color="#333333" style:font-name="Liberation Serif1" officeooo:rsid="22a72cde" officeooo:paragraph-rsid="25e20164" style:font-name-asian="Liberation Serif1"/>
    </style:style>
    <style:style style:name="P294" style:family="paragraph" style:parent-style-name="Standard" style:list-style-name="L1">
      <style:text-properties fo:color="#333333" style:font-name="Liberation Serif1" officeooo:rsid="22a72cde" officeooo:paragraph-rsid="2436699e" style:font-name-asian="Liberation Serif1"/>
    </style:style>
    <style:style style:name="P295" style:family="paragraph" style:parent-style-name="Standard" style:list-style-name="L1">
      <style:text-properties fo:color="#333333" style:font-name="Liberation Serif1" officeooo:rsid="22a72cde" officeooo:paragraph-rsid="244f07b9" style:font-name-asian="Liberation Serif1"/>
    </style:style>
    <style:style style:name="P296" style:family="paragraph" style:parent-style-name="Standard" style:list-style-name="L1">
      <style:text-properties fo:color="#333333" style:font-name="Liberation Serif1" officeooo:rsid="22a72cde" officeooo:paragraph-rsid="245ba304" style:font-name-asian="Liberation Serif1"/>
    </style:style>
    <style:style style:name="P297" style:family="paragraph" style:parent-style-name="Standard" style:list-style-name="L1">
      <style:text-properties fo:color="#333333" style:font-name="Liberation Serif1" officeooo:rsid="22a72cde" officeooo:paragraph-rsid="271774f2" style:font-name-asian="Liberation Serif1"/>
    </style:style>
    <style:style style:name="P298" style:family="paragraph" style:parent-style-name="Standard" style:list-style-name="L1">
      <style:text-properties fo:color="#333333" style:font-name="Liberation Serif1" officeooo:rsid="22a72cde" officeooo:paragraph-rsid="25e8b261" style:font-name-asian="Liberation Serif1"/>
    </style:style>
    <style:style style:name="P299" style:family="paragraph" style:parent-style-name="Standard" style:list-style-name="L1">
      <style:text-properties fo:color="#333333" style:font-name="Liberation Serif1" officeooo:rsid="22a72cde" officeooo:paragraph-rsid="2481c1ce" style:font-name-asian="Liberation Serif1"/>
    </style:style>
    <style:style style:name="P300" style:family="paragraph" style:parent-style-name="Standard" style:list-style-name="L1">
      <style:text-properties fo:color="#333333" style:font-name="Liberation Serif1" officeooo:rsid="22a72cde" officeooo:paragraph-rsid="254ea4f5" style:font-name-asian="Liberation Serif1"/>
    </style:style>
    <style:style style:name="P301" style:family="paragraph" style:parent-style-name="Standard" style:list-style-name="L1">
      <style:text-properties fo:color="#333333" style:font-name="Liberation Serif1" officeooo:rsid="22a72cde" officeooo:paragraph-rsid="25290bee" style:font-name-asian="Liberation Serif1"/>
    </style:style>
    <style:style style:name="P302" style:family="paragraph" style:parent-style-name="Standard" style:list-style-name="L1">
      <style:text-properties fo:color="#333333" style:font-name="Liberation Serif1" officeooo:rsid="22a72cde" officeooo:paragraph-rsid="255dc508" style:font-name-asian="Liberation Serif1"/>
    </style:style>
    <style:style style:name="P303" style:family="paragraph" style:parent-style-name="Standard" style:list-style-name="L1">
      <style:text-properties fo:color="#333333" style:font-name="Liberation Serif1" officeooo:rsid="22a72cde" officeooo:paragraph-rsid="25655520" style:font-name-asian="Liberation Serif1"/>
    </style:style>
    <style:style style:name="P304" style:family="paragraph" style:parent-style-name="Standard" style:list-style-name="L1">
      <style:text-properties fo:color="#333333" style:font-name="Liberation Serif1" officeooo:rsid="22a72cde" officeooo:paragraph-rsid="2588cc29" style:font-name-asian="Liberation Serif1"/>
    </style:style>
    <style:style style:name="P305" style:family="paragraph" style:parent-style-name="Standard" style:list-style-name="L1">
      <style:text-properties fo:color="#333333" style:font-name="Liberation Serif1" officeooo:rsid="22a72cde" officeooo:paragraph-rsid="258fbf3e" style:font-name-asian="Liberation Serif1"/>
    </style:style>
    <style:style style:name="P306" style:family="paragraph" style:parent-style-name="Standard" style:list-style-name="L1">
      <style:text-properties fo:color="#333333" style:font-name="Liberation Serif1" officeooo:rsid="22a72cde" officeooo:paragraph-rsid="27093821" style:font-name-asian="Liberation Serif1"/>
    </style:style>
    <style:style style:name="P307" style:family="paragraph" style:parent-style-name="Standard" style:list-style-name="L1">
      <style:text-properties fo:color="#333333" style:font-name="Liberation Serif1" officeooo:rsid="22a72cde" officeooo:paragraph-rsid="26472de5" style:font-name-asian="Liberation Serif1"/>
    </style:style>
    <style:style style:name="P308" style:family="paragraph" style:parent-style-name="Standard" style:list-style-name="L1">
      <style:text-properties fo:color="#333333" style:font-name="Liberation Serif1" officeooo:rsid="22a72cde" officeooo:paragraph-rsid="2680c785" style:font-name-asian="Liberation Serif1"/>
    </style:style>
    <style:style style:name="P309" style:family="paragraph" style:parent-style-name="Standard" style:list-style-name="L1">
      <style:text-properties fo:color="#333333" style:font-name="Liberation Serif1" officeooo:rsid="22a72cde" officeooo:paragraph-rsid="2375af90" style:font-name-asian="Liberation Serif1"/>
    </style:style>
    <style:style style:name="P310" style:family="paragraph" style:parent-style-name="Standard" style:list-style-name="L1">
      <style:text-properties fo:color="#333333" style:font-name="Liberation Serif1" officeooo:rsid="22a72cde" officeooo:paragraph-rsid="25da0b43" style:font-name-asian="Liberation Serif1"/>
    </style:style>
    <style:style style:name="P311" style:family="paragraph" style:parent-style-name="Standard" style:list-style-name="L1">
      <style:text-properties fo:color="#333333" style:font-name="Liberation Serif1" officeooo:rsid="22a72cde" officeooo:paragraph-rsid="25cd90f7" style:font-name-asian="Liberation Serif1"/>
    </style:style>
    <style:style style:name="P312" style:family="paragraph" style:parent-style-name="Standard" style:list-style-name="L1">
      <style:text-properties fo:color="#333333" style:font-name="Liberation Serif1" officeooo:rsid="22a72cde" officeooo:paragraph-rsid="26839c63" style:font-name-asian="Liberation Serif1"/>
    </style:style>
    <style:style style:name="P313" style:family="paragraph" style:parent-style-name="Standard" style:list-style-name="L1">
      <style:text-properties fo:color="#333333" style:font-name="Liberation Serif1" officeooo:rsid="22a72cde" officeooo:paragraph-rsid="26892604" style:font-name-asian="Liberation Serif1"/>
    </style:style>
    <style:style style:name="P314" style:family="paragraph" style:parent-style-name="Standard" style:list-style-name="L1">
      <style:text-properties fo:color="#333333" style:font-name="Liberation Serif1" officeooo:rsid="22a72cde" officeooo:paragraph-rsid="2721ca6b" style:font-name-asian="Liberation Serif1"/>
    </style:style>
    <style:style style:name="P315" style:family="paragraph" style:parent-style-name="Standard" style:list-style-name="L1">
      <style:text-properties fo:color="#333333" style:font-name="Liberation Serif1" officeooo:rsid="22a72cde" officeooo:paragraph-rsid="26d4deed" style:font-name-asian="Liberation Serif1"/>
    </style:style>
    <style:style style:name="P316" style:family="paragraph" style:parent-style-name="Standard" style:list-style-name="L1">
      <style:text-properties fo:color="#333333" style:font-name="Liberation Serif1" officeooo:rsid="22a72cde" officeooo:paragraph-rsid="270d58ff" style:font-name-asian="Liberation Serif1"/>
    </style:style>
    <style:style style:name="P317" style:family="paragraph" style:parent-style-name="Standard" style:list-style-name="L1">
      <style:text-properties fo:color="#333333" style:font-name="Liberation Serif1" officeooo:rsid="22a72cde" officeooo:paragraph-rsid="27331ddb" style:font-name-asian="Liberation Serif1"/>
    </style:style>
    <style:style style:name="P318" style:family="paragraph" style:parent-style-name="Standard" style:list-style-name="L1">
      <style:text-properties fo:color="#333333" style:font-name="Liberation Serif1" officeooo:rsid="22a72cde" officeooo:paragraph-rsid="2734ea02" style:font-name-asian="Liberation Serif1"/>
    </style:style>
    <style:style style:name="P319" style:family="paragraph" style:parent-style-name="Standard" style:list-style-name="L1">
      <style:text-properties fo:color="#333333" style:font-name="Liberation Serif1" officeooo:rsid="22a72cde" officeooo:paragraph-rsid="25c65201" style:font-name-asian="Liberation Serif1"/>
    </style:style>
    <style:style style:name="P320" style:family="paragraph" style:parent-style-name="Standard" style:list-style-name="L1">
      <style:text-properties fo:color="#333333" style:font-name="Liberation Serif1" officeooo:rsid="22a72cde" officeooo:paragraph-rsid="2732840f" style:font-name-asian="Liberation Serif1"/>
    </style:style>
    <style:style style:name="P321" style:family="paragraph" style:parent-style-name="Standard" style:list-style-name="L1">
      <style:text-properties fo:color="#333333" style:font-name="Liberation Serif1" style:text-underline-style="none" officeooo:paragraph-rsid="2072860f" style:font-name-asian="Liberation Serif1"/>
    </style:style>
    <style:style style:name="P322" style:family="paragraph" style:parent-style-name="Standard" style:list-style-name="L1">
      <style:text-properties fo:color="#333333" style:font-name="Liberation Serif1" style:text-underline-style="none" officeooo:paragraph-rsid="290d1875" style:font-name-asian="Liberation Serif1"/>
    </style:style>
    <style:style style:name="P323" style:family="paragraph" style:parent-style-name="Standard" style:list-style-name="L1">
      <style:text-properties fo:color="#333333" style:font-name="Liberation Serif1" style:text-underline-style="none" officeooo:paragraph-rsid="21cb3c57" style:font-name-asian="Liberation Serif1"/>
    </style:style>
    <style:style style:name="P324" style:family="paragraph" style:parent-style-name="Standard" style:list-style-name="L1">
      <style:text-properties fo:color="#333333" style:font-name="Liberation Serif1" style:text-underline-style="none" officeooo:paragraph-rsid="226ba602" style:font-name-asian="Liberation Serif1"/>
    </style:style>
    <style:style style:name="P325" style:family="paragraph" style:parent-style-name="Standard" style:list-style-name="L1">
      <style:text-properties fo:color="#333333" style:font-name="Liberation Serif1" style:text-underline-style="none" officeooo:paragraph-rsid="1febb25e" style:font-name-asian="Liberation Serif1"/>
    </style:style>
    <style:style style:name="P326" style:family="paragraph" style:parent-style-name="Standard" style:list-style-name="L1">
      <style:text-properties fo:color="#333333" style:font-name="Liberation Serif1" style:text-underline-style="none" officeooo:paragraph-rsid="2129aa84" style:font-name-asian="Liberation Serif1"/>
    </style:style>
    <style:style style:name="P327" style:family="paragraph" style:parent-style-name="Standard" style:list-style-name="L1">
      <style:text-properties fo:color="#333333" style:font-name="Liberation Serif1" style:text-underline-style="none" officeooo:paragraph-rsid="200c639d" style:font-name-asian="Liberation Serif1"/>
    </style:style>
    <style:style style:name="P328" style:family="paragraph" style:parent-style-name="Standard" style:list-style-name="L1">
      <style:text-properties fo:color="#333333" style:font-name="Liberation Serif1" style:text-underline-style="none" officeooo:paragraph-rsid="22fd7a32" style:font-name-asian="Liberation Serif1"/>
    </style:style>
    <style:style style:name="P329" style:family="paragraph" style:parent-style-name="Standard" style:list-style-name="L1">
      <style:text-properties fo:color="#333333" style:font-name="Liberation Serif1" style:text-underline-style="none" officeooo:paragraph-rsid="2301f2a2" style:font-name-asian="Liberation Serif1"/>
    </style:style>
    <style:style style:name="P330" style:family="paragraph" style:parent-style-name="Standard" style:list-style-name="L1">
      <style:text-properties fo:color="#333333" style:font-name="Liberation Serif1" style:text-underline-style="none" officeooo:paragraph-rsid="2300303b" style:font-name-asian="Liberation Serif1"/>
    </style:style>
    <style:style style:name="P331" style:family="paragraph" style:parent-style-name="Standard" style:list-style-name="L1">
      <style:text-properties fo:color="#333333" style:font-name="Liberation Serif1" style:text-underline-style="none" officeooo:paragraph-rsid="274cae1e" style:font-name-asian="Liberation Serif1"/>
    </style:style>
    <style:style style:name="P332" style:family="paragraph" style:parent-style-name="Standard" style:list-style-name="L1">
      <style:text-properties fo:color="#333333" style:font-name="Liberation Serif1" style:text-underline-style="none" officeooo:paragraph-rsid="27162330" style:font-name-asian="Liberation Serif1"/>
    </style:style>
    <style:style style:name="P333" style:family="paragraph" style:parent-style-name="Standard" style:list-style-name="L1">
      <style:text-properties fo:color="#333333" style:font-name="Liberation Serif1" style:text-underline-style="none" officeooo:paragraph-rsid="26403252" style:font-name-asian="Liberation Serif1"/>
    </style:style>
    <style:style style:name="P334" style:family="paragraph" style:parent-style-name="Standard" style:list-style-name="L1">
      <style:text-properties fo:color="#333333" style:font-name="Liberation Serif1" style:text-underline-style="none" officeooo:paragraph-rsid="28fa603f" style:font-name-asian="Liberation Serif1"/>
    </style:style>
    <style:style style:name="P335" style:family="paragraph" style:parent-style-name="Standard" style:list-style-name="L1">
      <style:text-properties fo:color="#333333" style:font-name="Liberation Serif1" style:text-underline-style="none" officeooo:paragraph-rsid="264164cf" style:font-name-asian="Liberation Serif1"/>
    </style:style>
    <style:style style:name="P336" style:family="paragraph" style:parent-style-name="Standard" style:list-style-name="L1">
      <style:text-properties fo:color="#333333" style:font-name="Liberation Serif1" style:text-underline-style="none" officeooo:paragraph-rsid="26454a83" style:font-name-asian="Liberation Serif1"/>
    </style:style>
    <style:style style:name="P337" style:family="paragraph" style:parent-style-name="Standard" style:list-style-name="L1">
      <style:text-properties fo:color="#333333" style:font-name="Liberation Serif1" style:text-underline-style="none" officeooo:paragraph-rsid="28fbf47e" style:font-name-asian="Liberation Serif1"/>
    </style:style>
    <style:style style:name="P338" style:family="paragraph" style:parent-style-name="Standard" style:list-style-name="L1">
      <style:text-properties fo:color="#333333" style:font-name="Liberation Serif1" style:text-underline-style="none" officeooo:paragraph-rsid="2115ba0a" style:font-name-asian="Liberation Serif1"/>
    </style:style>
    <style:style style:name="P339" style:family="paragraph" style:parent-style-name="Standard" style:list-style-name="L1">
      <style:text-properties fo:color="#333333" style:font-name="Liberation Serif1" style:text-underline-style="none" officeooo:paragraph-rsid="276313b8" style:font-name-asian="Liberation Serif1"/>
    </style:style>
    <style:style style:name="P340" style:family="paragraph" style:parent-style-name="Standard" style:list-style-name="L1">
      <style:text-properties fo:color="#333333" style:font-name="Liberation Serif1" style:text-underline-style="none" officeooo:paragraph-rsid="27633ec9" style:font-name-asian="Liberation Serif1"/>
    </style:style>
    <style:style style:name="P341" style:family="paragraph" style:parent-style-name="Standard" style:list-style-name="L1">
      <style:text-properties fo:color="#333333" style:font-name="Liberation Serif1" style:text-underline-style="none" officeooo:paragraph-rsid="2764db88" style:font-name-asian="Liberation Serif1"/>
    </style:style>
    <style:style style:name="P342" style:family="paragraph" style:parent-style-name="Standard" style:list-style-name="L1">
      <style:text-properties fo:color="#333333" style:font-name="Liberation Serif1" style:text-underline-style="none" officeooo:rsid="21e3a346" officeooo:paragraph-rsid="22fd7a32" style:font-name-asian="Liberation Serif1"/>
    </style:style>
    <style:style style:name="P343" style:family="paragraph" style:parent-style-name="Standard" style:list-style-name="L1">
      <style:text-properties fo:color="#333333" style:font-name="Liberation Serif1" style:text-underline-style="none" officeooo:paragraph-rsid="28ff8d9c" style:font-name-asian="標楷體1"/>
    </style:style>
    <style:style style:name="P344" style:family="paragraph" style:parent-style-name="Standard" style:list-style-name="L1">
      <style:text-properties fo:color="#333333" style:font-name="Liberation Serif1" style:text-underline-style="none" fo:font-weight="bold" officeooo:paragraph-rsid="2129aa84" style:font-name-asian="Liberation Serif1" style:font-weight-asian="bold" style:font-weight-complex="bold"/>
    </style:style>
    <style:style style:name="P345" style:family="paragraph" style:parent-style-name="Standard" style:list-style-name="L1">
      <style:text-properties fo:color="#333333" style:font-name="Liberation Serif1" fo:font-weight="bold" officeooo:paragraph-rsid="273177a8" style:font-name-asian="Liberation Serif1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1" fo:font-weight="bold" officeooo:paragraph-rsid="1f8faac6" style:font-name-asian="Liberation Serif1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95c3c93" style:font-name-asian="Liberation Serif1"/>
    </style:style>
    <style:style style:name="P348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4db88" style:font-name-asian="Liberation Serif1"/>
    </style:style>
    <style:style style:name="P349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313b8" style:font-name-asian="Liberation Serif1"/>
    </style:style>
    <style:style style:name="P3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1f6c0774" style:font-name-asian="標楷體1"/>
    </style:style>
    <style:style style:name="T24" style:family="text">
      <style:text-properties style:text-underline-style="solid" style:text-underline-width="auto" style:text-underline-color="font-color" officeooo:rsid="0a7edee9" style:font-name-asian="標楷體1"/>
    </style:style>
    <style:style style:name="T25" style:family="text">
      <style:text-properties style:text-underline-style="solid" style:text-underline-width="auto" style:text-underline-color="font-color" officeooo:rsid="24ffe503" style:font-name-asian="標楷體1"/>
    </style:style>
    <style:style style:name="T26" style:family="text">
      <style:text-properties style:text-underline-style="solid" style:text-underline-width="auto" style:text-underline-color="font-color" officeooo:rsid="2d0cc977" style:font-name-asian="標楷體1"/>
    </style:style>
    <style:style style:name="T27" style:family="text">
      <style:text-properties style:text-underline-style="solid" style:text-underline-width="auto" style:text-underline-color="font-color" officeooo:rsid="0e9f5f17" style:font-name-asian="標楷體1"/>
    </style:style>
    <style:style style:name="T28" style:family="text">
      <style:text-properties style:text-underline-style="solid" style:text-underline-width="auto" style:text-underline-color="font-color" officeooo:rsid="254b39c8" style:font-name-asian="標楷體1"/>
    </style:style>
    <style:style style:name="T29" style:family="text">
      <style:text-properties style:text-underline-style="solid" style:text-underline-width="auto" style:text-underline-color="font-color" officeooo:rsid="2e6d9e00" style:font-name-asian="標楷體1"/>
    </style:style>
    <style:style style:name="T30" style:family="text">
      <style:text-properties style:text-underline-style="solid" style:text-underline-width="auto" style:text-underline-color="font-color" officeooo:rsid="1df7a400" style:font-name-asian="標楷體1"/>
    </style:style>
    <style:style style:name="T31" style:family="text">
      <style:text-properties style:text-underline-style="solid" style:text-underline-width="auto" style:text-underline-color="font-color" officeooo:rsid="17cb7444" style:font-name-asian="標楷體1"/>
    </style:style>
    <style:style style:name="T32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3" style:family="text">
      <style:text-properties style:text-underline-style="solid" style:text-underline-width="auto" style:text-underline-color="font-color" officeooo:rsid="1da8a696" style:font-name-asian="標楷體1"/>
    </style:style>
    <style:style style:name="T34" style:family="text">
      <style:text-properties style:text-underline-style="solid" style:text-underline-width="auto" style:text-underline-color="font-color" officeooo:rsid="0e9f5f17"/>
    </style:style>
    <style:style style:name="T35" style:family="text">
      <style:text-properties style:text-underline-style="solid" style:text-underline-width="auto" style:text-underline-color="font-color" officeooo:rsid="1687b0d4"/>
    </style:style>
    <style:style style:name="T36" style:family="text">
      <style:text-properties style:text-underline-style="solid" style:text-underline-width="auto" style:text-underline-color="font-color" officeooo:rsid="2f9be6fe"/>
    </style:style>
    <style:style style:name="T37" style:family="text">
      <style:text-properties style:text-underline-style="solid" style:text-underline-width="auto" style:text-underline-color="font-color" officeooo:rsid="30bfac1e"/>
    </style:style>
    <style:style style:name="T38" style:family="text">
      <style:text-properties style:text-underline-style="solid" style:text-underline-width="auto" style:text-underline-color="font-color" officeooo:rsid="3a880cd2"/>
    </style:style>
    <style:style style:name="T39" style:family="text">
      <style:text-properties style:text-underline-style="solid" style:text-underline-width="auto" style:text-underline-color="font-color" officeooo:rsid="25ed2cea"/>
    </style:style>
    <style:style style:name="T40" style:family="text">
      <style:text-properties style:text-underline-style="solid" style:text-underline-width="auto" style:text-underline-color="font-color" officeooo:rsid="3b2f5919" style:font-style-complex="normal"/>
    </style:style>
    <style:style style:name="T41" style:family="text">
      <style:text-properties style:text-underline-style="solid" style:text-underline-width="auto" style:text-underline-color="font-color" officeooo:rsid="3cb6cc3e"/>
    </style:style>
    <style:style style:name="T42" style:family="text">
      <style:text-properties style:text-underline-style="solid" style:text-underline-width="auto" style:text-underline-color="font-color" officeooo:rsid="3b2e013a"/>
    </style:style>
    <style:style style:name="T43" style:family="text">
      <style:text-properties style:text-underline-style="solid" style:text-underline-width="auto" style:text-underline-color="font-color" officeooo:rsid="33a47e2e"/>
    </style:style>
    <style:style style:name="T44" style:family="text">
      <style:text-properties style:text-underline-style="solid" style:text-underline-width="auto" style:text-underline-color="font-color" officeooo:rsid="34c2c6a9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style:font-name-asian="標楷體1"/>
    </style:style>
    <style:style style:name="T47" style:family="text">
      <style:text-properties style:text-underline-style="none" officeooo:rsid="08476271" style:font-name-asian="標楷體1"/>
    </style:style>
    <style:style style:name="T48" style:family="text">
      <style:text-properties style:text-underline-style="none" officeooo:rsid="13fbfca5" style:font-name-asian="標楷體1"/>
    </style:style>
    <style:style style:name="T49" style:family="text">
      <style:text-properties style:text-underline-style="none" officeooo:rsid="24743952" style:font-name-asian="標楷體1"/>
    </style:style>
    <style:style style:name="T50" style:family="text">
      <style:text-properties style:text-underline-style="none" officeooo:rsid="2da833a7" style:font-name-asian="標楷體1"/>
    </style:style>
    <style:style style:name="T51" style:family="text">
      <style:text-properties style:text-underline-style="none" officeooo:rsid="1d765d1e" style:font-name-asian="標楷體1"/>
    </style:style>
    <style:style style:name="T52" style:family="text">
      <style:text-properties style:text-underline-style="none" officeooo:rsid="19022954" style:font-name-asian="標楷體1"/>
    </style:style>
    <style:style style:name="T53" style:family="text">
      <style:text-properties style:text-underline-style="none" officeooo:rsid="0e9f5f17" style:font-name-asian="標楷體1"/>
    </style:style>
    <style:style style:name="T54" style:family="text">
      <style:text-properties style:text-underline-style="none" officeooo:rsid="2b6f314a" style:font-name-asian="標楷體1" style:font-name-complex="標楷體"/>
    </style:style>
    <style:style style:name="T55" style:family="text">
      <style:text-properties style:text-underline-style="none" officeooo:rsid="2833479e" style:font-name-asian="標楷體1" style:font-name-complex="Arial1"/>
    </style:style>
    <style:style style:name="T56" style:family="text">
      <style:text-properties style:text-underline-style="none" officeooo:rsid="20d79c6e"/>
    </style:style>
    <style:style style:name="T57" style:family="text">
      <style:text-properties style:text-underline-style="none" officeooo:rsid="176552e9"/>
    </style:style>
    <style:style style:name="T58" style:family="text">
      <style:text-properties style:text-underline-style="none" officeooo:rsid="17cee4dc"/>
    </style:style>
    <style:style style:name="T59" style:family="text">
      <style:text-properties style:text-underline-style="none" officeooo:rsid="0e9f5f17"/>
    </style:style>
    <style:style style:name="T60" style:family="text">
      <style:text-properties style:text-underline-style="none" officeooo:rsid="2833479e" style:font-name-complex="Arial1"/>
    </style:style>
    <style:style style:name="T61" style:family="text">
      <style:text-properties style:font-name="標楷體1"/>
    </style:style>
    <style:style style:name="T62" style:family="text">
      <style:text-properties style:font-name="標楷體1" style:text-underline-style="solid" style:text-underline-width="auto" style:text-underline-color="font-color"/>
    </style:style>
    <style:style style:name="T63" style:family="text">
      <style:text-properties style:font-name="標楷體1" style:text-underline-style="solid" style:text-underline-width="auto" style:text-underline-color="font-color" style:font-name-asian="標楷體1"/>
    </style:style>
    <style:style style:name="T64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8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79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7edee9"/>
    </style:style>
    <style:style style:name="T108" style:family="text">
      <style:text-properties style:font-name="標楷體1" style:text-underline-style="solid" style:text-underline-width="auto" style:text-underline-color="font-color" officeooo:rsid="1f9386ea"/>
    </style:style>
    <style:style style:name="T109" style:family="text">
      <style:text-properties style:font-name="標楷體1" style:text-underline-style="solid" style:text-underline-width="auto" style:text-underline-color="font-color" officeooo:rsid="23689867"/>
    </style:style>
    <style:style style:name="T110" style:family="text">
      <style:text-properties style:font-name="標楷體1" style:text-underline-style="solid" style:text-underline-width="auto" style:text-underline-color="font-color" officeooo:rsid="1f6c0774"/>
    </style:style>
    <style:style style:name="T111" style:family="text">
      <style:text-properties style:font-name="標楷體1" style:text-underline-style="solid" style:text-underline-width="auto" style:text-underline-color="font-color" officeooo:rsid="20c4ddfb"/>
    </style:style>
    <style:style style:name="T112" style:family="text">
      <style:text-properties style:font-name="標楷體1" style:text-underline-style="solid" style:text-underline-width="auto" style:text-underline-color="font-color" officeooo:rsid="2af8317e"/>
    </style:style>
    <style:style style:name="T113" style:family="text">
      <style:text-properties style:font-name="標楷體1" style:text-underline-style="solid" style:text-underline-width="auto" style:text-underline-color="font-color" officeooo:rsid="215a5241"/>
    </style:style>
    <style:style style:name="T114" style:family="text">
      <style:text-properties style:font-name="標楷體1" style:text-underline-style="solid" style:text-underline-width="auto" style:text-underline-color="font-color" officeooo:rsid="2659534a"/>
    </style:style>
    <style:style style:name="T115" style:family="text">
      <style:text-properties style:font-name="標楷體1" style:text-underline-style="solid" style:text-underline-width="auto" style:text-underline-color="font-color" officeooo:rsid="249929dd"/>
    </style:style>
    <style:style style:name="T116" style:family="text">
      <style:text-properties style:font-name="標楷體1" style:text-underline-style="solid" style:text-underline-width="auto" style:text-underline-color="font-color" officeooo:rsid="3b049f57"/>
    </style:style>
    <style:style style:name="T117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8" style:family="text">
      <style:text-properties style:font-name="標楷體1" style:text-underline-style="solid" style:text-underline-width="auto" style:text-underline-color="font-color" officeooo:rsid="133bbf48"/>
    </style:style>
    <style:style style:name="T119" style:family="text">
      <style:text-properties style:font-name="標楷體1" style:text-underline-style="solid" style:text-underline-width="auto" style:text-underline-color="font-color" officeooo:rsid="284f1861"/>
    </style:style>
    <style:style style:name="T120" style:family="text">
      <style:text-properties style:font-name="標楷體1" style:font-name-asian="標楷體1"/>
    </style:style>
    <style:style style:name="T121" style:family="text">
      <style:text-properties style:font-name="標楷體1" officeooo:rsid="1be6c409" style:font-name-asian="標楷體1"/>
    </style:style>
    <style:style style:name="T122" style:family="text">
      <style:text-properties style:font-name="標楷體1" officeooo:rsid="0a7edee9" style:font-name-asian="標楷體1"/>
    </style:style>
    <style:style style:name="T123" style:family="text">
      <style:text-properties style:font-name="標楷體1" officeooo:rsid="1c90e499" style:font-name-asian="標楷體1"/>
    </style:style>
    <style:style style:name="T124" style:family="text">
      <style:text-properties style:font-name="標楷體1" officeooo:rsid="1f92c3c9" style:font-name-asian="標楷體1"/>
    </style:style>
    <style:style style:name="T125" style:family="text">
      <style:text-properties style:font-name="標楷體1" officeooo:rsid="1f9386ea" style:font-name-asian="標楷體1"/>
    </style:style>
    <style:style style:name="T126" style:family="text">
      <style:text-properties style:font-name="標楷體1" officeooo:rsid="0a7edee9" style:font-name-asian="標楷體1" style:font-name-complex="標楷體"/>
    </style:style>
    <style:style style:name="T127" style:family="text">
      <style:text-properties style:font-name="標楷體1" officeooo:rsid="18800940" style:font-name-asian="標楷體1" style:font-name-complex="標楷體"/>
    </style:style>
    <style:style style:name="T128" style:family="text">
      <style:text-properties style:font-name="標楷體1" officeooo:rsid="1e119065" style:font-name-asian="標楷體1" style:font-name-complex="標楷體"/>
    </style:style>
    <style:style style:name="T129" style:family="text">
      <style:text-properties style:font-name="標楷體1" officeooo:rsid="17cb7444" style:font-name-asian="標楷體1" style:font-name-complex="標楷體"/>
    </style:style>
    <style:style style:name="T130" style:family="text">
      <style:text-properties style:font-name="標楷體1" officeooo:rsid="12306769" style:font-name-asian="標楷體1" style:font-name-complex="標楷體"/>
    </style:style>
    <style:style style:name="T131" style:family="text">
      <style:text-properties style:font-name="標楷體1" officeooo:rsid="2659534a" style:font-name-asian="標楷體1" style:font-name-complex="標楷體"/>
    </style:style>
    <style:style style:name="T132" style:family="text">
      <style:text-properties style:font-name="標楷體1" officeooo:rsid="221126fb" style:font-name-asian="標楷體1" style:font-name-complex="標楷體"/>
    </style:style>
    <style:style style:name="T133" style:family="text">
      <style:text-properties style:font-name="標楷體1" officeooo:rsid="24e48b3a" style:font-name-asian="標楷體1" style:font-name-complex="標楷體"/>
    </style:style>
    <style:style style:name="T134" style:family="text">
      <style:text-properties style:font-name="標楷體1" officeooo:rsid="24ffe503" style:font-name-asian="標楷體1" style:font-name-complex="標楷體"/>
    </style:style>
    <style:style style:name="T135" style:family="text">
      <style:text-properties style:font-name="標楷體1" officeooo:rsid="23f6ceb1" style:font-name-asian="標楷體1" style:font-name-complex="標楷體"/>
    </style:style>
    <style:style style:name="T136" style:family="text">
      <style:text-properties style:font-name="標楷體1" officeooo:rsid="2174cae9" style:font-name-asian="標楷體1" style:font-name-complex="標楷體"/>
    </style:style>
    <style:style style:name="T137" style:family="text">
      <style:text-properties style:font-name="標楷體1" officeooo:rsid="1231e459" style:font-name-asian="標楷體1" style:font-name-complex="標楷體"/>
    </style:style>
    <style:style style:name="T138" style:family="text">
      <style:text-properties style:font-name="標楷體1" officeooo:rsid="24743952" style:font-name-asian="標楷體1" style:font-name-complex="標楷體"/>
    </style:style>
    <style:style style:name="T139" style:family="text">
      <style:text-properties style:font-name="標楷體1" officeooo:rsid="0a6128ae" style:font-name-asian="標楷體1" style:font-name-complex="標楷體"/>
    </style:style>
    <style:style style:name="T140" style:family="text">
      <style:text-properties style:font-name="標楷體1" officeooo:rsid="0c2a20a1" style:font-name-asian="標楷體1" style:font-name-complex="標楷體"/>
    </style:style>
    <style:style style:name="T141" style:family="text">
      <style:text-properties style:font-name="標楷體1" officeooo:rsid="25db12bd" style:font-name-asian="標楷體1" style:font-name-complex="標楷體"/>
    </style:style>
    <style:style style:name="T142" style:family="text">
      <style:text-properties style:font-name="標楷體1" officeooo:rsid="14910467" style:font-name-asian="標楷體1" style:font-name-complex="標楷體"/>
    </style:style>
    <style:style style:name="T143" style:family="text">
      <style:text-properties style:font-name="標楷體1" officeooo:rsid="104b301c" style:font-name-asian="標楷體1" style:font-name-complex="標楷體"/>
    </style:style>
    <style:style style:name="T144" style:family="text">
      <style:text-properties style:font-name="標楷體1" officeooo:rsid="1049d784" style:font-name-asian="標楷體1" style:font-name-complex="標楷體"/>
    </style:style>
    <style:style style:name="T145" style:family="text">
      <style:text-properties style:font-name="標楷體1" officeooo:rsid="2f44881c" style:font-name-asian="標楷體1" style:font-name-complex="標楷體"/>
    </style:style>
    <style:style style:name="T146" style:family="text">
      <style:text-properties style:font-name="標楷體1" officeooo:rsid="1c9fb9ca" style:font-name-asian="標楷體1" style:font-name-complex="標楷體"/>
    </style:style>
    <style:style style:name="T147" style:family="text">
      <style:text-properties style:font-name="標楷體1" officeooo:rsid="1f6c0774" style:font-name-asian="標楷體1"/>
    </style:style>
    <style:style style:name="T148" style:family="text">
      <style:text-properties style:font-name="標楷體1" officeooo:rsid="18800940" style:font-name-asian="標楷體1"/>
    </style:style>
    <style:style style:name="T149" style:family="text">
      <style:text-properties style:font-name="標楷體1" officeooo:rsid="23613ae9" style:font-name-asian="標楷體1"/>
    </style:style>
    <style:style style:name="T150" style:family="text">
      <style:text-properties style:font-name="標楷體1" officeooo:rsid="1c9fb9ca" style:font-name-asian="標楷體1"/>
    </style:style>
    <style:style style:name="T151" style:family="text">
      <style:text-properties style:font-name="標楷體1" officeooo:rsid="08038b5c" style:font-name-asian="標楷體1"/>
    </style:style>
    <style:style style:name="T152" style:family="text">
      <style:text-properties style:font-name="標楷體1" officeooo:rsid="20a191a8" style:font-name-asian="標楷體1"/>
    </style:style>
    <style:style style:name="T153" style:family="text">
      <style:text-properties style:font-name="標楷體1" officeooo:rsid="20cbbba0" style:font-name-asian="標楷體1"/>
    </style:style>
    <style:style style:name="T154" style:family="text">
      <style:text-properties style:font-name="標楷體1" officeooo:rsid="24214ae9" style:font-name-asian="標楷體1"/>
    </style:style>
    <style:style style:name="T155" style:family="text">
      <style:text-properties style:font-name="標楷體1" officeooo:rsid="245747f2" style:font-name-asian="標楷體1"/>
    </style:style>
    <style:style style:name="T156" style:family="text">
      <style:text-properties style:font-name="標楷體1" officeooo:rsid="24743952" style:font-name-asian="標楷體1"/>
    </style:style>
    <style:style style:name="T157" style:family="text">
      <style:text-properties style:font-name="標楷體1" officeooo:rsid="20270b52" style:font-name-asian="標楷體1"/>
    </style:style>
    <style:style style:name="T158" style:family="text">
      <style:text-properties style:font-name="標楷體1" officeooo:rsid="29490711" style:font-name-asian="標楷體1"/>
    </style:style>
    <style:style style:name="T159" style:family="text">
      <style:text-properties style:font-name="標楷體1" officeooo:rsid="2659534a" style:font-name-asian="標楷體1"/>
    </style:style>
    <style:style style:name="T160" style:family="text">
      <style:text-properties style:font-name="標楷體1" officeooo:rsid="20f76e33" style:font-name-asian="標楷體1"/>
    </style:style>
    <style:style style:name="T161" style:family="text">
      <style:text-properties style:font-name="標楷體1" officeooo:rsid="1c066305" style:font-name-asian="標楷體1"/>
    </style:style>
    <style:style style:name="T162" style:family="text">
      <style:text-properties style:font-name="標楷體1" officeooo:rsid="2142cd30" style:font-name-asian="標楷體1"/>
    </style:style>
    <style:style style:name="T163" style:family="text">
      <style:text-properties style:font-name="標楷體1" officeooo:rsid="2156d516" style:font-name-asian="標楷體1"/>
    </style:style>
    <style:style style:name="T164" style:family="text">
      <style:text-properties style:font-name="標楷體1" officeooo:rsid="2174cae9" style:font-name-asian="標楷體1"/>
    </style:style>
    <style:style style:name="T165" style:family="text">
      <style:text-properties style:font-name="標楷體1" officeooo:rsid="21aaf47d" style:font-name-asian="標楷體1"/>
    </style:style>
    <style:style style:name="T166" style:family="text">
      <style:text-properties style:font-name="標楷體1" officeooo:rsid="30bfac1e" style:font-name-asian="標楷體1"/>
    </style:style>
    <style:style style:name="T167" style:family="text">
      <style:text-properties style:font-name="標楷體1" officeooo:rsid="21afe9ad" style:font-name-asian="標楷體1"/>
    </style:style>
    <style:style style:name="T168" style:family="text">
      <style:text-properties style:font-name="標楷體1" officeooo:rsid="23f6ceb1" style:font-name-asian="標楷體1"/>
    </style:style>
    <style:style style:name="T169" style:family="text">
      <style:text-properties style:font-name="標楷體1" officeooo:rsid="24121c99" style:font-name-asian="標楷體1"/>
    </style:style>
    <style:style style:name="T170" style:family="text">
      <style:text-properties style:font-name="標楷體1" officeooo:rsid="241bfb8f" style:font-name-asian="標楷體1"/>
    </style:style>
    <style:style style:name="T171" style:family="text">
      <style:text-properties style:font-name="標楷體1" officeooo:rsid="24992653" style:font-name-asian="標楷體1"/>
    </style:style>
    <style:style style:name="T172" style:family="text">
      <style:text-properties style:font-name="標楷體1" officeooo:rsid="24b05b78" style:font-name-asian="標楷體1"/>
    </style:style>
    <style:style style:name="T173" style:family="text">
      <style:text-properties style:font-name="標楷體1" officeooo:rsid="0a5718ff" style:font-name-asian="標楷體1"/>
    </style:style>
    <style:style style:name="T174" style:family="text">
      <style:text-properties style:font-name="標楷體1" officeooo:rsid="24bee14a" style:font-name-asian="標楷體1"/>
    </style:style>
    <style:style style:name="T175" style:family="text">
      <style:text-properties style:font-name="標楷體1" officeooo:rsid="225cb814" style:font-name-asian="標楷體1"/>
    </style:style>
    <style:style style:name="T176" style:family="text">
      <style:text-properties style:font-name="標楷體1" officeooo:rsid="226d137c" style:font-name-asian="標楷體1"/>
    </style:style>
    <style:style style:name="T177" style:family="text">
      <style:text-properties style:font-name="標楷體1" officeooo:rsid="0a6d63ec" style:font-name-asian="標楷體1"/>
    </style:style>
    <style:style style:name="T178" style:family="text">
      <style:text-properties style:font-name="標楷體1" officeooo:rsid="17447af1" style:font-name-asian="標楷體1"/>
    </style:style>
    <style:style style:name="T179" style:family="text">
      <style:text-properties style:font-name="標楷體1" officeooo:rsid="254cd717" style:font-name-asian="標楷體1"/>
    </style:style>
    <style:style style:name="T180" style:family="text">
      <style:text-properties style:font-name="標楷體1" officeooo:rsid="1ec0176a" style:font-name-asian="標楷體1"/>
    </style:style>
    <style:style style:name="T181" style:family="text">
      <style:text-properties style:font-name="標楷體1" officeooo:rsid="25f43136" style:font-name-asian="標楷體1"/>
    </style:style>
    <style:style style:name="T182" style:family="text">
      <style:text-properties style:font-name="標楷體1" officeooo:rsid="1e0491ca" style:font-name-asian="標楷體1"/>
    </style:style>
    <style:style style:name="T183" style:family="text">
      <style:text-properties style:font-name="標楷體1" officeooo:rsid="1d9bb035" style:font-name-asian="標楷體1"/>
    </style:style>
    <style:style style:name="T184" style:family="text">
      <style:text-properties style:font-name="標楷體1" officeooo:rsid="2ffc807d" style:font-name-asian="標楷體1"/>
    </style:style>
    <style:style style:name="T185" style:family="text">
      <style:text-properties style:font-name="標楷體1" officeooo:rsid="2ffd02f2" style:font-name-asian="標楷體1"/>
    </style:style>
    <style:style style:name="T186" style:family="text">
      <style:text-properties style:font-name="標楷體1" officeooo:rsid="187f8a47" style:font-name-asian="標楷體1"/>
    </style:style>
    <style:style style:name="T187" style:family="text">
      <style:text-properties style:font-name="標楷體1" style:font-name-asian="標楷體1" style:font-name-complex="Liberation Serif"/>
    </style:style>
    <style:style style:name="T188" style:family="text">
      <style:text-properties style:font-name="標楷體1" officeooo:rsid="2b6f314a" style:font-name-asian="標楷體1"/>
    </style:style>
    <style:style style:name="T189" style:family="text">
      <style:text-properties style:font-name="標楷體1" officeooo:rsid="22455410" style:font-name-asian="標楷體1"/>
    </style:style>
    <style:style style:name="T190" style:family="text">
      <style:text-properties style:font-name="標楷體1" officeooo:rsid="19989eca" style:font-name-asian="標楷體1"/>
    </style:style>
    <style:style style:name="T191" style:family="text">
      <style:text-properties style:font-name="標楷體1" officeooo:rsid="25fdc6ed" style:font-name-asian="標楷體1"/>
    </style:style>
    <style:style style:name="T192" style:family="text">
      <style:text-properties style:font-name="標楷體1" officeooo:rsid="267a9915" style:font-name-asian="標楷體1"/>
    </style:style>
    <style:style style:name="T193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4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19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0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1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2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8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9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0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2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4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6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7" style:family="text">
      <style:text-properties style:font-name="標楷體1" style:text-underline-style="none" style:font-name-asian="標楷體1"/>
    </style:style>
    <style:style style:name="T258" style:family="text">
      <style:text-properties style:font-name="標楷體1" style:text-underline-style="none" officeooo:rsid="1c9fb9ca" style:font-name-asian="標楷體1"/>
    </style:style>
    <style:style style:name="T259" style:family="text">
      <style:text-properties style:font-name="標楷體1" style:text-underline-style="none" officeooo:rsid="08476271" style:font-name-asian="標楷體1"/>
    </style:style>
    <style:style style:name="T260" style:family="text">
      <style:text-properties style:font-name="標楷體1" style:text-underline-style="none" officeooo:rsid="1f6c9a7b" style:font-name-asian="標楷體1"/>
    </style:style>
    <style:style style:name="T261" style:family="text">
      <style:text-properties style:font-name="標楷體1" style:text-underline-style="none" officeooo:rsid="10333e1b" style:font-name-asian="標楷體1"/>
    </style:style>
    <style:style style:name="T262" style:family="text">
      <style:text-properties style:font-name="標楷體1" style:text-underline-style="none" officeooo:rsid="20b0c621" style:font-name-asian="標楷體1"/>
    </style:style>
    <style:style style:name="T263" style:family="text">
      <style:text-properties style:font-name="標楷體1" style:text-underline-style="none" officeooo:rsid="1f9386ea" style:font-name-asian="標楷體1"/>
    </style:style>
    <style:style style:name="T264" style:family="text">
      <style:text-properties style:font-name="標楷體1" style:text-underline-style="none" officeooo:rsid="211e438e" style:font-name-asian="標楷體1"/>
    </style:style>
    <style:style style:name="T265" style:family="text">
      <style:text-properties style:font-name="標楷體1" style:text-underline-style="none" officeooo:rsid="211d7689" style:font-name-asian="標楷體1"/>
    </style:style>
    <style:style style:name="T266" style:family="text">
      <style:text-properties style:font-name="標楷體1" style:text-underline-style="none" officeooo:rsid="2659534a" style:font-name-asian="標楷體1"/>
    </style:style>
    <style:style style:name="T267" style:family="text">
      <style:text-properties style:font-name="標楷體1" style:text-underline-style="none" officeooo:rsid="0a7edee9" style:font-name-asian="標楷體1"/>
    </style:style>
    <style:style style:name="T268" style:family="text">
      <style:text-properties style:font-name="標楷體1" style:text-underline-style="none" officeooo:rsid="2da833a7" style:font-name-asian="標楷體1"/>
    </style:style>
    <style:style style:name="T269" style:family="text">
      <style:text-properties style:font-name="標楷體1" style:text-underline-style="none" officeooo:rsid="0679415e" style:font-name-asian="標楷體1"/>
    </style:style>
    <style:style style:name="T270" style:family="text">
      <style:text-properties style:font-name="標楷體1" style:text-underline-style="none" officeooo:rsid="141cb316" style:font-name-asian="標楷體1"/>
    </style:style>
    <style:style style:name="T271" style:family="text">
      <style:text-properties style:font-name="標楷體1" style:text-underline-style="none" officeooo:rsid="2d0cc977" style:font-name-asian="標楷體1"/>
    </style:style>
    <style:style style:name="T272" style:family="text">
      <style:text-properties style:font-name="標楷體1" style:text-underline-style="none" style:font-name-asian="標楷體1" style:font-name-complex="標楷體"/>
    </style:style>
    <style:style style:name="T273" style:family="text">
      <style:text-properties style:font-name="標楷體1" style:text-underline-style="none" officeooo:rsid="24743952" style:font-name-asian="標楷體1" style:font-name-complex="標楷體"/>
    </style:style>
    <style:style style:name="T274" style:family="text">
      <style:text-properties style:font-name="標楷體1" style:text-underline-style="none" officeooo:rsid="2cd378be" style:font-name-asian="標楷體1"/>
    </style:style>
    <style:style style:name="T275" style:family="text">
      <style:text-properties style:font-name="標楷體1" style:text-underline-style="none" officeooo:rsid="225cb814" style:font-name-asian="標楷體1"/>
    </style:style>
    <style:style style:name="T276" style:family="text">
      <style:text-properties style:font-name="標楷體1" style:text-underline-style="none" officeooo:rsid="1231e459" style:font-name-asian="標楷體1"/>
    </style:style>
    <style:style style:name="T277" style:family="text">
      <style:text-properties style:font-name="標楷體1" style:text-underline-style="none" officeooo:rsid="187f8a47" style:font-name-asian="標楷體1"/>
    </style:style>
    <style:style style:name="T278" style:family="text">
      <style:text-properties style:font-name="標楷體1" style:text-underline-style="none" officeooo:rsid="279b624d" style:font-name-asian="標楷體1"/>
    </style:style>
    <style:style style:name="T279" style:family="text">
      <style:text-properties style:font-name="標楷體1" officeooo:rsid="0a7edee9"/>
    </style:style>
    <style:style style:name="T280" style:family="text">
      <style:text-properties style:font-name="標楷體1" officeooo:rsid="1f9386ea"/>
    </style:style>
    <style:style style:name="T281" style:family="text">
      <style:text-properties style:font-name="標楷體1" officeooo:rsid="23689867"/>
    </style:style>
    <style:style style:name="T282" style:family="text">
      <style:text-properties style:font-name="標楷體1" officeooo:rsid="1f6c0774"/>
    </style:style>
    <style:style style:name="T283" style:family="text">
      <style:text-properties style:font-name="標楷體1" officeooo:rsid="1fb038e1"/>
    </style:style>
    <style:style style:name="T284" style:family="text">
      <style:text-properties style:font-name="標楷體1" officeooo:rsid="1c9fb9ca"/>
    </style:style>
    <style:style style:name="T285" style:family="text">
      <style:text-properties style:font-name="標楷體1" officeooo:rsid="20c4ddfb"/>
    </style:style>
    <style:style style:name="T286" style:family="text">
      <style:text-properties style:font-name="標楷體1" officeooo:rsid="2af8317e"/>
    </style:style>
    <style:style style:name="T287" style:family="text">
      <style:text-properties style:font-name="標楷體1" officeooo:rsid="2659534a"/>
    </style:style>
    <style:style style:name="T288" style:family="text">
      <style:text-properties style:font-name="標楷體1" officeooo:rsid="21aaf47d"/>
    </style:style>
    <style:style style:name="T289" style:family="text">
      <style:text-properties style:font-name="標楷體1" officeooo:rsid="221a19f1"/>
    </style:style>
    <style:style style:name="T290" style:family="text">
      <style:text-properties style:font-name="標楷體1" officeooo:rsid="249929dd"/>
    </style:style>
    <style:style style:name="T291" style:family="text">
      <style:text-properties style:font-name="標楷體1" officeooo:rsid="2000a45f"/>
    </style:style>
    <style:style style:name="T292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3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5" style:family="text">
      <style:text-properties style:font-name="標楷體1" officeooo:rsid="2ac78197"/>
    </style:style>
    <style:style style:name="T296" style:family="text">
      <style:text-properties style:font-name="標楷體1" officeooo:rsid="30f52789"/>
    </style:style>
    <style:style style:name="T297" style:family="text">
      <style:text-properties style:font-name="標楷體1" officeooo:rsid="299c8838"/>
    </style:style>
    <style:style style:name="T298" style:family="text">
      <style:text-properties style:font-name="標楷體1" officeooo:rsid="299d33fa"/>
    </style:style>
    <style:style style:name="T299" style:family="text">
      <style:text-properties style:font-name="標楷體1" officeooo:rsid="25d4161e"/>
    </style:style>
    <style:style style:name="T300" style:family="text">
      <style:text-properties style:font-name="標楷體1" officeooo:rsid="3b049f57"/>
    </style:style>
    <style:style style:name="T301" style:family="text">
      <style:text-properties style:font-name="標楷體1" officeooo:rsid="3b283ca3"/>
    </style:style>
    <style:style style:name="T302" style:family="text">
      <style:text-properties style:font-name="標楷體1" officeooo:rsid="133bbf48"/>
    </style:style>
    <style:style style:name="T303" style:family="text">
      <style:text-properties style:font-name="標楷體1" officeooo:rsid="114556d7"/>
    </style:style>
    <style:style style:name="T304" style:family="text">
      <style:text-properties style:font-name="標楷體1" officeooo:rsid="13669725" style:font-name-complex="Mangal"/>
    </style:style>
    <style:style style:name="T305" style:family="text">
      <style:text-properties style:font-name="標楷體1" style:font-name-complex="標楷體"/>
    </style:style>
    <style:style style:name="T306" style:family="text">
      <style:text-properties style:font-name="標楷體1" officeooo:rsid="0a7edee9" style:font-name-complex="標楷體"/>
    </style:style>
    <style:style style:name="T307" style:family="text">
      <style:text-properties style:font-name="標楷體1" officeooo:rsid="2142cd30" style:font-name-complex="標楷體"/>
    </style:style>
    <style:style style:name="T308" style:family="text">
      <style:text-properties style:font-name="標楷體1" officeooo:rsid="221126fb"/>
    </style:style>
    <style:style style:name="T309" style:family="text">
      <style:text-properties style:font-name-asian="標楷體1"/>
    </style:style>
    <style:style style:name="T310" style:family="text">
      <style:text-properties officeooo:rsid="22455410" style:font-name-asian="標楷體1"/>
    </style:style>
    <style:style style:name="T311" style:family="text">
      <style:text-properties officeooo:rsid="1c9fb9ca" style:font-name-asian="標楷體1"/>
    </style:style>
    <style:style style:name="T312" style:family="text">
      <style:text-properties officeooo:rsid="1c90e499" style:font-name-asian="標楷體1"/>
    </style:style>
    <style:style style:name="T313" style:family="text">
      <style:text-properties style:font-name-asian="標楷體1" style:font-name-complex="標楷體"/>
    </style:style>
    <style:style style:name="T314" style:family="text">
      <style:text-properties officeooo:rsid="12306769" style:font-name-asian="標楷體1" style:font-name-complex="標楷體"/>
    </style:style>
    <style:style style:name="T315" style:family="text">
      <style:text-properties officeooo:rsid="0e9f5f17" style:font-name-asian="標楷體1" style:font-name-complex="標楷體"/>
    </style:style>
    <style:style style:name="T316" style:family="text">
      <style:text-properties officeooo:rsid="17cb7444" style:font-name-asian="標楷體1" style:font-name-complex="標楷體"/>
    </style:style>
    <style:style style:name="T317" style:family="text">
      <style:text-properties officeooo:rsid="13fbfca5" style:font-name-asian="標楷體1" style:font-name-complex="標楷體"/>
    </style:style>
    <style:style style:name="T318" style:family="text">
      <style:text-properties officeooo:rsid="0a7edee9" style:font-name-asian="標楷體1" style:font-name-complex="標楷體"/>
    </style:style>
    <style:style style:name="T319" style:family="text">
      <style:text-properties officeooo:rsid="24ffe503" style:font-name-asian="標楷體1" style:font-name-complex="標楷體"/>
    </style:style>
    <style:style style:name="T320" style:family="text">
      <style:text-properties officeooo:rsid="2da833a7" style:font-name-asian="標楷體1" style:font-name-complex="標楷體"/>
    </style:style>
    <style:style style:name="T321" style:family="text">
      <style:text-properties officeooo:rsid="22961a9d" style:font-name-asian="標楷體1" style:font-name-complex="標楷體"/>
    </style:style>
    <style:style style:name="T322" style:family="text">
      <style:text-properties officeooo:rsid="2b6f314a" style:font-name-asian="標楷體1" style:font-name-complex="標楷體"/>
    </style:style>
    <style:style style:name="T323" style:family="text">
      <style:text-properties officeooo:rsid="24dd36f8" style:font-name-asian="標楷體1" style:font-name-complex="標楷體"/>
    </style:style>
    <style:style style:name="T324" style:family="text">
      <style:text-properties officeooo:rsid="18b3759d" style:font-name-asian="標楷體1" style:font-name-complex="標楷體"/>
    </style:style>
    <style:style style:name="T325" style:family="text">
      <style:text-properties officeooo:rsid="2d0cc977" style:font-name-asian="標楷體1" style:font-name-complex="標楷體"/>
    </style:style>
    <style:style style:name="T326" style:family="text">
      <style:text-properties officeooo:rsid="2e2d83da" style:font-name-asian="標楷體1" style:font-name-complex="標楷體"/>
    </style:style>
    <style:style style:name="T327" style:family="text">
      <style:text-properties officeooo:rsid="2af8317e" style:font-name-asian="標楷體1" style:font-name-complex="標楷體"/>
    </style:style>
    <style:style style:name="T328" style:family="text">
      <style:text-properties officeooo:rsid="2a7436df" style:font-name-asian="標楷體1" style:font-name-complex="標楷體"/>
    </style:style>
    <style:style style:name="T329" style:family="text">
      <style:text-properties officeooo:rsid="2ba0237c" style:font-name-asian="標楷體1" style:font-name-complex="標楷體"/>
    </style:style>
    <style:style style:name="T330" style:family="text">
      <style:text-properties officeooo:rsid="2edf004c" style:font-name-asian="標楷體1" style:font-name-complex="標楷體"/>
    </style:style>
    <style:style style:name="T331" style:family="text">
      <style:text-properties officeooo:rsid="2f44881c" style:font-name-asian="標楷體1" style:font-name-complex="標楷體"/>
    </style:style>
    <style:style style:name="T332" style:family="text">
      <style:text-properties officeooo:rsid="25db12bd" style:font-name-asian="標楷體1" style:font-name-complex="標楷體"/>
    </style:style>
    <style:style style:name="T333" style:family="text">
      <style:text-properties officeooo:rsid="0d786957" style:font-name-asian="標楷體1" style:font-name-complex="標楷體"/>
    </style:style>
    <style:style style:name="T334" style:family="text">
      <style:text-properties officeooo:rsid="1049d784" style:font-name-asian="標楷體1" style:font-name-complex="標楷體"/>
    </style:style>
    <style:style style:name="T335" style:family="text">
      <style:text-properties officeooo:rsid="2f7a955a" style:font-name-asian="標楷體1" style:font-name-complex="標楷體"/>
    </style:style>
    <style:style style:name="T336" style:family="text">
      <style:text-properties officeooo:rsid="322081d5" style:font-name-asian="標楷體1" style:font-name-complex="標楷體"/>
    </style:style>
    <style:style style:name="T337" style:family="text">
      <style:text-properties officeooo:rsid="18800940" style:font-name-asian="標楷體1" style:font-name-complex="標楷體"/>
    </style:style>
    <style:style style:name="T338" style:family="text">
      <style:text-properties officeooo:rsid="1f6c0774" style:font-name-asian="標楷體1"/>
    </style:style>
    <style:style style:name="T339" style:family="text">
      <style:text-properties officeooo:rsid="18800940" style:font-name-asian="標楷體1"/>
    </style:style>
    <style:style style:name="T340" style:family="text">
      <style:text-properties officeooo:rsid="23613ae9" style:font-name-asian="標楷體1"/>
    </style:style>
    <style:style style:name="T341" style:family="text">
      <style:text-properties officeooo:rsid="0a7edee9" style:font-name-asian="標楷體1"/>
    </style:style>
    <style:style style:name="T342" style:family="text">
      <style:text-properties officeooo:rsid="2da833a7" style:font-name-asian="標楷體1"/>
    </style:style>
    <style:style style:name="T343" style:family="text">
      <style:text-properties officeooo:rsid="17cb7444" style:font-name-asian="標楷體1"/>
    </style:style>
    <style:style style:name="T344" style:family="text">
      <style:text-properties officeooo:rsid="1c752bcf" style:font-name-asian="標楷體1"/>
    </style:style>
    <style:style style:name="T345" style:family="text">
      <style:text-properties officeooo:rsid="24ffe503" style:font-name-asian="標楷體1"/>
    </style:style>
    <style:style style:name="T346" style:family="text">
      <style:text-properties officeooo:rsid="2d0cc977" style:font-name-asian="標楷體1"/>
    </style:style>
    <style:style style:name="T347" style:family="text">
      <style:text-properties officeooo:rsid="254b39c8" style:font-name-asian="標楷體1"/>
    </style:style>
    <style:style style:name="T348" style:family="text">
      <style:text-properties officeooo:rsid="2e6d9e00" style:font-name-asian="標楷體1"/>
    </style:style>
    <style:style style:name="T349" style:family="text">
      <style:text-properties officeooo:rsid="1df7a400" style:font-name-asian="標楷體1"/>
    </style:style>
    <style:style style:name="T350" style:family="text">
      <style:text-properties officeooo:rsid="1c52c4e0" style:font-name-asian="標楷體1"/>
    </style:style>
    <style:style style:name="T351" style:family="text">
      <style:text-properties officeooo:rsid="2f78e5ce" style:font-name-asian="標楷體1"/>
    </style:style>
    <style:style style:name="T352" style:family="text">
      <style:text-properties officeooo:rsid="1e0491ca" style:font-name-asian="標楷體1"/>
    </style:style>
    <style:style style:name="T353" style:family="text">
      <style:text-properties officeooo:rsid="24743952" style:font-name-asian="標楷體1"/>
    </style:style>
    <style:style style:name="T354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5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6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7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8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59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0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1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3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4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5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officeooo:rsid="23613ae9"/>
    </style:style>
    <style:style style:name="T375" style:family="text">
      <style:text-properties style:use-window-font-color="true"/>
    </style:style>
    <style:style style:name="T376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77" style:family="text">
      <style:text-properties style:use-window-font-color="true" style:font-name="標楷體1" officeooo:rsid="1f9386ea" style:font-name-asian="標楷體1"/>
    </style:style>
    <style:style style:name="T378" style:family="text">
      <style:text-properties style:use-window-font-color="true" style:font-name="標楷體1" officeooo:rsid="24743952" style:font-name-asian="標楷體1"/>
    </style:style>
    <style:style style:name="T379" style:family="text">
      <style:text-properties style:use-window-font-color="true" style:font-name="標楷體1" officeooo:rsid="0a7edee9" style:font-name-asian="標楷體1"/>
    </style:style>
    <style:style style:name="T380" style:family="text">
      <style:text-properties style:use-window-font-color="true" style:font-name="標楷體1" officeooo:rsid="2b6f314a" style:font-name-asian="標楷體1" style:font-name-complex="標楷體"/>
    </style:style>
    <style:style style:name="T381" style:family="text">
      <style:text-properties style:use-window-font-color="true" style:font-name="標楷體1" officeooo:rsid="22dc8a2b" style:font-name-asian="標楷體1" style:font-name-complex="標楷體"/>
    </style:style>
    <style:style style:name="T382" style:family="text">
      <style:text-properties style:use-window-font-color="true" style:font-name="標楷體1" officeooo:rsid="2174cae9" style:font-name-asian="標楷體1" style:font-name-complex="標楷體"/>
    </style:style>
    <style:style style:name="T383" style:family="text">
      <style:text-properties style:use-window-font-color="true" style:font-name="標楷體1" officeooo:rsid="1052d88c" style:font-name-asian="標楷體1" style:font-name-complex="標楷體"/>
    </style:style>
    <style:style style:name="T384" style:family="text">
      <style:text-properties style:use-window-font-color="true" style:font-name="標楷體1" officeooo:rsid="1d9bb035" style:font-name-asian="標楷體1"/>
    </style:style>
    <style:style style:name="T385" style:family="text">
      <style:text-properties style:use-window-font-color="true" style:font-name="標楷體1" officeooo:rsid="1ec0176a" style:font-name-asian="標楷體1"/>
    </style:style>
    <style:style style:name="T386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7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8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9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0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2" style:family="text">
      <style:text-properties style:use-window-font-color="true" style:font-name="標楷體1" style:text-underline-style="none" officeooo:rsid="1f9386ea" style:font-name-asian="標楷體1"/>
    </style:style>
    <style:style style:name="T393" style:family="text">
      <style:text-properties style:use-window-font-color="true" style:font-name="標楷體1" officeooo:rsid="3b049f57"/>
    </style:style>
    <style:style style:name="T394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5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396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397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398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4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officeooo:rsid="24ffe503" style:font-name-asian="標楷體1" style:font-name-complex="標楷體"/>
    </style:style>
    <style:style style:name="T406" style:family="text">
      <style:text-properties style:use-window-font-color="true" officeooo:rsid="22961a9d" style:font-name-asian="標楷體1" style:font-name-complex="標楷體"/>
    </style:style>
    <style:style style:name="T407" style:family="text">
      <style:text-properties style:use-window-font-color="true" officeooo:rsid="2b6f314a" style:font-name-asian="標楷體1" style:font-name-complex="標楷體"/>
    </style:style>
    <style:style style:name="T408" style:family="text">
      <style:text-properties style:use-window-font-color="true" officeooo:rsid="2e2d83da" style:font-name-asian="標楷體1" style:font-name-complex="標楷體"/>
    </style:style>
    <style:style style:name="T409" style:family="text">
      <style:text-properties style:use-window-font-color="true" officeooo:rsid="0d786957" style:font-name-asian="標楷體1" style:font-name-complex="標楷體"/>
    </style:style>
    <style:style style:name="T410" style:family="text">
      <style:text-properties style:use-window-font-color="true" officeooo:rsid="1ec0176a" style:font-name-asian="標楷體1"/>
    </style:style>
    <style:style style:name="T411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2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3" style:family="text">
      <style:text-properties style:use-window-font-color="true" style:font-name="標楷體" officeooo:rsid="3024cad5"/>
    </style:style>
    <style:style style:name="T414" style:family="text">
      <style:text-properties style:use-window-font-color="true" style:font-name="標楷體" officeooo:rsid="3b2e013a" style:font-name-asian="標楷體" style:font-name-complex="標楷體"/>
    </style:style>
    <style:style style:name="T415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6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7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8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9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0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1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font-name="Liberation Serif1" style:text-underline-style="solid" style:text-underline-width="auto" style:text-underline-color="font-color" officeooo:rsid="1687b0d4"/>
    </style:style>
    <style:style style:name="T423" style:family="text">
      <style:text-properties style:font-name="Liberation Serif1" style:text-underline-style="solid" style:text-underline-width="auto" style:text-underline-color="font-color" officeooo:rsid="126a5feb" style:font-name-asian="標楷體1" style:font-name-complex="標楷體"/>
    </style:style>
    <style:style style:name="T424" style:family="text">
      <style:text-properties style:font-name="Liberation Serif1" style:text-underline-style="solid" style:text-underline-width="auto" style:text-underline-color="font-color" officeooo:rsid="2e2d83da" style:font-name-asian="標楷體1" style:font-name-complex="標楷體"/>
    </style:style>
    <style:style style:name="T425" style:family="text">
      <style:text-properties style:font-name="Liberation Serif1" style:text-underline-style="solid" style:text-underline-width="auto" style:text-underline-color="font-color" officeooo:rsid="1231e459" style:font-name-asian="標楷體1"/>
    </style:style>
    <style:style style:name="T426" style:family="text">
      <style:text-properties style:font-name="Liberation Serif1" style:text-underline-style="solid" style:text-underline-width="auto" style:text-underline-color="font-color" officeooo:rsid="3b283ca3" style:font-name-asian="標楷體1" style:font-style-complex="normal"/>
    </style:style>
    <style:style style:name="T427" style:family="text">
      <style:text-properties style:font-name="Liberation Serif1" style:text-underline-style="solid" style:text-underline-width="auto" style:text-underline-color="font-color" officeooo:rsid="41308181" style:font-name-asian="標楷體1"/>
    </style:style>
    <style:style style:name="T428" style:family="text">
      <style:text-properties style:font-name="Liberation Serif1" style:text-underline-style="none" officeooo:rsid="1687b0d4"/>
    </style:style>
    <style:style style:name="T429" style:family="text">
      <style:text-properties style:font-name="Liberation Serif1" style:text-underline-style="none" officeooo:rsid="20d79c6e"/>
    </style:style>
    <style:style style:name="T430" style:family="text">
      <style:text-properties style:font-name="Liberation Serif1" style:text-underline-style="none" style:font-name-asian="標楷體1"/>
    </style:style>
    <style:style style:name="T431" style:family="text">
      <style:text-properties style:font-name="Liberation Serif1" style:text-underline-style="none" officeooo:rsid="1231e459" style:font-name-asian="標楷體1"/>
    </style:style>
    <style:style style:name="T432" style:family="text">
      <style:text-properties style:font-name="Liberation Serif1" style:text-underline-style="none" officeooo:rsid="09d95731" style:font-name-asian="標楷體1"/>
    </style:style>
    <style:style style:name="T433" style:family="text">
      <style:text-properties style:font-name="Liberation Serif1" style:text-underline-style="none" officeooo:rsid="0d6637af" style:font-name-asian="標楷體1"/>
    </style:style>
    <style:style style:name="T434" style:family="text">
      <style:text-properties style:font-name="Liberation Serif1" officeooo:rsid="126a5feb" style:font-name-asian="標楷體1" style:font-name-complex="標楷體"/>
    </style:style>
    <style:style style:name="T435" style:family="text">
      <style:text-properties style:font-name="Liberation Serif1" officeooo:rsid="2e2d83da" style:font-name-asian="標楷體1" style:font-name-complex="標楷體"/>
    </style:style>
    <style:style style:name="T436" style:family="text">
      <style:text-properties style:font-name="Liberation Serif1" officeooo:rsid="25b36d8c" style:font-name-asian="標楷體1"/>
    </style:style>
    <style:style style:name="T437" style:family="text">
      <style:text-properties style:font-name="Liberation Serif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8" style:family="text">
      <style:text-properties style:font-name="Liberation Serif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9" style:family="text">
      <style:text-properties style:font-name="標楷體" officeooo:rsid="2c3d3bd6" style:font-name-asian="標楷體1"/>
    </style:style>
    <style:style style:name="T440" style:family="text">
      <style:text-properties style:font-name="標楷體" officeooo:rsid="1c149dca" style:font-name-asian="標楷體1" style:font-name-complex="標楷體"/>
    </style:style>
    <style:style style:name="T441" style:family="text">
      <style:text-properties style:font-name="標楷體" officeooo:rsid="3024cad5" style:font-name-asian="標楷體1" style:font-name-complex="標楷體"/>
    </style:style>
    <style:style style:name="T442" style:family="text">
      <style:text-properties style:font-name="標楷體" officeooo:rsid="1f6c0774" style:font-name-asian="標楷體1"/>
    </style:style>
    <style:style style:name="T443" style:family="text">
      <style:text-properties style:font-name="標楷體" officeooo:rsid="3024cad5"/>
    </style:style>
    <style:style style:name="T444" style:family="text">
      <style:text-properties fo:color="#1c1c1c" style:font-name="標楷體1" officeooo:rsid="24743952" style:font-name-asian="標楷體1"/>
    </style:style>
    <style:style style:name="T445" style:family="text">
      <style:text-properties fo:color="#1c1c1c" style:font-name="標楷體1" officeooo:rsid="2659534a" style:font-name-asian="標楷體1"/>
    </style:style>
    <style:style style:name="T446" style:family="text">
      <style:text-properties fo:color="#1c1c1c" style:font-name="標楷體1" officeooo:rsid="21803323" style:font-name-asian="標楷體1"/>
    </style:style>
    <style:style style:name="T447" style:family="text">
      <style:text-properties fo:color="#1c1c1c" style:font-name="標楷體1" officeooo:rsid="0a7edee9" style:font-name-asian="標楷體1"/>
    </style:style>
    <style:style style:name="T448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49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0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1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2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" style:text-emphasize="none"/>
    </style:style>
    <style:style style:name="T462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3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4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5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f7a9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29982074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47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48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0880e60f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41d59a38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1e28fd16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2cf03bc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3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4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d96dfbc" style:font-name-asian="標楷體1" style:font-style-asian="normal" style:font-name-complex="標楷體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e38f341" style:font-name-asian="標楷體1" style:font-style-asian="normal" style:font-name-complex="標楷體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c432f7f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efc9b5e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2f2a5ae5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a1d8525" style:font-name-asian="標楷體1" style:font-style-asian="normal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26b8e5" style:font-name-asian="標楷體1" style:font-style-asian="normal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ad554c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f03dfea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88e6ff4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7c8a316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0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1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2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3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" style:text-emphasize="none"/>
    </style:style>
    <style:style style:name="T884" style:family="text">
      <style:text-properties style:text-outline="false" style:text-line-through-style="none" style:text-line-through-type="none" style:text-position="sub 58%" style:font-name="Liberation Serif" fo:font-style="normal" fo:text-shadow="none" officeooo:rsid="402dae9a" style:font-name-asian="Liberation Serif" style:font-style-asian="normal" style:font-name-complex="Liberation Serif" style:text-emphasize="none"/>
    </style:style>
    <style:style style:name="T885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6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7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88" style:family="text">
      <style:text-properties style:font-name-complex="標楷體"/>
    </style:style>
    <style:style style:name="T889" style:family="text">
      <style:text-properties fo:color="#050505" style:font-name="標楷體1" officeooo:rsid="0a7edee9" style:font-name-complex="標楷體"/>
    </style:style>
    <style:style style:name="T890" style:family="text">
      <style:text-properties fo:color="#050505" style:font-name="標楷體1" officeooo:rsid="243d0543" style:font-name-complex="標楷體"/>
    </style:style>
    <style:style style:name="T891" style:family="text">
      <style:text-properties fo:color="#050505" officeooo:rsid="0a7edee9" style:font-name-complex="標楷體"/>
    </style:style>
    <style:style style:name="T892" style:family="text">
      <style:text-properties officeooo:rsid="2f9be6fe"/>
    </style:style>
    <style:style style:name="T893" style:family="text">
      <style:text-properties officeooo:rsid="2af8317e"/>
    </style:style>
    <style:style style:name="T894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5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6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7" style:family="text">
      <style:text-properties style:text-position="sub 58%" style:font-name="標楷體1" officeooo:rsid="25521bf4" style:font-name-asian="標楷體1" style:font-name-complex="Mangal"/>
    </style:style>
    <style:style style:name="T898" style:family="text">
      <style:text-properties style:text-position="sub 58%" style:font-name="標楷體1" officeooo:rsid="2556dec7" style:font-name-asian="標楷體1" style:font-name-complex="Mangal"/>
    </style:style>
    <style:style style:name="T899" style:family="text">
      <style:text-properties style:text-position="sub 58%" style:font-name="標楷體1" officeooo:rsid="313d3bb1"/>
    </style:style>
    <style:style style:name="T900" style:family="text">
      <style:text-properties style:text-position="sub 58%" style:font-name="標楷體1" officeooo:rsid="0a7edee9"/>
    </style:style>
    <style:style style:name="T901" style:family="text">
      <style:text-properties style:text-position="sub 58%" style:font-name="Liberation Serif" officeooo:rsid="24e24f15" style:font-name-asian="Liberation Serif" style:font-name-complex="Liberation Serif"/>
    </style:style>
    <style:style style:name="T902" style:family="text">
      <style:text-properties officeooo:rsid="30bfac1e"/>
    </style:style>
    <style:style style:name="T903" style:family="text">
      <style:text-properties officeooo:rsid="25ec4233"/>
    </style:style>
    <style:style style:name="T904" style:family="text">
      <style:text-properties fo:color="#ffbf00" officeooo:rsid="1d9bb035" style:font-name-asian="標楷體1"/>
    </style:style>
    <style:style style:name="T905" style:family="text">
      <style:text-properties officeooo:rsid="3b2f5919"/>
    </style:style>
    <style:style style:name="T906" style:family="text">
      <style:text-properties officeooo:rsid="3cb6cc3e"/>
    </style:style>
    <style:style style:name="T907" style:family="text">
      <style:text-properties style:font-name="Liberation Serif" officeooo:rsid="0d9ffef4" style:font-name-asian="標楷體1" style:font-name-complex="Liberation Serif"/>
    </style:style>
    <style:style style:name="T908" style:family="text">
      <style:text-properties style:font-name="Liberation Serif" style:text-underline-style="solid" style:text-underline-width="auto" style:text-underline-color="font-color" officeooo:rsid="0d9ffef4" style:font-name-asian="標楷體1" style:font-name-complex="Liberation Serif"/>
    </style:style>
    <style:style style:name="T909" style:family="text">
      <style:text-properties style:font-name="Liberation Serif" fo:font-size="17pt" fo:font-weight="bold" officeooo:rsid="25fdc6ed" style:font-name-asian="標楷體1" style:font-size-asian="17pt" style:language-asian="zh" style:country-asian="TW" style:font-weight-asian="bold" style:font-name-complex="Liberation Serif" style:font-size-complex="17pt" style:font-weight-complex="bold"/>
    </style:style>
    <style:style style:name="T910" style:family="text">
      <style:text-properties officeooo:rsid="3b2e013a"/>
    </style:style>
    <style:style style:name="T911" style:family="text">
      <style:text-properties style:font-name="Arial" officeooo:rsid="23613ae9" style:font-name-asian="Arial"/>
    </style:style>
    <style:style style:name="T912" style:family="text">
      <style:text-properties style:font-name="Arial" officeooo:rsid="20270b52" style:font-name-asian="Arial"/>
    </style:style>
    <style:style style:name="T913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237083488" text:style-name="L1">
        <text:list-item>
          <text:p text:style-name="P3"><text:bookmark-start text:name="_ (第1本)"/><text:span text:style-name="T63">_ (第</text:span><text:span text:style-name="T84">1</text:span><text:span text:style-name="T63">本)</text:span><text:bookmark-end text:name="_ (第1本)"/></text:p>
          <text:list>
            <text:list-item>
              <text:p text:style-name="P4"><text:span text:style-name="T63">為了 讓 讀者 輕鬆 閱讀</text:span><text:span text:style-name="T257">，初階讀者、一般讀者、第零層級讀者、進階讀者、專家讀者、第一層級讀者、</text:span><text:span text:style-name="T430">跨領域移植、</text:span><text:span text:style-name="T257">工具、新知生活化</text:span><text:span text:style-name="T433">、日常生活、修煉生活</text:span><text:span text:style-name="T257">、拓展、遞迴。</text:span></text:p>
            </text:list-item>
            <text:list-item>
              <text:p text:style-name="P5"><text:span text:style-name="T27">世界線</text:span><text:span text:style-name="T53">，。</text:span></text:p>
            </text:list-item>
            <text:list-item>
              <text:p text:style-name="P18"><text:span text:style-name="T27">無為，而無不為</text:span><text:span text:style-name="T53">，。</text:span></text:p>
            </text:list-item>
            <text:list-item>
              <text:p text:style-name="P18"><text:span text:style-name="T27">魔法</text:span><text:span text:style-name="T53">，。</text:span></text:p>
            </text:list-item>
            <text:list-item>
              <text:p text:style-name="P3"><text:span text:style-name="T85">虛無文明</text:span><text:span text:style-name="T257">，</text:span><text:span text:style-name="T261">稻米飲食文化、小麥、</text:span><text:span text:style-name="T257">料理、</text:span><text:span text:style-name="T261">麻婆豆腐</text:span><text:span text:style-name="T257">。</text:span></text:p>
            </text:list-item>
            <text:list-item>
              <text:p text:style-name="P6"><text:span text:style-name="T85">數學</text:span><text:span text:style-name="T261">，</text:span><text:span text:style-name="T432">數學公理、發現數學、創造數學、汽車、齒輪比、差動轉向機構、拉馬努金、</text:span><text:span text:style-name="T430">程式語言、機械語言、投影世界觀、概念、莊子、大道、象形文字、概念型文字、數學型文字、數學工具、</text:span><text:span text:style-name="T257">作業系統</text:span><text:span text:style-name="T430">。</text:span></text:p>
            </text:list-item>
            <text:list-item>
              <text:p text:style-name="P7"><text:span text:style-name="T94">道 與 三進制</text:span><text:span text:style-name="T269">，。</text:span></text:p>
            </text:list-item>
            <text:list-item>
              <text:p text:style-name="P8"><text:span text:style-name="T89">生命</text:span><text:span text:style-name="T257">，</text:span><text:span text:style-name="T48">生命、文明、萬物法則、道、</text:span><text:span text:style-name="T262">物聯網、智慧型家電、智慧型家庭、分形</text:span><text:span text:style-name="T257">。</text:span></text:p>
            </text:list-item>
            <text:list-item>
              <text:p text:style-name="P9"><text:span text:style-name="T83">&lt;_?</text:span><text:span text:style-name="T95">3_&gt;</text:span><text:span text:style-name="T83">個體 與 &lt;?</text:span><text:span text:style-name="T96">2&gt;</text:span><text:span text:style-name="T83">個體 與 感受</text:span><text:span text:style-name="T270">，。</text:span></text:p>
            </text:list-item>
            <text:list-item>
              <text:p text:style-name="P19"><text:span text:style-name="T2">宇宙 的 起源</text:span><text:span text:style-name="T46">，宇宙邊界、宇宙胞、</text:span><text:span text:style-name="T276">連續</text:span><text:span text:style-name="T46">。</text:span></text:p>
            </text:list-item>
            <text:list-item>
              <text:p text:style-name="P20"><text:span text:style-name="T425">存在</text:span><text:span text:style-name="T431">，。</text:span></text:p>
            </text:list-item>
          </text:list>
        </text:list-item>
        <text:list-item>
          <text:p text:style-name="P350"><text:bookmark-start text:name="_ (第2本)"/>_ (第2本)<text:bookmark-end text:name="_ (第2本)"/></text:p>
          <text:list>
            <text:list-item>
              <text:p text:style-name="P351"><text:span text:style-name="T34">太空船</text:span><text:span text:style-name="T59">，行星型太空船、船內文明、船外文明。</text:span></text:p>
            </text:list-item>
            <text:list-item>
              <text:p text:style-name="P351"><text:span text:style-name="T34">&lt;_?</text:span><text:span text:style-name="T35">3_&gt;個</text:span><text:span text:style-name="T422">體 的 構成</text:span><text:span text:style-name="T428">，程式語言</text:span><text:span text:style-name="T429">、</text:span><text:span text:style-name="T428">機械語言、機械碼、</text:span><text:span text:style-name="T56">python</text:span><text:span text:style-name="T428">。</text:span></text:p>
            </text:list-item>
            <text:list-item>
              <text:p text:style-name="P352"><text:span text:style-name="T92">&lt;_?</text:span><text:span text:style-name="T93">3_&gt;個</text:span><text:span text:style-name="T422">體 的 構成</text:span><text:span text:style-name="T428">，</text:span><text:span text:style-name="T57">走路→開</text:span><text:span text:style-name="T58">汽車</text:span><text:span text:style-name="T57">→開</text:span><text:span text:style-name="T58">火車</text:span><text:span text:style-name="T57">→開飛機</text:span><text:span text:style-name="T428">。</text:span></text:p>
            </text:list-item>
            <text:list-item>
              <text:p text:style-name="P10"><text:span text:style-name="T79">定命、命運</text:span><text:span text:style-name="T258">，橫向生長、</text:span><text:span text:style-name="T120">縱向生長、樹木、</text:span><text:span text:style-name="T51">全知全能、</text:span><text:span text:style-name="T266">拉普拉斯的惡魔、自由意識、輪盤遊戲、控制轉速、摩擦力、守護神、破壞神</text:span><text:span text:style-name="T51">、分形、順命、逆命、模糊性知命、階段性知命、完整性知命、本能型天命、傳承型天命、橫向傳承行天命、縱向傳承型天命、</text:span><text:span text:style-name="T54">上帝不擲骰子、</text:span><text:span text:style-name="T272">常態分佈、大數法則、布朗運動、光痕、蝴蝶效應、鋼琴、馬拉松</text:span><text:span text:style-name="T273">、</text:span><text:span text:style-name="T450">選擇劇本路線</text:span><text:span text:style-name="T272">、</text:span><text:span text:style-name="T273">CLANNAD、選擇支</text:span><text:span text:style-name="T46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79">語言</text:span><text:span text:style-name="T258">，考古學、工具、跨領域移植</text:span><text:span text:style-name="T46">。</text:span></text:p>
            </text:list-item>
            <text:list-item>
              <text:p text:style-name="P12"><text:span text:style-name="T451">遙視、穿越 與 微分</text:span><text:span text:style-name="T449">，曲線引擎。</text:span></text:p>
            </text:list-item>
            <text:list-item>
              <text:p text:style-name="P24"><text:span text:style-name="T81">&lt;_?</text:span><text:span text:style-name="T82">3_&gt;個體 是 數位型個體，不是 類比型個體</text:span><text:span text:style-name="T120">，終極本質、</text:span><text:span text:style-name="T148">終極現象、結構</text:span><text:span text:style-name="T339">。</text:span></text:p>
            </text:list-item>
            <text:list-item>
              <text:p text:style-name="P25"><text:span text:style-name="T63">肉質層、意識層 與 力、光</text:span><text:span text:style-name="T120">，</text:span><text:span text:style-name="T149">肉質層 </text:span><text:span text:style-name="T911">↔</text:span><text:span text:style-name="T149"> 力，意識層 </text:span><text:span text:style-name="T911">↔</text:span><text:span text:style-name="T149"> 光</text:span><text:span text:style-name="T340">。</text:span></text:p>
            </text:list-item>
          </text:list>
        </text:list-item>
        <text:list-item>
          <text:p text:style-name="P350"><text:bookmark-start text:name="_ (第3本)"/>_ (第3本)<text:bookmark-end text:name="_ (第3本)"/></text:p>
          <text:list>
            <text:list-item>
              <text:p text:style-name="P13"><text:span text:style-name="T79">自然現象</text:span><text:span text:style-name="T258">，自然現象</text:span><text:span text:style-name="T46">。</text:span></text:p>
            </text:list-item>
            <text:list-item>
              <text:p text:style-name="P13"><text:span text:style-name="T80">虛無個體 與 起源</text:span><text:span text:style-name="T259">，道生一，一生二，二生三，三生萬物，雞生蛋，蛋生雞</text:span><text:span text:style-name="T47">。</text:span></text:p>
              <text:list>
                <text:list-item>
                  <text:p text:style-name="P199">紀載、紀錄 到一半。</text:p>
                </text:list-item>
              </text:list>
            </text:list-item>
            <text:list-item>
              <text:p text:style-name="P56"><text:span text:style-name="T79">脈動 與 覺醒</text:span><text:span text:style-name="T150">，振動、自然頻率、θ波、心臟個體、B細胞、</text:span><text:span text:style-name="T154">嗜酸性球、</text:span><text:span text:style-name="T150">寄生蟲、救護車、紅血球</text:span><text:span text:style-name="T309">。</text:span></text:p>
            </text:list-item>
            <text:list-item>
              <text:p text:style-name="P200"><text:span text:style-name="T1">（人類認定的）超自然現象</text:span>，椅子、靈魂、通靈者。</text:p>
            </text:list-item>
            <text:list-item>
              <text:p text:style-name="P266"><text:span text:style-name="T212">變換式</text:span><text:span text:style-name="T220">，</text:span><text:span text:style-name="T223">伽利略</text:span><text:span text:style-name="T220">變換式、羅倫茲變換式、畢氏定理、一維、電磁波、麥克斯維方程組、</text:span><text:span text:style-name="T224">n維三角形、放射線、虎克定律、</text:span><text:span text:style-name="T220">（人類還沒有認知到該存在的）</text:span><text:span text:style-name="T224">。</text:span></text:p>
            </text:list-item>
            <text:list-item>
              <text:p text:style-name="P110"><text:span text:style-name="T66">循環歷</text:span><text:span text:style-name="T150">，</text:span><text:span text:style-name="T120">。</text:span></text:p>
            </text:list-item>
            <text:list-item>
              <text:p text:style-name="P111"><text:span text:style-name="T28">鏡像神經元</text:span><text:span text:style-name="T347">，。</text:span></text:p>
            </text:list-item>
            <text:list-item>
              <text:p text:style-name="P112"><text:span text:style-name="T66">天眼</text:span><text:span text:style-name="T150">，法拉第籠</text:span><text:span text:style-name="T120">。</text:span></text:p>
            </text:list-item>
            <text:list-item>
              <text:p text:style-name="P112"><text:span text:style-name="T66">孝</text:span><text:span text:style-name="T150">，愚孝、認罪、悔改、基督教、明王</text:span><text:span text:style-name="T120">。</text:span></text:p>
            </text:list-item>
            <text:list-item>
              <text:p text:style-name="P112"><text:span text:style-name="T66">迷信的 本質</text:span><text:span text:style-name="T150">，學門、化粧品、史金納箱、隨機性強化</text:span><text:span text:style-name="T120">。</text:span></text:p>
            </text:list-item>
            <text:list-item>
              <text:p text:style-name="P113"><text:span text:style-name="T66">量子電腦</text:span><text:span text:style-name="T150">，</text:span><text:span text:style-name="T120">。</text:span></text:p>
            </text:list-item>
            <text:list-item>
              <text:p text:style-name="P201"><text:span text:style-name="T62">斷鏈</text:span><text:span text:style-name="T284">，</text:span><text:span text:style-name="T61">。</text:span></text:p>
            </text:list-item>
            <text:list-item>
              <text:p text:style-name="P202"><text:span text:style-name="T1">輸入、處理、輸出</text:span>，。</text:p>
            </text:list-item>
            <text:list-item>
              <text:p text:style-name="P203"><text:span text:style-name="T111">n維</text:span>，放射狀型座標系、法線、垂直。</text:p>
            </text:list-item>
            <text:list-item>
              <text:p text:style-name="P204"><text:span text:style-name="T111">輝光</text:span>，水晶球、本能、工具、摸骨、掌紋、面相、算命、視覺系統、遙視系統、松果體、切換、開關、內觀、念寫、保護殼<text:span text:style-name="T279">、法線、</text:span><text:span text:style-name="T295">二維坐標系、第一象限</text:span><text:span text:style-name="T279">、</text:span><text:span text:style-name="T295">法線</text:span><text:span text:style-name="T899">正</text:span><text:span text:style-name="T279">折射、</text:span><text:span text:style-name="T295">法線</text:span><text:span text:style-name="T900">零</text:span><text:span text:style-name="T279">折射、</text:span><text:span text:style-name="T295">法線</text:span><text:span text:style-name="T900">負</text:span><text:span text:style-name="T279">折射、</text:span><text:span text:style-name="T295">法線</text:span><text:span text:style-name="T899">零點</text:span><text:span text:style-name="T295">反射、法線</text:span><text:span text:style-name="T899">高維度</text:span><text:span text:style-name="T295">反射、法線</text:span><text:span text:style-name="T899">超平面</text:span><text:span text:style-name="T295">反射</text:span><text:span text:style-name="T299">、晶體</text:span>。</text:p>
            </text:list-item>
            <text:list-item>
              <text:p text:style-name="P205"><text:span text:style-name="T111">細胞論</text:span><text:span text:style-name="T285">，進化論、物種起源、突變論、共生、共存、穩態食物鏈、批量突變、飛機設計師、無人機、水族箱、</text:span><text:span text:style-name="T284">史金納箱、恆河猴、分棲現象、大腸桿菌、輻射、病毒、&lt;?</text:span><text:span text:style-name="T289">2&gt;神、&lt;_?3_&gt;個體、突變論、細胞論、</text:span><text:span text:style-name="T893">脫核、紅血球、激活論、信念生物學、分形、</text:span><text:span text:style-name="T443">θ波、反覆練習、</text:span><text:span text:style-name="T413">帶核紅血球</text:span><text:span text:style-name="T443">、</text:span><text:span text:style-name="T413">脫核紅血球</text:span><text:span text:style-name="T284">、流程圖</text:span><text:span text:style-name="T680">、宗量層級、能量層級、儲量層級、有機體奇點、聲流學、材料學、基因工程、</text:span><text:span text:style-name="T396">幹細胞</text:span><text:span text:style-name="T680">、本能型、傳承型繁殖、傳承型演化、</text:span><text:span text:style-name="T851">自然觸發、條件觸發、突變觸發、有機體奇點觸發、</text:span><text:span text:style-name="T680">生物機器人、桃莉羊</text:span><text:span text:style-name="T284">。</text:span></text:p>
            </text:list-item>
            <text:list-item>
              <text:p text:style-name="P206"><text:span text:style-name="T112">遙視</text:span><text:span text:style-name="T286">，。</text:span></text:p>
            </text:list-item>
          </text:list>
        </text:list-item>
        <text:list-item>
          <text:p text:style-name="P207"><text:bookmark-start text:name="_ (第4本)"/><text:span text:style-name="T107">_ (第</text:span><text:span text:style-name="T113">4</text:span><text:span text:style-name="T107">本)</text:span><text:bookmark-end text:name="_ (第4本)"/></text:p>
          <text:list>
            <text:list-item>
              <text:p text:style-name="P208"><text:span text:style-name="T112">麥田圈</text:span><text:span text:style-name="T286">，渦流。</text:span></text:p>
            </text:list-item>
            <text:list-item>
              <text:p text:style-name="P224"><text:span text:style-name="T120">石英</text:span><text:span text:style-name="T257">，巨石陣、輝光、翼尖效應</text:span><text:span text:style-name="T46">。</text:span></text:p>
            </text:list-item>
            <text:list-item>
              <text:p text:style-name="P225"><text:span text:style-name="T342">認知發展</text:span><text:span text:style-name="T50">，皮亞杰、</text:span><text:span text:style-name="T264">class、</text:span><text:span text:style-name="T265">architecture</text:span><text:span text:style-name="T50">、平衡。</text:span></text:p>
            </text:list-item>
            <text:list-item>
              <text:p text:style-name="P226"><text:span text:style-name="T342">星船</text:span><text:span text:style-name="T258">，</text:span><text:span text:style-name="T50">星系型星船、黑洞型星船、恆星型星船、行星型星船、衛星型星船、彗星型星船</text:span><text:span text:style-name="T258">。</text:span></text:p>
            </text:list-item>
            <text:list-item>
              <text:p text:style-name="P227"><text:span text:style-name="T150">拜火教</text:span><text:span text:style-name="T258">，當代型意識層個體、祖代型意識層個體。</text:span></text:p>
            </text:list-item>
            <text:list-item>
              <text:p text:style-name="P228"><text:span text:style-name="T342">溫度</text:span><text:span text:style-name="T50">，</text:span><text:span text:style-name="T266">空氣流動、溫度、頻率變低、波長變長</text:span><text:span text:style-name="T50">。</text:span></text:p>
            </text:list-item>
            <text:list-item>
              <text:p text:style-name="P229"><text:span text:style-name="T342">心靈感應</text:span><text:span text:style-name="T50">，心電</text:span><text:span text:style-name="T267">感應、讀心、眼睛、松果體、第二層級（以上）意識體個體、鏡子。</text:span></text:p>
            </text:list-item>
            <text:list-item>
              <text:p text:style-name="P209"><text:span text:style-name="T114">塔羅牌</text:span><text:span text:style-name="T287">，。</text:span></text:p>
            </text:list-item>
            <text:list-item>
              <text:p text:style-name="P210"><text:span text:style-name="T114">蟲洞</text:span><text:span text:style-name="T287">，電磁波、球體、法拉第籠、表面、時間旅行、空間旅行、時空旅行、帶電粒子、</text:span><text:span text:style-name="T288">電子、肉質層、本代型意識層個體、祖代型意識層個體</text:span><text:span text:style-name="T287">。</text:span></text:p>
            </text:list-item>
            <text:list-item>
              <text:p text:style-name="P211"><text:span text:style-name="T114">超光速</text:span><text:span text:style-name="T287">，空間節點密度、都普勒效應、小繩子、繩速、普朗克長度、球、黑洞、</text:span><text:span text:style-name="T913">視界、萬有引力、質量</text:span><text:span text:style-name="T287">。</text:span></text:p>
            </text:list-item>
            <text:list-item>
              <text:p text:style-name="P154"><text:span text:style-name="T66">性本論</text:span><text:span text:style-name="T122">，孟子、性善論、荀子、性惡論、</text:span><text:span text:style-name="T345">行善</text:span><text:span text:style-name="T122">。</text:span></text:p>
            </text:list-item>
            <text:list-item>
              <text:p text:style-name="P155"><text:span text:style-name="T66">長老制</text:span><text:span text:style-name="T122">，</text:span><text:span text:style-name="T165">羊、綿羊、山羊、羚羊、羔羊、羊駝、帶角的羊、沒帶角的羊、通用型羊、特化型羊、牧羊人、牧羊犬、狼、先進科技、特化長角、生長出角、領頭羊</text:span><text:span text:style-name="T122">。</text:span></text:p>
            </text:list-item>
            <text:list-item>
              <text:p text:style-name="P156"><text:span text:style-name="T91">三相態</text:span><text:span text:style-name="T166">，</text:span><text:span text:style-name="T165">氣態、液態、固態、</text:span><text:span text:style-name="T167">1</text:span><text:span text:style-name="T165">、</text:span><text:span text:style-name="T167">0、非牛頓流體、電漿、球形閃電、</text:span><text:span text:style-name="T350">費米子</text:span><text:span text:style-name="T166">。</text:span></text:p>
            </text:list-item>
            <text:list-item>
              <text:p text:style-name="P157"><text:span text:style-name="T91">分形</text:span><text:span text:style-name="T166">，。</text:span></text:p>
            </text:list-item>
            <text:list-item>
              <text:p text:style-name="P157"><text:span text:style-name="T91">金字塔</text:span><text:span text:style-name="T166">，光速、光、電磁波、共振。</text:span></text:p>
            </text:list-item>
            <text:list-item>
              <text:p text:style-name="P267"><text:span text:style-name="T368">黃金比例</text:span><text:span text:style-name="T355">，。</text:span></text:p>
            </text:list-item>
            <text:list-item>
              <text:p text:style-name="P276"><text:span text:style-name="T368">愛</text:span><text:span text:style-name="T355">，第一層級法則、能量、姿勢、意識層、頻率、力、溫度、氛圍、自然頻率、狀態轉移、</text:span><text:span text:style-name="T478">肉質層型能量、意識層型能量、</text:span><text:span text:style-name="T355">本能型能源、傳承型能源、孔子、電子能階。</text:span></text:p>
            </text:list-item>
            <text:list-item>
              <text:p text:style-name="P277"><text:span text:style-name="T489">主意識層級</text:span><text:span text:style-name="T481">，第零層級意識、</text:span><text:span text:style-name="T480">第零層級主意識、智慧果實、絕緣體、超導體、現實沉浸感</text:span><text:span text:style-name="T481">。</text:span></text:p>
            </text:list-item>
            <text:list-item>
              <text:p text:style-name="P278"><text:span text:style-name="T472">湧現</text:span><text:span text:style-name="T471">，水豚、共生、蜜蜂、群體層級、第二層級群體、湧現層級、第二層級湧現、生命、個體群、文明、自由意識、德、無己、愛、守護、導師制、天使、莊子、聖治、德人、神人、</text:span><text:span text:style-name="T480">秉性、德、無己、愛、智慧樹、智慧果實、亞當、夏娃、我們、自我意識、自然意識、本能型主意識、傳承型主意識、第二層級主意識、亞歷山大圖書館、</text:span><text:span text:style-name="T481">分棲現象、大腸桿菌實驗</text:span><text:span text:style-name="T471">。</text:span></text:p>
            </text:list-item>
            <text:list-item>
              <text:p text:style-name="P279"><text:span text:style-name="T466">敵文明</text:span><text:span text:style-name="T462">，輪船、</text:span><text:span text:style-name="T394">微生物</text:span><text:span text:style-name="T462">、手槍、小孩、大人、火藥技術、太空技術、互滅平衡、囚徒困境。</text:span></text:p>
            </text:list-item>
            <text:list-item>
              <text:p text:style-name="P280"><text:span text:style-name="T483">全知全能</text:span><text:span text:style-name="T473">，雙曲幾何、</text:span><text:span text:style-name="T463">龐加萊圓盤模型</text:span><text:span text:style-name="T473">。</text:span></text:p>
            </text:list-item>
            <text:list-item>
              <text:p text:style-name="P280"><text:span text:style-name="T483">職業生活</text:span><text:span text:style-name="T473">，志業生活、德、無己、愛、虛無體制、虛無主義。</text:span></text:p>
            </text:list-item>
            <text:list-item>
              <text:p text:style-name="P287"><text:span text:style-name="T725">月經</text:span><text:span text:style-name="T695">，。</text:span></text:p>
            </text:list-item>
          </text:list>
        </text:list-item>
        <text:list-item>
          <text:p text:style-name="P288"><text:bookmark-start text:name="_ (第5本)"/><text:span text:style-name="T526">_ (第</text:span><text:span text:style-name="T527">5</text:span><text:span text:style-name="T526">本)</text:span><text:bookmark-end text:name="_ (第5本)"/></text:p>
          <text:list>
            <text:list-item>
              <text:p text:style-name="P281"><text:span text:style-name="T484">情緒</text:span><text:span text:style-name="T474">，波濤洶湧、入戲太深、心靈平靜、心境層級、第一層級心境、</text:span><text:span text:style-name="T464">（存在 + 變化）、七宗罪。</text:span></text:p>
            </text:list-item>
            <text:list-item>
              <text:p text:style-name="P282"><text:span text:style-name="T483">飲食</text:span><text:span text:style-name="T473">，素食、水果、蜜蜂、猴子、蝗蟲、無機體個體、牛奶、羊奶、光、力、順應自然、自然無為、無為而治、紅血球、生育率、出生率、痛風、禿頭、花粉症、免疫系統風暴、</text:span><text:span text:style-name="T404">聖母情結</text:span><text:span text:style-name="T473">、</text:span><text:span text:style-name="T404">人質症候群</text:span><text:span text:style-name="T473">、維生素</text:span><text:span text:style-name="T462">D</text:span><text:span text:style-name="T473">、細菌</text:span><text:span text:style-name="T491">、本能型繁殖、泥板、石板、金屬板、硬碟、記憶卡、晶體、</text:span><text:span text:style-name="T524">飲食相態、</text:span><text:span text:style-name="T519">氣態、液態、固態、海底火山口、大腦、皮膚、氧氣</text:span><text:span text:style-name="T473">。</text:span></text:p>
            </text:list-item>
            <text:list-item>
              <text:p text:style-name="P283"><text:span text:style-name="T488">多重人格</text:span><text:span text:style-name="T479">，肉質層型多重人格、意識層型多重人格、人格、神靈、邪靈、汽車、自動駕駛。</text:span></text:p>
            </text:list-item>
            <text:list-item>
              <text:p text:style-name="P284"><text:span text:style-name="T485">思想、決策、行動</text:span><text:span text:style-name="T475">，種子、樹木、向光生長、縱向生長、橫向生長、長鞭效應、</text:span><text:span text:style-name="T482">子彈、彈道、彈痕</text:span><text:span text:style-name="T475">。</text:span></text:p>
            </text:list-item>
            <text:list-item>
              <text:p text:style-name="P285"><text:span text:style-name="T467">432（Hz</text:span><text:span text:style-name="T486">）</text:span><text:span text:style-name="T476">，。</text:span></text:p>
            </text:list-item>
            <text:list-item>
              <text:p text:style-name="P286"><text:span text:style-name="T487">一元</text:span><text:span text:style-name="T468">一</text:span><text:span text:style-name="T487">次方程式的乘積</text:span><text:span text:style-name="T477">，。</text:span></text:p>
            </text:list-item>
            <text:list-item>
              <text:p text:style-name="P286"><text:span text:style-name="T487">維度</text:span><text:span text:style-name="T477">，。</text:span></text:p>
            </text:list-item>
            <text:list-item>
              <text:p text:style-name="P286"><text:span text:style-name="T487">微塑膠</text:span><text:span text:style-name="T477">，塑膠。</text:span></text:p>
            </text:list-item>
            <text:list-item>
              <text:p text:style-name="P286"><text:span text:style-name="T525">意義</text:span><text:span text:style-name="T491">，本質、現象、意義、行動、第一層級法則、概念、數學、客觀賦予、</text:span><text:span text:style-name="T492">存在、變化、本身、</text:span><text:span text:style-name="T491">主觀賦予、描述、日食、球形閃電、假想量、假想體、三角形。</text:span></text:p>
            </text:list-item>
            <text:list-item>
              <text:p text:style-name="P288"><text:span text:style-name="T528">催眠</text:span><text:span text:style-name="T493">，高我。</text:span></text:p>
            </text:list-item>
            <text:list-item>
              <text:p text:style-name="P289"><text:span text:style-name="T718">（基督教 認定的）充滿聖靈</text:span><text:span text:style-name="T684">，超導體、電感、靈魂導師、電阻、絕緣體。</text:span></text:p>
            </text:list-item>
            <text:list-item>
              <text:p text:style-name="P290"><text:span text:style-name="T718">巧合</text:span><text:span text:style-name="T684">，必然型巧合、</text:span><text:span text:style-name="T494">（人類 認定的）神啟、金色甲蟲、榮格、石頭、碰撞、被濺起、感應、標準差、碰巧型巧合、遙視、預言、推背圖、馬前課、啟示錄、末日審判</text:span><text:span text:style-name="T684">。</text:span></text:p>
            </text:list-item>
            <text:list-item>
              <text:p text:style-name="P291"><text:span text:style-name="T719">味精</text:span><text:span text:style-name="T686">，調味料、照相、靈魂。</text:span></text:p>
            </text:list-item>
            <text:list-item>
              <text:p text:style-name="P292"><text:span text:style-name="T720">信念</text:span><text:span text:style-name="T687">，。</text:span></text:p>
            </text:list-item>
            <text:list-item>
              <text:p text:style-name="P293"><text:span text:style-name="T720">上癮</text:span><text:span text:style-name="T687">，奶嘴樂、</text:span><text:span text:style-name="T698">知道、思考、想像</text:span><text:span text:style-name="T687">。</text:span></text:p>
            </text:list-item>
            <text:list-item>
              <text:p text:style-name="P294"><text:span text:style-name="T720">太陽</text:span><text:span text:style-name="T687">，。</text:span></text:p>
            </text:list-item>
            <text:list-item>
              <text:p text:style-name="P294"><text:span text:style-name="T720">氣功</text:span><text:span text:style-name="T687">，。</text:span></text:p>
            </text:list-item>
            <text:list-item>
              <text:p text:style-name="P295"><text:span text:style-name="T721">腸腦</text:span><text:span text:style-name="T688">，</text:span><text:span text:style-name="T693">腸胃蠕動、脊隨、大腦</text:span><text:span text:style-name="T688">。</text:span></text:p>
            </text:list-item>
            <text:list-item>
              <text:p text:style-name="P296"><text:span text:style-name="T721">非監督式學習</text:span><text:span text:style-name="T688">，。</text:span></text:p>
            </text:list-item>
            <text:list-item>
              <text:p text:style-name="P296"><text:span text:style-name="T721">共存</text:span><text:span text:style-name="T688">，星星的孩子、阿米、愛心、導師制型共存、共生。</text:span></text:p>
            </text:list-item>
            <text:list-item>
              <text:p text:style-name="P297"><text:span text:style-name="T721">飛行</text:span><text:span text:style-name="T688">，靜電、蘊含型變化、微中子、渦輪引擎、</text:span><text:span text:style-name="T494">磁流推進器、</text:span><text:span text:style-name="T712">力譜、不可</text:span><text:span text:style-name="T516">&lt;?</text:span><text:span text:style-name="T517">a</text:span><text:span text:style-name="T713">&gt;</text:span><text:span text:style-name="T712">譜</text:span><text:span text:style-name="T688">。</text:span></text:p>
            </text:list-item>
            <text:list-item>
              <text:p text:style-name="P296"><text:span text:style-name="T721">亞特蘭提斯</text:span><text:span text:style-name="T688">，亞特蘭提斯文明、蘇美爾文明、西方文明。</text:span></text:p>
            </text:list-item>
            <text:list-item>
              <text:p text:style-name="P296"><text:span text:style-name="T721">姆大陸</text:span><text:span text:style-name="T688">，姆大陸文明、東方文明、冥想、道家、道德經、神話時代。</text:span></text:p>
            </text:list-item>
            <text:list-item>
              <text:p text:style-name="P298"><text:span text:style-name="T722">黑洞</text:span><text:span text:style-name="T689">，。</text:span></text:p>
            </text:list-item>
            <text:list-item>
              <text:p text:style-name="P299"><text:span text:style-name="T722">夢</text:span><text:span text:style-name="T689">，作夢、腸腦、大腦、夢境、主視角。</text:span></text:p>
            </text:list-item>
            <text:list-item>
              <text:p text:style-name="P299"><text:span text:style-name="T530">AI</text:span><text:span text:style-name="T690">，未來人</text:span><text:span text:style-name="T495">2062</text:span><text:span text:style-name="T690">。</text:span></text:p>
            </text:list-item>
            <text:list-item>
              <text:p text:style-name="P299"><text:span text:style-name="T723">文明</text:span><text:span text:style-name="T690">，本能文明、傳承文明、信念文明、物質文明、精神文明、新生文明、遙視、數學模型、法則層級。</text:span></text:p>
            </text:list-item>
            <text:list-item>
              <text:p text:style-name="P299"><text:span text:style-name="T723">宇宙觀</text:span><text:span text:style-name="T690">，牛頓、萊布尼茲、本書、個體宇宙觀、宇宙胞、</text:span><text:span text:style-name="T496">&lt;_?</text:span><text:span text:style-name="T497">3_&gt;</text:span><text:span text:style-name="T691">個體</text:span><text:span text:style-name="T690">。</text:span></text:p>
            </text:list-item>
            <text:list-item>
              <text:p text:style-name="P300"><text:span text:style-name="T854">宇宙起源</text:span><text:span text:style-name="T853">，宇宙大爆炸理論、宇宙暴漲理論、</text:span><text:span text:style-name="T690">個體宇宙觀</text:span><text:span text:style-name="T853">。</text:span></text:p>
            </text:list-item>
            <text:list-item>
              <text:p text:style-name="P301"><text:span text:style-name="T724">工具</text:span><text:span text:style-name="T692">，通用型工具、特化型工具</text:span><text:span text:style-name="T683">、</text:span><text:span text:style-name="T692">單工、半雙工、雙工、認知、蜜蜂、共生。</text:span></text:p>
            </text:list-item>
            <text:list-item>
              <text:p text:style-name="P301"><text:span text:style-name="T724">血液</text:span><text:span text:style-name="T692">，肺泡。</text:span></text:p>
            </text:list-item>
            <text:list-item>
              <text:p text:style-name="P301"><text:span text:style-name="T724">鑽石</text:span><text:span text:style-name="T692">，碳。</text:span></text:p>
            </text:list-item>
            <text:list-item>
              <text:p text:style-name="P302"><text:span text:style-name="T724">免費能源</text:span><text:span text:style-name="T692">，月光、太陽風、宇宙射線、微波、舒曼波</text:span><text:span text:style-name="T499">、</text:span><text:span text:style-name="T500">8</text:span><text:span text:style-name="T498">（Hz）電磁波、特斯拉</text:span><text:span text:style-name="T692">。</text:span></text:p>
            </text:list-item>
            <text:list-item>
              <text:p text:style-name="P303"><text:span text:style-name="T724">平行宇宙</text:span><text:span text:style-name="T692">，（人類 認定的）平行宇宙、</text:span><text:span text:style-name="T494">布朗運動</text:span><text:span text:style-name="T692">。</text:span></text:p>
            </text:list-item>
            <text:list-item>
              <text:p text:style-name="P304"><text:span text:style-name="T724">宇宙常數</text:span><text:span text:style-name="T692">，</text:span><text:span text:style-name="T499">&lt;_?</text:span><text:span text:style-name="T501">3_&gt;個</text:span><text:span text:style-name="T694">體、幾何形狀、材料特性、內在物質、內部機制、本身、一切</text:span><text:span text:style-name="T692">。</text:span></text:p>
            </text:list-item>
            <text:list-item>
              <text:p text:style-name="P305"><text:span text:style-name="T725">維度棋</text:span><text:span text:style-name="T502">，</text:span><text:span text:style-name="T503">n</text:span><text:span text:style-name="T696">維棋、</text:span><text:span text:style-name="T695">黑白棋、象棋。</text:span></text:p>
            </text:list-item>
            <text:list-item>
              <text:p text:style-name="P305"><text:span text:style-name="T725">卍</text:span><text:span text:style-name="T695">，佛家、道家、太極、順時鐘、北半球。</text:span></text:p>
            </text:list-item>
            <text:list-item>
              <text:p text:style-name="P306"><text:span text:style-name="T726">衰老</text:span><text:span text:style-name="T702">，</text:span><text:span text:style-name="T710">人類、鯨魚</text:span><text:span text:style-name="T702">、</text:span><text:span text:style-name="T514">&lt;?</text:span><text:span text:style-name="T515">a&gt;流學</text:span><text:span text:style-name="T702">。</text:span></text:p>
            </text:list-item>
            <text:list-item>
              <text:p text:style-name="P307"><text:span text:style-name="T726">月球</text:span><text:span text:style-name="T702">，。</text:span></text:p>
            </text:list-item>
            <text:list-item>
              <text:p text:style-name="P308"><text:span text:style-name="T726">黏菌</text:span><text:span text:style-name="T702">，。</text:span></text:p>
            </text:list-item>
          </text:list>
        </text:list-item>
        <text:list-item>
          <text:p text:style-name="P309"><text:bookmark-start text:name="_ (第6本)"/><text:span text:style-name="T526">_ (第</text:span><text:span text:style-name="T529">6</text:span><text:span text:style-name="T526">本)</text:span><text:bookmark-end text:name="_ (第6本)"/></text:p>
          <text:list>
            <text:list-item>
              <text:p text:style-name="P310"><text:span text:style-name="T526">錢</text:span><text:span text:style-name="T494">，信念法則、</text:span><text:span text:style-name="T685">自然產物、自然現象、私人財產、私人資產、私人用品、個人用品、</text:span><text:span text:style-name="T494">身體、自己、愛、母愛、父愛、群體愛、子代、尊敬、仰慕、報答、愛己</text:span><text:span text:style-name="T683">、</text:span><text:span text:style-name="T494">愛人、被愛、走路、資本主義、共產主義、虛無主義</text:span><text:span text:style-name="T697">、虛無體制</text:span><text:span text:style-name="T494">。</text:span></text:p>
            </text:list-item>
            <text:list-item>
              <text:p text:style-name="P311"><text:span text:style-name="T717">凌辱型監控</text:span><text:span text:style-name="T683">，稜鏡計畫。</text:span></text:p>
            </text:list-item>
            <text:list-item>
              <text:p text:style-name="P312"><text:span text:style-name="T717">藝術品</text:span><text:span text:style-name="T683">，。</text:span></text:p>
            </text:list-item>
            <text:list-item>
              <text:p text:style-name="P313"><text:span text:style-name="T717">核汙染危機</text:span><text:span text:style-name="T683">，。</text:span></text:p>
            </text:list-item>
            <text:list-item>
              <text:p text:style-name="P314"><text:span text:style-name="T537">權力</text:span><text:span text:style-name="T505">，</text:span><text:span text:style-name="T508">一九八四</text:span><text:span text:style-name="T506">、權限、</text:span><text:span text:style-name="T507">Permission、Power limit、權力上限、權力域、權力下限、</text:span><text:span text:style-name="T506">自由、數學、有理數域、無理數域、虛數域、微積分、線性代數、加減乘除</text:span><text:span text:style-name="T683">、</text:span><text:span text:style-name="T400">俾斯</text:span><text:span text:style-name="T401">麥</text:span><text:span text:style-name="T703">、胡克、畫像、牛頓、恐怖攻擊、</text:span><text:span text:style-name="T705">泰德卡辛斯基、</text:span><text:span text:style-name="T704">濫權、濫用工具、耗能、適當的使用權限</text:span><text:span text:style-name="T703">、善用</text:span><text:span text:style-name="T704">工具、省能、</text:span><text:span text:style-name="T703">解散軍隊、退休隱居、喬治</text:span><text:span text:style-name="T521">·</text:span><text:span text:style-name="T703">華盛頓</text:span><text:span text:style-name="T704">、缺能、無能、反能</text:span><text:span text:style-name="T518">、</text:span><text:span text:style-name="T494">彈手指、</text:span><text:span text:style-name="T706">扁鵲醫術</text:span><text:span text:style-name="T704">、</text:span><text:span text:style-name="T518">維持、提升、昇華、傳承、新生</text:span><text:span text:style-name="T505">。</text:span></text:p>
            </text:list-item>
            <text:list-item>
              <text:p text:style-name="P315"><text:span text:style-name="T727">公平</text:span><text:span text:style-name="T706">，公共平等型公平、</text:span><text:span text:style-name="T868">資本</text:span><text:span text:style-name="T522">體制、</text:span><text:span text:style-name="T868">共產</text:span><text:span text:style-name="T522">體制、義務教育</text:span><text:span text:style-name="T706">、公正平等型公平、聯通管原理、</text:span><text:span text:style-name="T523">虛無</text:span><text:span text:style-name="T522">體制、</text:span><text:span text:style-name="T707">導師制</text:span><text:span text:style-name="T706">。</text:span></text:p>
            </text:list-item>
            <text:list-item>
              <text:p text:style-name="P316"><text:span text:style-name="T719">心理學</text:span><text:span text:style-name="T686">，</text:span><text:span text:style-name="T509">信念法則、</text:span><text:span text:style-name="T716">投影世界觀、錯誤嘗試法、類神經網路、（試圖）邏輯自洽、暴力破解、盲人潛水</text:span><text:span text:style-name="T509">、</text:span><text:span text:style-name="T686">性、佛洛伊德、黑盒子、灰盒子、白盒子、人造閃電、尼古拉</text:span><text:span text:style-name="T511">·</text:span><text:span text:style-name="T686">特斯拉</text:span><text:span text:style-name="T683">、</text:span><text:span text:style-name="T686">洞</text:span><text:span text:style-name="T708">穴理論</text:span><text:span text:style-name="T686">、</text:span><text:span text:style-name="T708">柏拉圖、</text:span><text:span text:style-name="T711">黑白畫像、強迫症、潔癖、自閉症、</text:span><text:span text:style-name="T512">PUA、</text:span><text:span text:style-name="T711">反社會人格、</text:span><text:span text:style-name="T686">精神病院、</text:span><text:span text:style-name="T510">思覺謬誤</text:span><text:span text:style-name="T686">、</text:span><text:span text:style-name="T711">意識層、第一層級意識（以上）、第一層級法則（以上）</text:span><text:span text:style-name="T708">、</text:span><text:span text:style-name="T686">鴿子跳舞、史金納箱、藍色窗簾、黑白圖案、</text:span><text:span text:style-name="T709">主觀賦予、</text:span><text:span text:style-name="T512">過度</text:span><text:span text:style-name="T513">擬合、</text:span><text:span text:style-name="T686">心理</text:span><text:span text:style-name="T711">醫生、心理疾病</text:span><text:span text:style-name="T686">。</text:span></text:p>
            </text:list-item>
            <text:list-item>
              <text:p text:style-name="P317"><text:span text:style-name="T719">喝酒</text:span><text:span text:style-name="T686">，船上、暈船。</text:span></text:p>
            </text:list-item>
            <text:list-item>
              <text:p text:style-name="P318"><text:span text:style-name="T719">吸菸</text:span><text:span text:style-name="T686">，。</text:span></text:p>
            </text:list-item>
          </text:list>
        </text:list-item>
        <text:list-item>
          <text:p text:style-name="P319"><text:bookmark-start text:name="_ (第7本)"/><text:span text:style-name="T526">_ (第</text:span><text:span text:style-name="T531">7</text:span><text:span text:style-name="T526">本)</text:span><text:bookmark-end text:name="_ (第7本)"/></text:p>
          <text:list>
            <text:list-item>
              <text:p text:style-name="P320"><text:span text:style-name="T526">思覺</text:span><text:span text:style-name="T494">，思覺層級、第a層級思覺、</text:span><text:span text:style-name="T699">認知、思考、想法、</text:span><text:span text:style-name="T714">皮膚、肌肉、</text:span><text:span text:style-name="T702">意識層</text:span><text:span text:style-name="T715">法則、肉質</text:span><text:span text:style-name="T702">層</text:span><text:span text:style-name="T715">法則、物理定律、化學反應、第零層級法則</text:span><text:span text:style-name="T494">。</text:span></text:p>
            </text:list-item>
            <text:list-item>
              <text:p text:style-name="P320"><text:span text:style-name="T525">有機體奇點</text:span><text:span text:style-name="T491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6">，。</text:span></text:p>
            </text:list-item>
            <text:list-item>
              <text:p text:style-name="P14"><text:span text:style-name="T2">溫室效應</text:span><text:span text:style-name="T46">，。</text:span></text:p>
            </text:list-item>
            <text:list-item>
              <text:p text:style-name="P14"><text:span text:style-name="T102">回憶</text:span><text:span text:style-name="T278">，視覺、聽覺、觸覺、嗅覺、味覺、思覺</text:span><text:span text:style-name="T46">。</text:span></text:p>
            </text:list-item>
            <text:list-item>
              <text:p text:style-name="P14"><text:span text:style-name="T2">盲點</text:span><text:span text:style-name="T46">，。</text:span></text:p>
            </text:list-item>
            <text:list-item>
              <text:p text:style-name="P14"><text:span text:style-name="T32">摩擦力</text:span><text:span text:style-name="T55">，。</text:span></text:p>
            </text:list-item>
            <text:list-item>
              <text:p text:style-name="P14"><text:span text:style-name="T679">愛</text:span><text:span text:style-name="T557">，。</text:span></text:p>
            </text:list-item>
          </text:list>
        </text:list-item>
        <text:list-item>
          <text:p text:style-name="P15"><text:bookmark-start text:name="_ (第8本)"/><text:span text:style-name="T642">_ (第</text:span><text:span text:style-name="T644">8</text:span><text:span text:style-name="T642">本)</text:span><text:bookmark-end text:name="_ (第8本)"/></text:p>
          <text:list>
            <text:list-item>
              <text:p text:style-name="P15"><text:span text:style-name="T642">腦中聲音</text:span><text:span text:style-name="T558">，。</text:span></text:p>
            </text:list-item>
            <text:list-item>
              <text:p text:style-name="P15"><text:span text:style-name="T642">畢氏定理</text:span><text:span text:style-name="T558">，。</text:span></text:p>
            </text:list-item>
            <text:list-item>
              <text:p text:style-name="P15"><text:span text:style-name="T642">根號內的負平方</text:span><text:span text:style-name="T558">，。</text:span></text:p>
            </text:list-item>
            <text:list-item>
              <text:p text:style-name="P16"><text:span text:style-name="T642">預知能力</text:span><text:span text:style-name="T558">，。</text:span></text:p>
            </text:list-item>
            <text:list-item>
              <text:p text:style-name="P57"><text:span text:style-name="T645">超能力</text:span><text:span text:style-name="T626">，</text:span><text:span text:style-name="T640">CIA、</text:span><text:span text:style-name="T808">星門計畫</text:span><text:span text:style-name="T626">。</text:span></text:p>
            </text:list-item>
          </text:list>
        </text:list-item>
        <text:list-item>
          <text:p text:style-name="P58"><text:bookmark-start text:name="_ (第9本)"/><text:span text:style-name="T646">_ (第</text:span><text:span text:style-name="T650">9</text:span><text:span text:style-name="T646">本)</text:span><text:bookmark-end text:name="_ (第9本)"/></text:p>
          <text:list>
            <text:list-item>
              <text:p text:style-name="P59"><text:span text:style-name="T646">外星、內星</text:span><text:span text:style-name="T626">，。</text:span></text:p>
            </text:list-item>
            <text:list-item>
              <text:p text:style-name="P60"><text:span text:style-name="T824">遺跡</text:span><text:span text:style-name="T626">，</text:span><text:span text:style-name="T799">埃及、金字塔、獅身人面像、</text:span><text:span text:style-name="T800">蘇美爾王表、蘇美爾神話、吉爾伽美什史詩</text:span><text:span text:style-name="T626">。</text:span></text:p>
            </text:list-item>
          </text:list>
        </text:list-item>
        <text:list-item>
          <text:p text:style-name="P243"><text:span text:style-name="T626">_ (第</text:span><text:span text:style-name="T633">1</text:span><text:span text:style-name="T634">0</text:span><text:span text:style-name="T626">本)</text:span></text:p>
          <text:list>
            <text:list-item>
              <text:p text:style-name="P61"><text:span text:style-name="T824">太陽</text:span><text:span text:style-name="T626">，</text:span><text:span text:style-name="T800">太陽風暴、太陽黑子、等離子</text:span><text:span text:style-name="T626">。</text:span></text:p>
            </text:list-item>
            <text:list-item>
              <text:p text:style-name="P62"><text:span text:style-name="T649">反重力</text:span><text:span text:style-name="T626">，</text:span><text:span text:style-name="T628">保</text:span><text:span text:style-name="T800">溫</text:span><text:span text:style-name="T628">瓶、電能型運動</text:span><text:span text:style-name="T619">、</text:span><text:span text:style-name="T803">量子隧穿效應</text:span><text:span text:style-name="T628">、潛水艇、空洞現象、</text:span><text:span text:style-name="T804">空間節點密度</text:span><text:span text:style-name="T626">。</text:span></text:p>
            </text:list-item>
            <text:list-item>
              <text:p text:style-name="P63"><text:span text:style-name="T647">&lt;?</text:span><text:span text:style-name="T648">a&gt;</text:span><text:span text:style-name="T825">文明</text:span><text:span text:style-name="T801">，生命、電子文明、人類文明、星系文明、都普勒效應、紅移、光文明、力文明、</text:span><text:span text:style-name="T802">從眾效應、百猴效應、</text:span><text:span text:style-name="T627">史金納</text:span><text:span text:style-name="T802">箱、習得性無助</text:span><text:span text:style-name="T626">。</text:span></text:p>
            </text:list-item>
            <text:list-item>
              <text:p text:style-name="P64"><text:span text:style-name="T827">前世記憶</text:span><text:span text:style-name="T802">，樹狀圖、投影型蘊含</text:span><text:span text:style-name="T626">。</text:span></text:p>
            </text:list-item>
            <text:list-item>
              <text:p text:style-name="P65"><text:span text:style-name="T646">造物主</text:span><text:span text:style-name="T626">，</text:span><text:span text:style-name="T629">包覆、蘊含、孕育、肉質層、意識層、肉質層和意識層複合型</text:span><text:span text:style-name="T626">。</text:span></text:p>
            </text:list-item>
          </text:list>
        </text:list-item>
        <text:list-item>
          <text:p text:style-name="P66"><text:bookmark-start text:name="_ (第11本)"/><text:span text:style-name="T646">_ (第</text:span><text:span text:style-name="T651">11</text:span><text:span text:style-name="T646">本)</text:span><text:bookmark-end text:name="_ (第11本)"/></text:p>
          <text:list>
            <text:list-item>
              <text:p text:style-name="P67"><text:span text:style-name="T646">感知</text:span><text:span text:style-name="T626">，</text:span><text:span text:style-name="T635">皮亞杰、圖式、同化、順應、平衡、不平衡、單一</text:span><text:span text:style-name="T630">型</text:span><text:span text:style-name="T635">感知、</text:span><text:span text:style-name="T630">複合型感知、</text:span><text:span text:style-name="T626">融合</text:span><text:span text:style-name="T630">型</text:span><text:span text:style-name="T626">感知、融合</text:span><text:span text:style-name="T630">型</text:span><text:span text:style-name="T626">感測、</text:span><text:span text:style-name="T630">同質型融合感知、異質型融合感知</text:span><text:span text:style-name="T626">。</text:span></text:p>
            </text:list-item>
            <text:list-item>
              <text:p text:style-name="P68"><text:span text:style-name="T646">空間</text:span><text:span text:style-name="T626">，動能型運動、電能型運動、</text:span><text:span text:style-name="T630">&lt;?</text:span><text:span text:style-name="T631">2&gt;</text:span><text:span text:style-name="T802">彈性係數、</text:span><text:span text:style-name="T630">&lt;?</text:span><text:span text:style-name="T631">1&gt;</text:span><text:span text:style-name="T802">彈性係數</text:span><text:span text:style-name="T626">。</text:span></text:p>
            </text:list-item>
            <text:list-item>
              <text:p text:style-name="P82"><text:span text:style-name="T646">n維空間</text:span><text:span text:style-name="T626">，。</text:span></text:p>
            </text:list-item>
            <text:list-item>
              <text:p text:style-name="P83"><text:span text:style-name="T826">擁有、包覆、蘊含、宗疊</text:span><text:span text:style-name="T626">，錯位、濃度值、改變、XY坐標系、極坐標系、</text:span><text:span text:style-name="T807">命名方式、命名規則、命名規律</text:span><text:span text:style-name="T626">。</text:span></text:p>
            </text:list-item>
            <text:list-item>
              <text:p text:style-name="P84"><text:span text:style-name="T826">投影世界觀</text:span><text:span text:style-name="T626">，圖案、</text:span><text:span text:style-name="T632">RGB、紅色值、綠色值、像素、</text:span><text:span text:style-name="T626">量子糾纏、柏拉圖、洞穴理論、</text:span><text:span text:style-name="T802">真實世界</text:span><text:span text:style-name="T626">。</text:span></text:p>
            </text:list-item>
          </text:list>
        </text:list-item>
        <text:list-item>
          <text:p text:style-name="P85"><text:bookmark-start text:name="_ (第12本)"/><text:span text:style-name="T646">_ (第</text:span><text:span text:style-name="T651">1</text:span><text:span text:style-name="T652">2</text:span><text:span text:style-name="T646">本)</text:span><text:bookmark-end text:name="_ (第12本)"/></text:p>
          <text:list>
            <text:list-item>
              <text:p text:style-name="P86"><text:span text:style-name="T828">有機率（正在、試圖）監視、控制 的 勢力、存在、個體</text:span><text:span text:style-name="T626">，</text:span><text:span text:style-name="T802">真實世界</text:span><text:span text:style-name="T626">。</text:span></text:p>
            </text:list-item>
            <text:list-item>
              <text:p text:style-name="P87"><text:span text:style-name="T829">晶體</text:span><text:span text:style-name="T626">，</text:span><text:span text:style-name="T805">分光、折射、漫射、散射、集射、散光、凸透鏡、對焦、凹透鏡、</text:span><text:span text:style-name="T806">破壞型共振</text:span><text:span text:style-name="T805">、建設型共振、頻率、紅移、紫移、紅光、綠光、紫光、空間節點密度、鳥類個體、拍翅膀、主動式降噪耳機、雷射、零摩擦力、無摩擦力、沒有摩擦力、載具、飛行器</text:span><text:span text:style-name="T626">。</text:span></text:p>
            </text:list-item>
            <text:list-item>
              <text:p text:style-name="P88"><text:span text:style-name="T829">內觀</text:span><text:span text:style-name="T805">，意識層法則。</text:span></text:p>
            </text:list-item>
            <text:list-item>
              <text:p text:style-name="P89"><text:span text:style-name="T829">傳承</text:span><text:span text:style-name="T799">，。</text:span></text:p>
            </text:list-item>
            <text:list-item>
              <text:p text:style-name="P89"><text:span text:style-name="T830">學門</text:span><text:span text:style-name="T799">，資產、常識、人脈、</text:span><text:span text:style-name="T636">第</text:span><text:span text:style-name="T637">a層級意</text:span><text:span text:style-name="T858">識、假想世界</text:span><text:span text:style-name="T799">。</text:span></text:p>
            </text:list-item>
            <text:list-item>
              <text:p text:style-name="P90"><text:span text:style-name="T653">第</text:span><text:span text:style-name="T654">a層級</text:span><text:span text:style-name="T857">，</text:span><text:span text:style-name="T636">第0層</text:span><text:span text:style-name="T857">級相態</text:span><text:span text:style-name="T799">。</text:span></text:p>
            </text:list-item>
            <text:list-item>
              <text:p text:style-name="P93"><text:span text:style-name="T830">超自然現象</text:span><text:span text:style-name="T799">，日蝕、神化、神話化、信念化、</text:span><text:span text:style-name="T805">史金納箱的 鴿子、好奇、亞里斯多德、特斯拉、點亮 螢光燈管、</text:span><text:span text:style-name="T809">天動說、本輪</text:span><text:span text:style-name="T799">。</text:span></text:p>
            </text:list-item>
          </text:list>
        </text:list-item>
        <text:list-item>
          <text:p text:style-name="P91"><text:span text:style-name="T646">_</text:span><text:bookmark-start text:name="_ (第13本)"/><text:span text:style-name="T646"> (第</text:span><text:span text:style-name="T651">1</text:span><text:span text:style-name="T657">3</text:span><text:span text:style-name="T646">本)</text:span><text:bookmark-end text:name="_ (第13本)"/></text:p>
          <text:list>
            <text:list-item>
              <text:p text:style-name="P244"><text:span text:style-name="T859">宗量層級</text:span><text:span text:style-name="T559">，。</text:span></text:p>
            </text:list-item>
            <text:list-item>
              <text:p text:style-name="P91"><text:span text:style-name="T655">&lt;?</text:span><text:span text:style-name="T656">a</text:span><text:span text:style-name="T655">&gt;個體</text:span><text:span text:style-name="T638">，第</text:span><text:span text:style-name="T639">a層級宗量個體</text:span><text:span text:style-name="T799">。</text:span></text:p>
            </text:list-item>
            <text:list-item>
              <text:p text:style-name="P92"><text:span text:style-name="T831">意識層個體</text:span><text:span text:style-name="T799">，第一層級法則、第二層級法則、第三層級意識。</text:span></text:p>
            </text:list-item>
          </text:list>
        </text:list-item>
        <text:list-item>
          <text:p text:style-name="P230"><text:bookmark-start text:name="_宗量層級 (第1本)"/><text:span text:style-name="T120">宗量層</text:span><text:span text:style-name="T309">級</text:span><text:span text:style-name="T122"> (第1本)</text:span><text:bookmark-end text:name="_宗量層級 (第1本)"/></text:p>
          <text:list>
            <text:list-item>
              <text:p text:style-name="P231"><text:span text:style-name="T175">宗量層級 與 尺度</text:span><text:span text:style-name="T275">，。</text:span></text:p>
            </text:list-item>
            <text:list-item>
              <text:p text:style-name="P231"><text:span text:style-name="T175">宗</text:span><text:span text:style-name="T176">量層級 與 </text:span><text:span text:style-name="T175">蘊含</text:span><text:span text:style-name="T176">飽和現象</text:span><text:span text:style-name="T275">，。</text:span></text:p>
            </text:list-item>
          </text:list>
        </text:list-item>
        <text:list-item>
          <text:p text:style-name="P230"><text:bookmark-start text:name="_時空旅行 (第1本)"/><text:span text:style-name="T120">時空旅</text:span><text:span text:style-name="T309">行</text:span><text:span text:style-name="T122"> (第1本)</text:span><text:bookmark-end text:name="_時空旅行 (第1本)"/></text:p>
          <text:list>
            <text:list-item>
              <text:p text:style-name="P114"><text:span text:style-name="T63">時空旅行 有兩種</text:span><text:span text:style-name="T150">，</text:span><text:span text:style-name="T120">音樂盒、交響樂盒、白血球、遊走、血管壁、遙視、空間旅行</text:span><text:span text:style-name="T190">、超前的其他宗疊個體、延遲的其他宗疊個體</text:span><text:span text:style-name="T309">。</text:span></text:p>
              <text:list>
                <text:list-item>
                  <text:p text:style-name="P171"><text:span text:style-name="T66">能量、儲量 (第2本)</text:span><text:span text:style-name="T122"> 的 </text:span><text:span text:style-name="T64">空間維度</text:span><text:span text:style-name="T310">。</text:span></text:p>
                </text:list-item>
              </text:list>
            </text:list-item>
            <text:list-item>
              <text:p text:style-name="P172"><text:span text:style-name="T98">時空旅行層級</text:span><text:span text:style-name="T177">，第一層級時空旅行。</text:span></text:p>
            </text:list-item>
          </text:list>
        </text:list-item>
        <text:list-item>
          <text:p text:style-name="P245"><text:bookmark-start text:name="_傳承 (第1本)"/><text:span text:style-name="T120">傳</text:span><text:span text:style-name="T309">承</text:span><text:span text:style-name="T120"> (第1本)</text:span><text:bookmark-end text:name="_傳承 (第1本)"/></text:p>
          <text:list>
            <text:list-item>
              <text:p text:style-name="P17"><text:span text:style-name="T83">傳承 的 發展層級</text:span><text:span text:style-name="T257">，</text:span><text:span text:style-name="T260">本能法則 → 信念法則 → 肉質層法則 → 意識層法則，盲人摸象、日食。</text:span></text:p>
            </text:list-item>
            <text:list-item>
              <text:p text:style-name="P268"><text:span text:style-name="T213">法則 與 層級</text:span><text:span text:style-name="T221">，</text:span><text:span text:style-name="T222">法則層級、第零層級法則、振動、</text:span><text:span text:style-name="T221">震動、頻率、震幅、聲音、溫度、</text:span><text:span text:style-name="T391">跳躍型旅行</text:span><text:span text:style-name="T221">、調頻、調變、頻率、星船、魔法、神祕學、超能力、聲流學、音樂、醫學、西醫</text:span><text:span text:style-name="T226">、病灶</text:span><text:span text:style-name="T221">、中醫、第二層級法則、意識層法則、精神層法則、精神世界、物質世界</text:span><text:span text:style-name="T354">。</text:span></text:p>
            </text:list-item>
          </text:list>
        </text:list-item>
        <text:list-item>
          <text:p text:style-name="P247"><text:bookmark-start text:name="世界 (第1本)"/>世界<text:span text:style-name="T122"> (第1本)</text:span><text:bookmark-end text:name="世界 (第1本)"/></text:p>
          <text:list>
            <text:list-item>
              <text:p text:style-name="P269"><text:span text:style-name="T373">世界</text:span><text:span text:style-name="T228">，</text:span><text:span text:style-name="T227">。</text:span></text:p>
            </text:list-item>
          </text:list>
        </text:list-item>
        <text:list-item>
          <text:p text:style-name="P248"><text:bookmark-start text:name="宇宙胞 (第1本)"/>宇宙胞<text:span text:style-name="T120"> (第1本)</text:span><text:bookmark-end text:name="宇宙胞 (第1本)"/></text:p>
          <text:list>
            <text:list-item>
              <text:p text:style-name="P214"><text:span text:style-name="T110">宇宙胞</text:span><text:span text:style-name="T282">，</text:span><text:span text:style-name="T283">中二台詞，雖然是遊戲，但（對 玩家個體 來說）可不是鬧著玩的</text:span><text:span text:style-name="T282">。</text:span></text:p>
            </text:list-item>
            <text:list-item>
              <text:p text:style-name="P215"><text:span text:style-name="T292">&lt;_?</text:span><text:span text:style-name="T293">3_&gt;個體的 </text:span><text:span text:style-name="T292">癌化現象</text:span><text:span text:style-name="T291">，。</text:span></text:p>
            </text:list-item>
            <text:list-item>
              <text:p text:style-name="P216"><text:span text:style-name="T115">三角形</text:span><text:span text:style-name="T290">，。</text:span></text:p>
            </text:list-item>
            <text:list-item>
              <text:p text:style-name="P177"><text:span text:style-name="T376">3</text:span><text:span text:style-name="T147">，3+3、3*3，3//3</text:span><text:span text:style-name="T338">。</text:span></text:p>
            </text:list-item>
            <text:list-item>
              <text:p text:style-name="P178"><text:span text:style-name="T24">阿卡西紀錄</text:span><text:span text:style-name="T341">，離線式、連線式、覺醒、融為一體、非道揚鑣。</text:span></text:p>
            </text:list-item>
            <text:list-item>
              <text:p text:style-name="P179"><text:span text:style-name="T24">紫徽星</text:span><text:span text:style-name="T341">，。</text:span></text:p>
            </text:list-item>
            <text:list-item>
              <text:p text:style-name="P180"><text:span text:style-name="T24">佛渡有緣人</text:span><text:span text:style-name="T341">，導師制、蘋果、</text:span><text:span text:style-name="T345">泰德卡辛斯基</text:span><text:span text:style-name="T341">。</text:span></text:p>
            </text:list-item>
          </text:list>
        </text:list-item>
        <text:list-item>
          <text:p text:style-name="P264"><text:bookmark-start text:name="肉質層、意識層 (第1本)"/>肉質層、意識層<text:span text:style-name="T120"> (第1本)</text:span><text:bookmark-end text:name="肉質層、意識層 (第1本)"/></text:p>
          <text:list>
            <text:list-item>
              <text:p text:style-name="P270"><text:span text:style-name="T214">既視感</text:span><text:span text:style-name="T225">，。</text:span></text:p>
            </text:list-item>
            <text:list-item>
              <text:p text:style-name="P271"><text:span text:style-name="T214">肉質層、意識層</text:span><text:span text:style-name="T225">，型態層級、第零層級型態、法則層級、</text:span><text:span text:style-name="T222">第零層級法則、宗量層級、</text:span><text:span text:style-name="T232">肉質層通訊、</text:span><text:span text:style-name="T233">意識</text:span><text:span text:style-name="T232">層通訊、</text:span><text:span text:style-name="T233">電腦、</text:span><text:span text:style-name="T231">榮格、集體潛意識</text:span><text:span text:style-name="T233">、思覺、通訊協定層級、第一層級通訊協定、聲音語言、汽車、</text:span><text:span text:style-name="T234">松果體、</text:span><text:span text:style-name="T232">飛機、</text:span><text:span text:style-name="T235">控制系統、</text:span><text:span text:style-name="T236">自動駕駛系統、</text:span><text:span text:style-name="T237">皮托管、桌布、重力波</text:span><text:span text:style-name="T225">。</text:span></text:p>
            </text:list-item>
          </text:list>
        </text:list-item>
        <text:list-item>
          <text:p text:style-name="P272"><text:bookmark-start text:name="肉質層、意識層(第2本)"/><text:span text:style-name="T214">肉質層、意識層</text:span><text:span text:style-name="T538">(第</text:span><text:span text:style-name="T539">2</text:span><text:span text:style-name="T538">本)</text:span><text:bookmark-end text:name="肉質層、意識層(第2本)"/></text:p>
          <text:list>
            <text:list-item>
              <text:p text:style-name="P270"><text:span text:style-name="T215">&lt;?3&gt;個體 與 </text:span><text:span text:style-name="T214">&lt;?</text:span><text:span text:style-name="T216">2&gt;個體 與 </text:span><text:span text:style-name="T214">萬物法則</text:span><text:span text:style-name="T225">，。</text:span></text:p>
            </text:list-item>
            <text:list-item>
              <text:p text:style-name="P270"><text:span text:style-name="T214">物質文明、精神文明 與 成長期、成熟期、衰亡期</text:span><text:span text:style-name="T225">，。</text:span></text:p>
            </text:list-item>
            <text:list-item>
              <text:p text:style-name="P321"><text:span text:style-name="T193">自由意識</text:span><text:span text:style-name="T238">，意識權、減速條、汽車、自動駕駛系統、被動意識、主意識的本質、潛意識。</text:span></text:p>
            </text:list-item>
          </text:list>
        </text:list-item>
        <text:list-item>
          <text:p text:style-name="P322"><text:bookmark-start text:name="肉質層、意識層(第3本)"/><text:span text:style-name="T211">肉質層、意識層</text:span><text:span text:style-name="T538">(第</text:span><text:span text:style-name="T540">3</text:span><text:span text:style-name="T538">本)</text:span><text:bookmark-end text:name="肉質層、意識層(第3本)"/></text:p>
          <text:list>
            <text:list-item>
              <text:p text:style-name="P115"><text:span text:style-name="T87">光、力</text:span><text:span text:style-name="T156">，傳遞、蘊含、反蘊含、折射</text:span><text:span text:style-name="T444">、</text:span><text:span text:style-name="T445">有機率是&lt;?2&gt;個體，物體有機率是&lt;?</text:span><text:span text:style-name="T446">1&gt;個體</text:span><text:span text:style-name="T156">、弦、姿勢、彈簧、震動學、阻尼球、金字塔、冥想、聲流學、輝光、</text:span><text:span text:style-name="T168">相撞、粒子、突波、衰變、半衰期、偏振光、偏振力、偏振宗量、視覺、聽覺、觸覺、嗅覺、味覺、視覺和觸覺的複合型覺</text:span><text:span text:style-name="T122">、微波爐、雞蛋、水</text:span><text:span text:style-name="T168">、馬達、</text:span><text:span text:style-name="T122">神經元、</text:span><text:span text:style-name="T158">（存在 /（存在 + 變化））、</text:span><text:span text:style-name="T122">手指識字、腋下識字、耳朵識字、末梢血管、大動脈、耳膜血管、化學物質、神經元、萬有引力、重力波、存在、變化、以太、音速光</text:span><text:span text:style-name="T156">。</text:span></text:p>
            </text:list-item>
            <text:list-item>
              <text:p text:style-name="P116"><text:span text:style-name="T87">第三層級意識</text:span><text:span text:style-name="T156">，榮格、集體潛意識、前世、記憶。</text:span></text:p>
            </text:list-item>
            <text:list-item>
              <text:p text:style-name="P117"><text:span text:style-name="T87">神交</text:span><text:span text:style-name="T156">，</text:span><text:span text:style-name="T378">移枝</text:span><text:span text:style-name="T156">、麥田圈、祖靈石、祖代型前世記憶、當代型前世記憶、他代型前世記憶、靈媒、榮格、集體潛意識、肉質層型神交、意識層型神交、祖代型</text:span><text:span text:style-name="T343">意識層個體</text:span><text:span text:style-name="T156">、當代型</text:span><text:span text:style-name="T343">意識層個體</text:span><text:span text:style-name="T156">、</text:span><text:span text:style-name="T163">複合</text:span><text:span text:style-name="T156">型</text:span><text:span text:style-name="T343">意識層個體</text:span><text:span text:style-name="T156">。</text:span></text:p>
            </text:list-item>
            <text:list-item>
              <text:p text:style-name="P118"><text:span text:style-name="T87">型態層級</text:span><text:span text:style-name="T156">，肉質層、意識層、第1層級型態、</text:span><text:span text:style-name="T164">汽車、自動駕駛系統、手機遊戲、莊子、魍魎問影、影子、實體、航海員、精神導師、地圖、羅盤、修煉、被上提、意識層級、</text:span><text:span text:style-name="T173">宗體層層級、第</text:span><text:span text:style-name="T174">1</text:span><text:span text:style-name="T173">層級宗體層</text:span><text:span text:style-name="T156">。</text:span></text:p>
            </text:list-item>
          </text:list>
        </text:list-item>
        <text:list-item>
          <text:p text:style-name="P119"><text:bookmark-start text:name="肉質層、意識層(第4本)"/><text:span text:style-name="T106">肉質層、意識層</text:span><text:span text:style-name="T675">(第</text:span><text:span text:style-name="T676">4</text:span><text:span text:style-name="T675">本)</text:span><text:bookmark-end text:name="肉質層、意識層(第4本)"/></text:p>
          <text:list>
            <text:list-item>
              <text:p text:style-name="P120"><text:span text:style-name="T87">意識層個體</text:span><text:span text:style-name="T156">，舞台劇、NPC、桌遊型玩家、CLANNAD、王莽、</text:span><text:span text:style-name="T309">劇本、演</text:span><text:span text:style-name="T156">員、魔戒、</text:span><text:span text:style-name="T378">小丑</text:span><text:span text:style-name="T156">、力型個體、萬有引力、重力波、</text:span><text:span text:style-name="T378">稀疏</text:span><text:span text:style-name="T156">、力漿型態、</text:span><text:span text:style-name="T378">電漿</text:span><text:span text:style-name="T156">型態、</text:span><text:span text:style-name="T378">光</text:span><text:span text:style-name="T156">、電磁波、牛頓擺、小球、行星、恆星、暗能量、暗物質、祖代型意識層個體、本代型意識層個體、低我、</text:span><text:span text:style-name="T169">高我</text:span><text:span text:style-name="T571">、冥想</text:span><text:span text:style-name="T747">、</text:span><text:span text:style-name="T570">（存在 + 變化）</text:span><text:span text:style-name="T571">、心靈平靜、相溶、變化、雜念、雜質、波濤洶湧、</text:span><text:span text:style-name="T750">量子隧穿效應</text:span><text:span text:style-name="T156">。</text:span></text:p>
            </text:list-item>
            <text:list-item>
              <text:p text:style-name="P121"><text:span text:style-name="T812">肉質層個體、意識層個體 感測、交互作用</text:span><text:span text:style-name="T747">，。</text:span></text:p>
            </text:list-item>
          </text:list>
        </text:list-item>
        <text:list-item>
          <text:p text:style-name="P251"><text:bookmark-start text:name="宗教 (第1本)"/>宗教<text:span text:style-name="T681"> (第1本</text:span><text:span text:style-name="T682">)</text:span><text:bookmark-end text:name="宗教 (第1本)"/></text:p>
          <text:list>
            <text:list-item>
              <text:p text:style-name="P232"><text:span text:style-name="T120">宗教</text:span><text:span text:style-name="T257">，未知、隨機性強化、已知的敬畏、克蘇魯、無法描述、不可描述、阿努納奇、世界的敬畏、</text:span><text:span text:style-name="T845">遊戲開發個體</text:span><text:span text:style-name="T257">、</text:span><text:span text:style-name="T268">皮亞杰、</text:span><text:span text:style-name="T257">平衡、史金納箱、隨機性強化、條件制約、軍火女王、</text:span><text:span text:style-name="T552">泰德卡辛斯基、</text:span><text:span text:style-name="T268">皮亞杰、平衡、</text:span><text:span text:style-name="T553">影片、YouTube、天動說、地動說、伽利略、</text:span><text:span text:style-name="T554">&lt;?</text:span><text:span text:style-name="T555">[]&gt;個體、</text:span><text:span text:style-name="T846">真實世界、</text:span><text:span text:style-name="T555">第</text:span><text:span text:style-name="T556">a層</text:span><text:span text:style-name="T847">級敬畏</text:span><text:span text:style-name="T268">。</text:span></text:p>
            </text:list-item>
            <text:list-item>
              <text:p text:style-name="P181"><text:span text:style-name="T2">舍利子</text:span><text:span text:style-name="T309">，</text:span><text:span text:style-name="T159">蛋白質、精巢</text:span><text:span text:style-name="T309">。</text:span></text:p>
            </text:list-item>
            <text:list-item>
              <text:p text:style-name="P182"><text:span text:style-name="T641">宗教行為</text:span><text:span text:style-name="T568">，拜拜、禱告、燒香、鞭炮、繞境、陣頭</text:span><text:span text:style-name="T569">、</text:span><text:span text:style-name="T568">上帝、撒旦、</text:span><text:span text:style-name="T569">史金納箱、趨光性、昆蟲、電燈、蠟燭</text:span><text:span text:style-name="T568">、慶典、張國松、死靈之書、</text:span><text:span text:style-name="T571">祭祖、</text:span><text:span text:style-name="T572">達克效應</text:span><text:span text:style-name="T568">。</text:span></text:p>
            </text:list-item>
            <text:list-item>
              <text:p text:style-name="P183"><text:span text:style-name="T810">訊息</text:span><text:span text:style-name="T748">，不要、教會、教徒、強迫、跪拜、拜偶像、</text:span><text:span text:style-name="T772">迷信、盲信</text:span><text:span text:style-name="T748">。</text:span></text:p>
            </text:list-item>
            <text:list-item>
              <text:p text:style-name="P184"><text:span text:style-name="T810">邪惡宗教</text:span><text:span text:style-name="T748">，隨印現象</text:span><text:span text:style-name="T573">、DDOS、房角石</text:span><text:span text:style-name="T748">。</text:span></text:p>
            </text:list-item>
            <text:list-item>
              <text:p text:style-name="P189"><text:span text:style-name="T659">信仰、信念、中心思想、世界觀、價值觀</text:span><text:span text:style-name="T574">，單一、一小群、一大群、</text:span><text:span text:style-name="T791">數量型</text:span><text:span text:style-name="T574">正常個體、</text:span><text:span text:style-name="T791">社會型正常個體</text:span><text:span text:style-name="T574">、</text:span><text:span text:style-name="T791">全體型</text:span><text:span text:style-name="T574">正常個體。</text:span></text:p>
            </text:list-item>
            <text:list-item>
              <text:p text:style-name="P185"><text:span text:style-name="T659">異端</text:span><text:span text:style-name="T574">，天動說、地動說、進化論。</text:span></text:p>
            </text:list-item>
          </text:list>
        </text:list-item>
        <text:list-item>
          <text:p text:style-name="P186"><text:bookmark-start text:name="社會 (第1本)"/><text:span text:style-name="T659">社會</text:span><text:span text:style-name="T661"> (第1本</text:span><text:span text:style-name="T678">)</text:span><text:bookmark-end text:name="社會 (第1本)"/></text:p>
          <text:list>
            <text:list-item>
              <text:p text:style-name="P187"><text:span text:style-name="T659">階級複製</text:span><text:span text:style-name="T574">，資產、常識、人脈、</text:span><text:span text:style-name="T770">肉質層型傳承、被賦予型傳承、意識層型傳承、關係型傳承、</text:span><text:span text:style-name="T769">布朗芬布倫納、</text:span><text:span text:style-name="T771">生態系統理論</text:span><text:span text:style-name="T574">。</text:span></text:p>
            </text:list-item>
            <text:list-item>
              <text:p text:style-name="P188"><text:span text:style-name="T659">習俗</text:span><text:span text:style-name="T574">，火雞、農曆年、放煙火、</text:span><text:span text:style-name="T780">正常個體、只吃熟食、加熱食物、煮熟食物、檢查食物有沒有熟</text:span><text:span text:style-name="T574">。</text:span></text:p>
            </text:list-item>
          </text:list>
        </text:list-item>
        <text:list-item>
          <text:p text:style-name="P249"><text:bookmark-start text:name="軍事、反軍事 (第1本)"/>軍事、反軍事<text:span text:style-name="T61"> (第1本</text:span><text:span text:style-name="T308">)</text:span><text:bookmark-end text:name="軍事、反軍事 (第1本)"/></text:p>
          <text:list>
            <text:list-item>
              <text:p text:style-name="P26"><text:span text:style-name="T69">軍事、反軍事 的 必要性</text:span><text:span text:style-name="T126">，船外敵文明、船外友文明、阿米、星星的孩子</text:span><text:span text:style-name="T127">。</text:span></text:p>
            </text:list-item>
            <text:list-item>
              <text:p text:style-name="P27"><text:span text:style-name="T423">從軍 與 性別</text:span><text:span text:style-name="T434">，當兵。</text:span></text:p>
            </text:list-item>
          </text:list>
        </text:list-item>
        <text:list-item>
          <text:p text:style-name="P249"><text:bookmark-start text:name="修煉 (第1本)"/>修煉<text:span text:style-name="T61"> (第1本</text:span><text:span text:style-name="T308">)</text:span><text:bookmark-end text:name="修煉 (第1本)"/></text:p>
          <text:list>
            <text:list-item>
              <text:p text:style-name="P345"><text:span text:style-name="T120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19">裝備潛水</text:span><text:span text:style-name="T337">、</text:span><text:span text:style-name="T359">合理環境、舒適環境、難適環境</text:span><text:span text:style-name="T360">、</text:span><text:span text:style-name="T358">苦行環境、痛苦環境、安樂環境、安逸環境</text:span><text:span text:style-name="T359">。</text:span></text:p>
            </text:list-item>
            <text:list-item>
              <text:p text:style-name="P28"><text:span text:style-name="T68">修煉個體</text:span><text:span text:style-name="T126">，</text:span><text:span text:style-name="T129">圖書館、建築師、建造者、</text:span><text:span text:style-name="T324">小書痴的下克上</text:span><text:span text:style-name="T127">。</text:span></text:p>
            </text:list-item>
            <text:list-item>
              <text:p text:style-name="P29"><text:span text:style-name="T68">冥想</text:span><text:span text:style-name="T127">，。</text:span></text:p>
            </text:list-item>
          </text:list>
        </text:list-item>
        <text:list-item>
          <text:p text:style-name="P246"><text:bookmark-start text:name="哲學 (第1本)"/><text:span text:style-name="T318">哲學</text:span><text:span text:style-name="T126"> (第1本</text:span><text:span text:style-name="T132">)</text:span><text:bookmark-end text:name="哲學 (第1本)"/></text:p>
          <text:list>
            <text:list-item>
              <text:p text:style-name="P212"><text:span text:style-name="T36">老子</text:span><text:span text:style-name="T892">，第二層級湧現。</text:span></text:p>
            </text:list-item>
            <text:list-item>
              <text:p text:style-name="P213"><text:span text:style-name="T114">莊子</text:span><text:span text:style-name="T287">，。</text:span></text:p>
            </text:list-item>
            <text:list-item>
              <text:p text:style-name="P213"><text:span text:style-name="T114">尼采</text:span><text:span text:style-name="T287">，。</text:span></text:p>
            </text:list-item>
            <text:list-item>
              <text:p text:style-name="P30"><text:span text:style-name="T72">孔子</text:span><text:span text:style-name="T126">，仁。</text:span></text:p>
            </text:list-item>
            <text:list-item>
              <text:p text:style-name="P30"><text:span text:style-name="T72">釋迦牟尼</text:span><text:span text:style-name="T126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2"> (第2本</text:span><text:span text:style-name="T73">)</text:span><text:bookmark-end text:name="哲學 (第2本)"/></text:p>
          <text:list>
            <text:list-item>
              <text:p text:style-name="P32"><text:span text:style-name="T9">七個習慣</text:span><text:span text:style-name="T319">，。</text:span></text:p>
            </text:list-item>
            <text:list-item>
              <text:p text:style-name="P32"><text:span text:style-name="T9">卡爾威曼</text:span><text:span text:style-name="T319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19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19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19">，。</text:span></text:p>
            </text:list-item>
            <text:list-item>
              <text:p text:style-name="P36"><text:span text:style-name="T9">泰德卡辛斯基</text:span><text:span text:style-name="T319">，工業社會及其未來。</text:span></text:p>
            </text:list-item>
            <text:list-item>
              <text:p text:style-name="P37"><text:span text:style-name="T9">米哈里</text:span><text:span text:style-name="T319">，心流、自動駕駛、</text:span><text:span text:style-name="T320">皮亞杰、</text:span><text:span text:style-name="T319">平衡、</text:span><text:span text:style-name="T405">冥想</text:span><text:span text:style-name="T319">、心靈平靜。</text:span></text:p>
            </text:list-item>
            <text:list-item>
              <text:p text:style-name="P38"><text:span text:style-name="T70">N</text:span><text:span text:style-name="T71">ew Age</text:span><text:span text:style-name="T321">，</text:span><text:span text:style-name="T406">普烏</text:span><text:span text:style-name="T321">。</text:span></text:p>
            </text:list-item>
            <text:list-item>
              <text:p text:style-name="P38"><text:span text:style-name="T9">海奧華預言</text:span><text:span text:style-name="T319">，。</text:span></text:p>
            </text:list-item>
            <text:list-item>
              <text:p text:style-name="P39"><text:span text:style-name="T10">吸引力法則</text:span><text:span text:style-name="T322">，</text:span><text:span text:style-name="T380">阿Q思維</text:span><text:span text:style-name="T322">。</text:span></text:p>
            </text:list-item>
            <text:list-item>
              <text:p text:style-name="P40"><text:span text:style-name="T411">魏徵</text:span><text:span text:style-name="T322">，</text:span><text:span text:style-name="T407">以人為鏡</text:span><text:span text:style-name="T126">、</text:span><text:span text:style-name="T322">上帝不擲骰子、</text:span><text:span text:style-name="T126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2">，前世今生。</text:span></text:p>
            </text:list-item>
            <text:list-item>
              <text:p text:style-name="P42"><text:span text:style-name="T12">凱莉麥高妮格</text:span><text:span text:style-name="T325">，自我批評。</text:span></text:p>
            </text:list-item>
            <text:list-item>
              <text:p text:style-name="P43"><text:span text:style-name="T424">李嗣涔</text:span><text:span text:style-name="T435">，</text:span><text:span text:style-name="T326">撓</text:span><text:span text:style-name="T138">場、</text:span><text:span text:style-name="T435">手指識字。</text:span></text:p>
            </text:list-item>
            <text:list-item>
              <text:p text:style-name="P44"><text:span text:style-name="T13">保羅</text:span><text:span text:style-name="T294">·</text:span><text:span text:style-name="T13">阿瑪德斯</text:span><text:span text:style-name="T294">·</text:span><text:span text:style-name="T13">迪亞納奇</text:span><text:span text:style-name="T326">，。</text:span></text:p>
            </text:list-item>
            <text:list-item>
              <text:p text:style-name="P45"><text:span text:style-name="T13">黑格爾</text:span><text:span text:style-name="T326">，辯證法、</text:span><text:span text:style-name="T408">類神經網路</text:span><text:span text:style-name="T326">。</text:span></text:p>
            </text:list-item>
            <text:list-item>
              <text:p text:style-name="P46"><text:span text:style-name="T13">稻盛和夫</text:span><text:span text:style-name="T326">，</text:span><text:span text:style-name="T408">幸福</text:span><text:span text:style-name="T326">、道家、外物、煩惱、佛家、貪、憎、癡。</text:span></text:p>
            </text:list-item>
            <text:list-item>
              <text:p text:style-name="P47"><text:span text:style-name="T13">吉爾伽美什</text:span><text:span text:style-name="T326">，。</text:span></text:p>
            </text:list-item>
            <text:list-item>
              <text:p text:style-name="P48"><text:span text:style-name="T13">愛德華</text:span><text:span text:style-name="T77">·</text:span><text:span text:style-name="T15">史諾登</text:span><text:span text:style-name="T330">，稜鏡計畫、天才</text:span><text:span text:style-name="T326">、</text:span><text:span text:style-name="T330">魔鬼、費賽、凝固汽油彈、希特勒、上游計畫。</text:span></text:p>
            </text:list-item>
            <text:list-item>
              <text:p text:style-name="P48"><text:span text:style-name="T15">斯多葛</text:span><text:span text:style-name="T330">，心靈平靜。</text:span></text:p>
            </text:list-item>
            <text:list-item>
              <text:p text:style-name="P49"><text:span text:style-name="T16">喬治</text:span><text:span text:style-name="T77">·</text:span><text:span text:style-name="T16">歐威爾</text:span><text:span text:style-name="T331">，</text:span><text:span text:style-name="T145">一九八四</text:span><text:span text:style-name="T141">、電幕、手機、老大哥、雙重思想、</text:span><text:span text:style-name="T333">遙控者、領導層、國民群、</text:span><text:span text:style-name="T331">劍橋數據、天網、稜鏡計畫</text:span><text:span text:style-name="T333">、</text:span><text:span text:style-name="T319">工業社會及其未來、泰德卡辛斯基、</text:span><text:span text:style-name="T336">共犯結構、</text:span><text:span text:style-name="T319">權力、</text:span><text:span text:style-name="T331">滾雪球、</text:span><text:span text:style-name="T797">溫度、冷漠、活躍、愛、星星的孩子、阿米、雲、層積雲、霧、濕氣</text:span><text:span text:style-name="T332">。</text:span></text:p>
            </text:list-item>
            <text:list-item>
              <text:p text:style-name="P94"><text:span text:style-name="T17">柯文哲</text:span><text:span text:style-name="T332">，。</text:span></text:p>
            </text:list-item>
            <text:list-item>
              <text:p text:style-name="P94"><text:span text:style-name="T17">魯迅</text:span><text:span text:style-name="T332">，儒家。</text:span></text:p>
            </text:list-item>
            <text:list-item>
              <text:p text:style-name="P95"><text:span text:style-name="T18">西賽羅</text:span><text:span text:style-name="T335">，劣根性。</text:span></text:p>
            </text:list-item>
            <text:list-item>
              <text:p text:style-name="P96"><text:span text:style-name="T18">柏拉圖</text:span><text:span text:style-name="T335">，。</text:span></text:p>
            </text:list-item>
            <text:list-item>
              <text:p text:style-name="P97"><text:span text:style-name="T18">榮格</text:span><text:span text:style-name="T335">，。</text:span></text:p>
            </text:list-item>
            <text:list-item>
              <text:p text:style-name="P98"><text:span text:style-name="T18">人類</text:span><text:span text:style-name="T19">文明</text:span><text:span text:style-name="T20">的 </text:span><text:span text:style-name="T21">實驗</text:span><text:span text:style-name="T335">，</text:span><text:span text:style-name="T146">史金納箱</text:span><text:span text:style-name="T335">。</text:span></text:p>
            </text:list-item>
            <text:list-item>
              <text:p text:style-name="P99"><text:span text:style-name="T18">銀河英雄傳說</text:span><text:span text:style-name="T335">，。</text:span></text:p>
            </text:list-item>
            <text:list-item>
              <text:p text:style-name="P100"><text:span text:style-name="T18">亞里斯多德</text:span><text:span text:style-name="T335">，柏拉圖、蘇格拉底、亞歷山大、假想世界觀、投影世界觀、好奇心、養成、溫柔、環境。</text:span></text:p>
            </text:list-item>
            <text:list-item>
              <text:p text:style-name="P101"><text:span text:style-name="T18">柏拉圖</text:span><text:span text:style-name="T335">，。</text:span></text:p>
            </text:list-item>
            <text:list-item>
              <text:p text:style-name="P101"><text:span text:style-name="T22">畢達哥拉斯</text:span><text:span text:style-name="T335">，。</text:span></text:p>
            </text:list-item>
            <text:list-item>
              <text:p text:style-name="P102"><text:span text:style-name="T22">笛卡爾</text:span><text:span text:style-name="T335">，。</text:span></text:p>
            </text:list-item>
          </text:list>
        </text:list-item>
        <text:list-item>
          <text:p text:style-name="P233"><text:bookmark-start text:name="哲學 (第3本)"/><text:span text:style-name="T120">哲學 (第3本</text:span><text:span text:style-name="T61">)</text:span><text:bookmark-end text:name="哲學 (第3本)"/></text:p>
          <text:list>
            <text:list-item>
              <text:p text:style-name="P100"><text:span text:style-name="T18">康德</text:span><text:span text:style-name="T335">，。</text:span></text:p>
            </text:list-item>
            <text:list-item>
              <text:p text:style-name="P103"><text:span text:style-name="T22">馬爾庫塞</text:span><text:span text:style-name="T335">，。</text:span></text:p>
            </text:list-item>
            <text:list-item>
              <text:p text:style-name="P104"><text:span text:style-name="T22">真理</text:span><text:span text:style-name="T335">，。</text:span></text:p>
            </text:list-item>
          </text:list>
        </text:list-item>
        <text:list-item>
          <text:p text:style-name="P265"><text:bookmark-start text:name="哲學 (莊子) (第1本)"/><text:span text:style-name="T888">哲學</text:span><text:span text:style-name="T305"> (莊子)</text:span><text:span text:style-name="T306"> (第</text:span><text:span text:style-name="T307">1</text:span><text:span text:style-name="T306">本)</text:span><text:bookmark-end text:name="哲學 (莊子) (第1本)"/><text:span text:style-name="T889">（</text:span><text:span text:style-name="T890">@user-fl8vc2uv8y（YouTube）</text:span><text:span text:style-name="T891">）</text:span></text:p>
          <text:list>
            <text:list-item>
              <text:p text:style-name="P105"><text:span text:style-name="T74">逍遙</text:span><text:span text:style-name="T131">，。</text:span></text:p>
            </text:list-item>
            <text:list-item>
              <text:p text:style-name="P105"><text:span text:style-name="T75">逍遙遊</text:span><text:span text:style-name="T133">，。</text:span></text:p>
            </text:list-item>
            <text:list-item>
              <text:p text:style-name="P105"><text:span text:style-name="T72">萬物皆無用，萬物皆有用</text:span><text:span text:style-name="T126">，。</text:span></text:p>
            </text:list-item>
            <text:list-item>
              <text:p text:style-name="P105"><text:span text:style-name="T72">無己</text:span><text:span text:style-name="T126">，</text:span><text:span text:style-name="T131">本能型鏡像神經元、傳承型鏡像神經元、你、我、感測、感受、</text:span><text:span text:style-name="T324">小書痴的下克上</text:span><text:span text:style-name="T126">。</text:span></text:p>
            </text:list-item>
            <text:list-item>
              <text:p text:style-name="P105"><text:span text:style-name="T72">人籟、地籟、天籟</text:span><text:span text:style-name="T126">，。</text:span></text:p>
            </text:list-item>
            <text:list-item>
              <text:p text:style-name="P105"><text:span text:style-name="T72">天地與我並生，萬物與我為一</text:span><text:span text:style-name="T126">，。</text:span></text:p>
            </text:list-item>
            <text:list-item>
              <text:p text:style-name="P105"><text:span text:style-name="T72">為善不近名，為惡不近刑</text:span><text:span text:style-name="T126">，。</text:span></text:p>
            </text:list-item>
            <text:list-item>
              <text:p text:style-name="P105"><text:span text:style-name="T72">庖丁解牛</text:span><text:span text:style-name="T126">，。</text:span></text:p>
            </text:list-item>
            <text:list-item>
              <text:p text:style-name="P105"><text:span text:style-name="T72">指窮於薪，火傳也，不知其盡也</text:span><text:span text:style-name="T126">，。</text:span></text:p>
            </text:list-item>
            <text:list-item>
              <text:p text:style-name="P105"><text:span text:style-name="T8">順應自然</text:span><text:span text:style-name="T318">，。</text:span></text:p>
            </text:list-item>
            <text:list-item>
              <text:p text:style-name="P105"><text:span text:style-name="T8">至人</text:span><text:span text:style-name="T318">，。</text:span></text:p>
            </text:list-item>
            <text:list-item>
              <text:p text:style-name="P105"><text:span text:style-name="T8">世人皆知有用之用，卻不知無用之用</text:span><text:span text:style-name="T318">，。</text:span></text:p>
            </text:list-item>
            <text:list-item>
              <text:p text:style-name="P105"><text:span text:style-name="T8">身處亂世，順應自然</text:span><text:span text:style-name="T318">，。</text:span></text:p>
            </text:list-item>
            <text:list-item>
              <text:p text:style-name="P105"><text:span text:style-name="T8">才全德不形</text:span><text:span text:style-name="T318">，。</text:span></text:p>
            </text:list-item>
            <text:list-item>
              <text:p text:style-name="P105"><text:span text:style-name="T8">大道</text:span><text:span text:style-name="T318">，。</text:span></text:p>
            </text:list-item>
            <text:list-item>
              <text:p text:style-name="P105"><text:span text:style-name="T11">真知</text:span><text:span text:style-name="T323">，。</text:span></text:p>
            </text:list-item>
            <text:list-item>
              <text:p text:style-name="P105"><text:span text:style-name="T11">真人</text:span><text:span text:style-name="T323">，。</text:span></text:p>
            </text:list-item>
            <text:list-item>
              <text:p text:style-name="P105"><text:span text:style-name="T11">櫻寧</text:span><text:span text:style-name="T323">，。</text:span></text:p>
            </text:list-item>
            <text:list-item>
              <text:p text:style-name="P105"><text:span text:style-name="T11">明王</text:span><text:span text:style-name="T323">，</text:span><text:span text:style-name="T318">尼采</text:span><text:span text:style-name="T323">。</text:span></text:p>
            </text:list-item>
            <text:list-item>
              <text:p text:style-name="P105"><text:span text:style-name="T9">空明</text:span><text:span text:style-name="T319">，。</text:span></text:p>
            </text:list-item>
            <text:list-item>
              <text:p text:style-name="P105"><text:span text:style-name="T9">外物</text:span><text:span text:style-name="T319">，</text:span><text:span text:style-name="T318">尼采、駱駝、孩童、孩童階段不是彼得潘症候群、好奇心、學習、發問、實作、非監督式學習、口渴、喝水、德、害人之心不可有、防人之心不可無</text:span><text:span text:style-name="T319">。</text:span></text:p>
            </text:list-item>
            <text:list-item>
              <text:p text:style-name="P105"><text:span text:style-name="T9">治理天下</text:span><text:span text:style-name="T319">，</text:span><text:span text:style-name="T318">七宗罪、</text:span><text:span text:style-name="T319">驕傲、忌妒、憤怒、懶惰、貪婪、暴食、色慾、行善。</text:span></text:p>
            </text:list-item>
            <text:list-item>
              <text:p text:style-name="P105"><text:span text:style-name="T9">大盜</text:span><text:span text:style-name="T319">，</text:span><text:span text:style-name="T318">樹醫、農夫、校工</text:span><text:span text:style-name="T319">。</text:span></text:p>
            </text:list-item>
            <text:list-item>
              <text:p text:style-name="P105"><text:span text:style-name="T9">在宥</text:span><text:span text:style-name="T319">，</text:span><text:span text:style-name="T318">人體</text:span><text:span text:style-name="T319">。</text:span></text:p>
            </text:list-item>
            <text:list-item>
              <text:p text:style-name="P105"><text:span text:style-name="T9">主心骨</text:span><text:span text:style-name="T134">，輔助T細胞</text:span><text:span text:style-name="T319">、</text:span><text:span text:style-name="T318">羊、</text:span><text:span text:style-name="T319">長老、</text:span><text:span text:style-name="T131">先知、導師、血液循環系統、血管、樹突細胞、國民群、血球細胞</text:span><text:span text:style-name="T319">。</text:span></text:p>
            </text:list-item>
            <text:list-item>
              <text:p text:style-name="P105"><text:span text:style-name="T9">盛德</text:span><text:span text:style-name="T319">，自然無為、自然而為、定命、樹木、光合作用。</text:span></text:p>
            </text:list-item>
            <text:list-item>
              <text:p text:style-name="P105"><text:span text:style-name="T9">秉性</text:span><text:span text:style-name="T319">，。</text:span></text:p>
            </text:list-item>
            <text:list-item>
              <text:p text:style-name="P105"><text:span text:style-name="T9">聖治</text:span><text:span text:style-name="T319">，仁、義、禮、樂、道、德、法、孝。</text:span></text:p>
            </text:list-item>
            <text:list-item>
              <text:p text:style-name="P105"><text:span text:style-name="T9">德人</text:span><text:span text:style-name="T319">，沙堡、城堡、沙子、水、道、德、物質文明、精神文明、二維座標系、舒適發展曲線。</text:span></text:p>
            </text:list-item>
            <text:list-item>
              <text:p text:style-name="P105"><text:span text:style-name="T9">神人</text:span><text:span text:style-name="T319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6">孝</text:span><text:span text:style-name="T319">。</text:span></text:p>
            </text:list-item>
            <text:list-item>
              <text:p text:style-name="P105"><text:span text:style-name="T9">全德</text:span><text:span text:style-name="T319">，。</text:span></text:p>
            </text:list-item>
            <text:list-item>
              <text:p text:style-name="P105"><text:span text:style-name="T9">自得</text:span><text:span text:style-name="T319">，。</text:span></text:p>
            </text:list-item>
            <text:list-item>
              <text:p text:style-name="P105"><text:span text:style-name="T9">渾沌</text:span><text:span text:style-name="T319">，。</text:span></text:p>
            </text:list-item>
            <text:list-item>
              <text:p text:style-name="P105"><text:span text:style-name="T9">上皇</text:span><text:span text:style-name="T319">，大道、大海、風、船、動能個體。</text:span></text:p>
            </text:list-item>
            <text:list-item>
              <text:p text:style-name="P106"><text:span text:style-name="T9">至仁</text:span><text:span text:style-name="T319">，明王、神人、</text:span><text:span text:style-name="T329">德人、聖治</text:span><text:span text:style-name="T319">、</text:span><text:span text:style-name="T126">馬丁路德金、林肯、電影</text:span><text:span text:style-name="T319">。</text:span></text:p>
            </text:list-item>
          </text:list>
        </text:list-item>
        <text:list-item>
          <text:p text:style-name="P234"><text:bookmark-start text:name="書籍 (阿米)"/><text:span text:style-name="T120">書籍 (阿米</text:span><text:span text:style-name="T61">)</text:span><text:bookmark-end text:name="書籍 (阿米)"/></text:p>
          <text:list>
            <text:list-item>
              <text:p text:style-name="P235"><text:span text:style-name="T186">阿米</text:span><text:span text:style-name="T277">，。</text:span></text:p>
            </text:list-item>
            <text:list-item>
              <text:p text:style-name="P235"><text:span text:style-name="T120">星星的孩子</text:span><text:span text:style-name="T257">，宇宙基本法則。</text:span></text:p>
            </text:list-item>
            <text:list-item>
              <text:p text:style-name="P236"><text:span text:style-name="T120">宇宙之心</text:span><text:span text:style-name="T257">，</text:span><text:span text:style-name="T271">。</text:span></text:p>
              <text:list>
                <text:list-item>
                  <text:p text:style-name="P236"><text:span text:style-name="T120">第8章</text:span><text:span text:style-name="T257">，尼采、孩童階段。</text:span></text:p>
                </text:list-item>
              </text:list>
            </text:list-item>
          </text:list>
        </text:list-item>
        <text:list-item>
          <text:p text:style-name="P237"><text:bookmark-start text:name="書籍 (基督教) (第1本)"/><text:span text:style-name="T120">書籍 (基督教</text:span><text:span text:style-name="T61">)</text:span><text:span text:style-name="T120"> (第</text:span><text:span text:style-name="T162">1</text:span><text:span text:style-name="T120">本)</text:span><text:bookmark-end text:name="書籍 (基督教) (第1本)"/></text:p>
          <text:list>
            <text:list-item>
              <text:p text:style-name="P50"><text:span text:style-name="T887">基督教</text:span><text:span text:style-name="T886">，因信稱義、悔改、愛、末日審判、星星、</text:span><text:span text:style-name="T412">定航</text:span><text:span text:style-name="T886">、房角石、順性的罪、逆性的罪。</text:span></text:p>
              <text:list>
                <text:list-item>
                  <text:p text:style-name="P51"><text:span text:style-name="T881">聖經</text:span><text:span text:style-name="T871">，</text:span><text:span text:style-name="T457">瀏覽器、</text:span><text:span text:style-name="T456">Chromium、Edge</text:span><text:span text:style-name="T871">。</text:span></text:p>
                </text:list-item>
              </text:list>
            </text:list-item>
            <text:list-item>
              <text:p text:style-name="P50"><text:span text:style-name="T887">傳道書</text:span><text:span text:style-name="T886">，</text:span><text:span text:style-name="T455">Log檔、Log系</text:span><text:span text:style-name="T870">統、審判系統</text:span><text:span text:style-name="T886">。</text:span></text:p>
            </text:list-item>
            <text:list-item>
              <text:p text:style-name="P52"><text:span text:style-name="T887">箴言</text:span><text:span text:style-name="T319">，生命的泉源、尼采、查驗、喝酒、損傷。</text:span></text:p>
            </text:list-item>
            <text:list-item>
              <text:p text:style-name="P53"><text:span text:style-name="T10">十誡</text:span><text:span text:style-name="T322">，。</text:span></text:p>
            </text:list-item>
            <text:list-item>
              <text:p text:style-name="P54"><text:span text:style-name="T9">歌林多前書</text:span><text:span text:style-name="T319">，屬靈、說話、口語、言傳、意會、聖靈、心靈導師。</text:span></text:p>
            </text:list-item>
            <text:list-item>
              <text:p text:style-name="P55"><text:span text:style-name="T10">以西結書</text:span><text:span text:style-name="T322">，</text:span><text:span text:style-name="T407">第</text:span><text:span text:style-name="T381">2</text:span><text:span text:style-name="T407">章</text:span><text:span text:style-name="T322">、</text:span><text:span text:style-name="T407">第</text:span><text:span text:style-name="T380">29</text:span><text:span text:style-name="T407">節</text:span><text:span text:style-name="T322">。</text:span></text:p>
            </text:list-item>
            <text:list-item>
              <text:p text:style-name="P55"><text:span text:style-name="T9">詩篇</text:span><text:span text:style-name="T319">，。</text:span></text:p>
            </text:list-item>
            <text:list-item>
              <text:p text:style-name="P158"><text:span text:style-name="T25">以諾書</text:span><text:span text:style-name="T345">，。</text:span></text:p>
            </text:list-item>
            <text:list-item>
              <text:p text:style-name="P159"><text:span text:style-name="T29">約伯記</text:span><text:span text:style-name="T348">，祝福、試煉、查驗、義人、正常細胞、優良細胞。</text:span></text:p>
              <text:list>
                <text:list-item>
                  <text:p text:style-name="P160"><text:span text:style-name="T352">第</text:span><text:span text:style-name="T182">2</text:span><text:span text:style-name="T183">8</text:span><text:span text:style-name="T352">章，</text:span><text:span text:style-name="T351">智慧、聰明。</text:span></text:p>
                </text:list-item>
              </text:list>
            </text:list-item>
            <text:list-item>
              <text:p text:style-name="P161"><text:span text:style-name="T30">以弗所書</text:span><text:span text:style-name="T349">，舊約聖經、舊約時代、耶穌死前、割禮、新約聖經、新約時代、耶穌死後、因信稱義、肉質層、意識層、</text:span><text:span text:style-name="T156">第1層級型態、</text:span><text:span text:style-name="T173">第</text:span><text:span text:style-name="T174">1</text:span><text:span text:style-name="T173">層級宗體層</text:span><text:span text:style-name="T349">。</text:span></text:p>
            </text:list-item>
            <text:list-item>
              <text:p text:style-name="P161"><text:span text:style-name="T30">出埃及記</text:span><text:span text:style-name="T349">，以命還命、以眼還眼。</text:span></text:p>
            </text:list-item>
            <text:list-item>
              <text:p text:style-name="P162"><text:span text:style-name="T31">假定，</text:span><text:span text:style-name="T815">（基督教 認定的）</text:span><text:span text:style-name="T816">彌賽亞 </text:span><text:span text:style-name="T869">↔</text:span><text:span text:style-name="T816"> 本書</text:span><text:span text:style-name="T754">，</text:span><text:span text:style-name="T756">啟示錄第十二章的婦</text:span><text:span text:style-name="T754">人、</text:span><text:span text:style-name="T758">羅德、</text:span><text:span text:style-name="T759">霍皮族、</text:span><text:span text:style-name="T576">阿米、星星的孩子</text:span><text:span text:style-name="T754">。</text:span></text:p>
            </text:list-item>
            <text:list-item>
              <text:p text:style-name="P163"><text:span text:style-name="T817">映射</text:span><text:span text:style-name="T755">，。</text:span></text:p>
            </text:list-item>
          </text:list>
        </text:list-item>
        <text:list-item>
          <text:p text:style-name="P238"><text:bookmark-start text:name="神、預言 (第1本)"/><text:span text:style-name="T309">神、預言</text:span><text:span text:style-name="T120"> (第</text:span><text:span text:style-name="T162">1</text:span><text:span text:style-name="T120">本)</text:span><text:bookmark-end text:name="神、預言 (第1本)"/></text:p>
          <text:list>
            <text:list-item>
              <text:p text:style-name="P323"><text:span text:style-name="T194">預言</text:span><text:span text:style-name="T239">，</text:span><text:span text:style-name="T894">本書的 存在</text:span><text:span text:style-name="T239">。</text:span></text:p>
            </text:list-item>
            <text:list-item>
              <text:p text:style-name="P323"><text:span text:style-name="T194">絕對零度</text:span><text:span text:style-name="T239">，。</text:span></text:p>
            </text:list-item>
            <text:list-item>
              <text:p text:style-name="P323"><text:span text:style-name="T194">過去、預言、遙視 與 未來、反預言、反遙視</text:span><text:span text:style-name="T239">，流水線。</text:span></text:p>
            </text:list-item>
            <text:list-item>
              <text:p text:style-name="P324"><text:span text:style-name="T193">占星術</text:span><text:span text:style-name="T238">，</text:span><text:span text:style-name="T239">日食</text:span><text:span text:style-name="T238">。</text:span></text:p>
            </text:list-item>
            <text:list-item>
              <text:p text:style-name="P325"><text:span text:style-name="T193">易經 預言</text:span><text:span text:style-name="T238">，八卦、真值表、布林圖、</text:span><text:span text:style-name="T361">皇極經世、元會運世、磁鐵、橋梁、磁場渦流、</text:span><text:span text:style-name="T238">聲流學、磁流學、固態、液態、氣態、布朗運動、查表法。</text:span></text:p>
            </text:list-item>
          </text:list>
        </text:list-item>
        <text:list-item>
          <text:p text:style-name="P326"><text:bookmark-start text:name="神、預言 (第2本)"/><text:span text:style-name="T193">神、預言 (第</text:span><text:span text:style-name="T195">2</text:span><text:span text:style-name="T193">本)</text:span><text:bookmark-end text:name="神、預言 (第2本)"/></text:p>
          <text:list>
            <text:list-item>
              <text:p text:style-name="P327"><text:span text:style-name="T193">啟示錄</text:span><text:span text:style-name="T238">，</text:span><text:span text:style-name="T239">寄生樹</text:span><text:span text:style-name="T361">、</text:span><text:span text:style-name="T239">獸、金錢、貸款、</text:span><text:span text:style-name="T361">貨幣、符</text:span><text:span text:style-name="T239">號、金融體系、金融制度、金融體制、</text:span><text:span text:style-name="T238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6"><text:span text:style-name="T896">本書 與 該時刻</text:span><text:span text:style-name="T238">，天命、鋪路、敲門磚、碎片、投影、組合、融合、偉大的存在、CLANNAD。</text:span></text:p>
            </text:list-item>
            <text:list-item>
              <text:p text:style-name="P328"><text:span text:style-name="T194">預知夢</text:span><text:span text:style-name="T238">，既視感、輸出、德、有益於、深遠、結算、機會次數、</text:span><text:span text:style-name="T390">重大時刻</text:span><text:span text:style-name="T238">。</text:span></text:p>
            </text:list-item>
            <text:list-item>
              <text:p text:style-name="P342"><text:span text:style-name="T465">信使（畫）</text:span><text:span text:style-name="T469">，雪鴞、貓頭鷹、媽祖、玉皇大帝、耶穌、瑪麗亞、耶和華、智慧樹、果實、蛇。</text:span></text:p>
            </text:list-item>
            <text:list-item>
              <text:p text:style-name="P329"><text:span text:style-name="T194">末日審判</text:span><text:span text:style-name="T238">，阿米、宇宙之心、感冒藥、抗生素、化療、</text:span><text:span text:style-name="T242">同步、參考座標系、工作細胞Black</text:span><text:span text:style-name="T238">。</text:span></text:p>
            </text:list-item>
            <text:list-item>
              <text:p text:style-name="P330"><text:span text:style-name="T369">法蒂瑪的三個預言</text:span><text:span text:style-name="T362">，。</text:span></text:p>
            </text:list-item>
          </text:list>
        </text:list-item>
        <text:list-item>
          <text:p text:style-name="P331"><text:bookmark-start text:name="神、預言 (第3本）"/><text:span text:style-name="T193">神、預言 (第</text:span><text:span text:style-name="T209">3</text:span><text:span text:style-name="T193">本</text:span><text:span text:style-name="T369">）</text:span><text:bookmark-end text:name="神、預言 (第3本）"/></text:p>
          <text:list>
            <text:list-item>
              <text:p text:style-name="P331"><text:span text:style-name="T210">人類</text:span><text:span text:style-name="T250">，</text:span><text:span text:style-name="T362">。</text:span></text:p>
            </text:list-item>
            <text:list-item>
              <text:p text:style-name="P347"><text:span text:style-name="T744">神</text:span><text:span text:style-name="T357">，道、德、神類文明、神級文明、客觀、主觀、</text:span><text:span text:style-name="T520">手機</text:span><text:span text:style-name="T357">。</text:span></text:p>
            </text:list-item>
            <text:list-item>
              <text:p text:style-name="P331"><text:span text:style-name="T369">預言</text:span><text:span text:style-name="T362">，。</text:span></text:p>
            </text:list-item>
          </text:list>
        </text:list-item>
        <text:list-item>
          <text:p text:style-name="P273"><text:bookmark-start text:name="能量、儲量 (第1本)"/><text:span text:style-name="T193">能量、儲量 (第1本</text:span><text:span text:style-name="T217">)</text:span><text:bookmark-end text:name="能量、儲量 (第1本)"/></text:p>
          <text:list>
            <text:list-item>
              <text:p text:style-name="P332"><text:span text:style-name="T197">能量、儲量、假想量</text:span><text:span text:style-name="T238">，</text:span><text:span text:style-name="T743">宗量、</text:span><text:span text:style-name="T386">空間 </text:span><text:span text:style-name="T421">↔</text:span><text:span text:style-name="T387"> 時間</text:span><text:span text:style-name="T241">、</text:span><text:span text:style-name="T386">&lt;?</text:span><text:span text:style-name="T389">3</text:span><text:span text:style-name="T388">&gt;</text:span><text:span text:style-name="T386">儲量</text:span><text:span text:style-name="T241">。</text:span></text:p>
            </text:list-item>
            <text:list-item>
              <text:p text:style-name="P333"><text:span text:style-name="T204">轉換</text:span><text:span text:style-name="T246">，。</text:span></text:p>
            </text:list-item>
            <text:list-item>
              <text:p text:style-name="P334"><text:span text:style-name="T193">光</text:span><text:span text:style-name="T238">，雙狹縫實驗、光痕、半透鏡、石頭、水波、光速、水桶實驗、以太風、量子糾纏、</text:span><text:span text:style-name="T363">量子隧穿效應、</text:span><text:span text:style-name="T238">哈雷彗星、重力波、動能型運動、電能型運動、粒子移、波移、紫移、紅移、</text:span><text:span text:style-name="T909">道路型光痕、擾動型光痕、聲音</text:span><text:span text:style-name="T238">。</text:span></text:p>
            </text:list-item>
          </text:list>
        </text:list-item>
        <text:list-item>
          <text:p text:style-name="P239"><text:bookmark-start text:name="能量、儲量 (第2本)"/><text:span text:style-name="T120">能量、儲量 (第2本</text:span><text:span text:style-name="T61">)</text:span><text:bookmark-end text:name="能量、儲量 (第2本)"/></text:p>
          <text:list>
            <text:list-item>
              <text:p text:style-name="P333"><text:span text:style-name="T205">剛體</text:span><text:span text:style-name="T247">，。</text:span></text:p>
            </text:list-item>
            <text:list-item>
              <text:p text:style-name="P335"><text:span text:style-name="T206">&lt;?</text:span><text:span text:style-name="T207">2&gt;個體 的 </text:span><text:span text:style-name="T206">移動、傳遞</text:span><text:span text:style-name="T248">，。</text:span></text:p>
            </text:list-item>
            <text:list-item>
              <text:p text:style-name="P336"><text:span text:style-name="T208">量子</text:span><text:span text:style-name="T206">糾纏</text:span><text:span text:style-name="T249">，</text:span><text:span text:style-name="T248">飛輪。</text:span></text:p>
            </text:list-item>
            <text:list-item>
              <text:p text:style-name="P217"><text:span text:style-name="T108">量子退相干</text:span><text:span text:style-name="T280">，量子退相干、</text:span><text:span text:style-name="T303">飛輪、</text:span><text:span text:style-name="T849">銀原子束、不均勻磁場</text:span><text:span text:style-name="T280">。</text:span></text:p>
            </text:list-item>
            <text:list-item>
              <text:p text:style-name="P218"><text:span text:style-name="T118">光電效應</text:span><text:span text:style-name="T302">，。</text:span></text:p>
            </text:list-item>
            <text:list-item>
              <text:p text:style-name="P219"><text:span text:style-name="T107">電磁波</text:span><text:span text:style-name="T279">，機器、震出、震動、動能型運動、電能型運動、自然頻率、煉金術。</text:span></text:p>
            </text:list-item>
            <text:list-item>
              <text:p text:style-name="P337"><text:span text:style-name="T193">布朗運動</text:span><text:span text:style-name="T238">，布朗運動、</text:span><text:span text:style-name="T251">畢氏定理</text:span><text:span text:style-name="T238">、日食。</text:span></text:p>
            </text:list-item>
          </text:list>
        </text:list-item>
        <text:list-item>
          <text:p text:style-name="P122"><text:bookmark-start text:name="能量、儲量 (第3本)"/><text:span text:style-name="T66">能量、儲量 (第</text:span><text:span text:style-name="T88">3</text:span><text:span text:style-name="T66">本)</text:span><text:bookmark-end text:name="能量、儲量 (第3本)"/></text:p>
          <text:list>
            <text:list-item>
              <text:p text:style-name="P338"><text:span text:style-name="T438">能量層級 與 外在環境 與 內在物質</text:span><text:span text:style-name="T437">，化學反應型、顏色型、溫度型。</text:span></text:p>
            </text:list-item>
            <text:list-item>
              <text:p text:style-name="P343"><text:span text:style-name="T217">暗物質、暗能量</text:span><text:span text:style-name="T254">，不知名的光、</text:span><text:span text:style-name="T367">不明光點、突然出現的光、恆星突然消失、星系、溜冰</text:span><text:span text:style-name="T254">。</text:span></text:p>
            </text:list-item>
          </text:list>
        </text:list-item>
        <text:list-item>
          <text:p text:style-name="P123"><text:bookmark-start text:name="能量、儲量 (第4本)"/><text:span text:style-name="T66">能量、儲量 (第</text:span><text:span text:style-name="T97">4</text:span><text:span text:style-name="T66">本)</text:span><text:bookmark-end text:name="能量、儲量 (第4本)"/></text:p>
          <text:list>
            <text:list-item>
              <text:p text:style-name="P344"><text:span text:style-name="T218">反物質</text:span><text:span text:style-name="T255">，。</text:span></text:p>
            </text:list-item>
            <text:list-item>
              <text:p text:style-name="P344"><text:span text:style-name="T219">粒子海起落</text:span><text:span text:style-name="T255">，</text:span><text:span text:style-name="T256">真空零點能、無中生有</text:span><text:span text:style-name="T255">。</text:span></text:p>
            </text:list-item>
            <text:list-item>
              <text:p text:style-name="P344"><text:span text:style-name="T218">萬有引力</text:span><text:span text:style-name="T255">，長尾夾。</text:span></text:p>
            </text:list-item>
            <text:list-item>
              <text:p text:style-name="P344"><text:span text:style-name="T218">宇宙背景輻射</text:span><text:span text:style-name="T255">，。</text:span></text:p>
            </text:list-item>
            <text:list-item>
              <text:p text:style-name="P240"><text:span text:style-name="T120">電子能階</text:span><text:span text:style-name="T257">，電子軌域、</text:span><text:span text:style-name="T52">量子躍遷</text:span><text:span text:style-name="T257">、氣球、含氣量。</text:span></text:p>
            </text:list-item>
            <text:list-item>
              <text:p text:style-name="P241"><text:span text:style-name="T309">熱力學第二定律</text:span><text:span text:style-name="T46">，。</text:span></text:p>
            </text:list-item>
            <text:list-item>
              <text:p text:style-name="P173"><text:span text:style-name="T64">空間維度</text:span><text:span text:style-name="T123">，空間維度、彈簧、自然頻率、</text:span><text:span text:style-name="T151">&lt;?</text:span><text:span text:style-name="T152">3&gt;個體 </text:span><text:span text:style-name="T151">壓縮、伸長 是 電能型運動</text:span><text:span text:style-name="T123">、</text:span><text:span text:style-name="T120">當下</text:span><text:span text:style-name="T153">宗量 = </text:span><text:span text:style-name="T120">自然</text:span><text:span text:style-name="T153">宗量 + 額外宗量、</text:span><text:span text:style-name="T122">耦合振盪、</text:span><text:span text:style-name="T178">&lt;?</text:span><text:span text:style-name="T179">a</text:span><text:span text:style-name="T897">n</text:span><text:span text:style-name="T901">≥</text:span><text:span text:style-name="T898">2</text:span><text:span text:style-name="T179">&gt;個體、</text:span><text:span text:style-name="T122">斷路狀態、斷路型相依性</text:span><text:span text:style-name="T309">。</text:span></text:p>
            </text:list-item>
            <text:list-item>
              <text:p text:style-name="P174"><text:span text:style-name="T64">能量、儲量 與 直接觀測</text:span><text:span text:style-name="T189">，。</text:span></text:p>
            </text:list-item>
          </text:list>
        </text:list-item>
        <text:list-item>
          <text:p text:style-name="P123"><text:bookmark-start text:name="能量、儲量 (第5本)"/><text:span text:style-name="T661">能量、儲量 (第</text:span><text:span text:style-name="T662">5</text:span><text:span text:style-name="T661">本)</text:span><text:bookmark-end text:name="能量、儲量 (第5本)"/></text:p>
          <text:list>
            <text:list-item>
              <text:p text:style-name="P175"><text:span text:style-name="T64">光痕</text:span><text:span text:style-name="T123">，光痕、宗痕、飛機、渦輪、引擎、渦流、奇點區、</text:span><text:span text:style-name="T122">&lt;?</text:span><text:span text:style-name="T172">a&gt;渦流、&lt;?3&gt;渦流、公轉、自轉、水星、太陽、空間型渦流、離子體型渦流、</text:span><text:span text:style-name="T436">電磁波型渦流</text:span><text:span text:style-name="T172">、太陽系、擾動型光痕、道路型光痕、水痕、</text:span><text:span text:style-name="T341">獸路、車窗的水痕、螞蟻演算法、光譜線、</text:span><text:span text:style-name="T172">電子能階軌道、</text:span><text:span text:style-name="T341">渦流、尾流、電子在亂序的運動</text:span><text:span text:style-name="T172">、</text:span><text:span text:style-name="T191">第</text:span><text:span text:style-name="T192">a層級相態、賽車、拉力賽、汽車、下雨天</text:span><text:span text:style-name="T312">。</text:span></text:p>
            </text:list-item>
            <text:list-item>
              <text:p text:style-name="P176"><text:span text:style-name="T64">迪拉克之海</text:span><text:span text:style-name="T189">，。</text:span></text:p>
            </text:list-item>
            <text:list-item>
              <text:p text:style-name="P176"><text:span text:style-name="T64">真空能量</text:span><text:span text:style-name="T189">，。</text:span></text:p>
            </text:list-item>
            <text:list-item>
              <text:p text:style-name="P176"><text:span text:style-name="T64">裸宗量</text:span><text:span text:style-name="T123">，直接蘊含、間接蘊含、不蘊含、</text:span><text:span text:style-name="T121">磁場、特斯拉</text:span><text:span text:style-name="T312">。</text:span></text:p>
            </text:list-item>
            <text:list-item>
              <text:p text:style-name="P190"><text:span text:style-name="T65">波粒二象性</text:span><text:span text:style-name="T121">，力存在、力變化、光存在、光變化。</text:span></text:p>
            </text:list-item>
            <text:list-item>
              <text:p text:style-name="P190"><text:span text:style-name="T65">波粒二象性</text:span><text:span text:style-name="T121">，單光、均勻光、不均勻光、摩擦光、壓光、拉光。</text:span></text:p>
            </text:list-item>
            <text:list-item>
              <text:p text:style-name="P346"><text:span text:style-name="T63">電子</text:span><text:span text:style-name="T120">，電子</text:span><text:span text:style-name="T309">。</text:span></text:p>
            </text:list-item>
            <text:list-item>
              <text:p text:style-name="P193"><text:span text:style-name="T2">費米子 與 玻色子</text:span><text:span text:style-name="T309">，夸克、費米子、玻色子、引力子、電磁力、強力、弱力、引力、</text:span><text:span text:style-name="T344">四大基本力、</text:span><text:span text:style-name="T309">大統一理論、萬有理論。</text:span></text:p>
              <text:list>
                <text:list-item>
                  <text:p text:style-name="P194"><text:span text:style-name="T122">希格斯場</text:span><text:span text:style-name="T124">、</text:span><text:span text:style-name="T122">希格斯</text:span><text:span text:style-name="T120">玻色子、玻色子</text:span><text:span text:style-name="T125">、弱交互作用</text:span></text:p>
                </text:list-item>
              </text:list>
            </text:list-item>
            <text:list-item>
              <text:p text:style-name="P221"><text:span text:style-name="T108">肉質層、意識層 與 力、光</text:span><text:span text:style-name="T280">，</text:span><text:span text:style-name="T374">力存在、力變化、光存在、光變化。</text:span></text:p>
            </text:list-item>
          </text:list>
        </text:list-item>
        <text:list-item>
          <text:p text:style-name="P123"><text:bookmark-start text:name="能量、儲量 (第6本)"/><text:span text:style-name="T661">能量、儲量 (第</text:span><text:span text:style-name="T667">6</text:span><text:span text:style-name="T661">本)</text:span><text:bookmark-end text:name="能量、儲量 (第6本)"/></text:p>
          <text:list>
            <text:list-item>
              <text:p text:style-name="P195"><text:span text:style-name="T103">&lt;?</text:span><text:span text:style-name="T104">0</text:span><text:span text:style-name="T103">&gt;個體 </text:span><text:span text:style-name="T104">~ &lt;?u&gt;</text:span><text:span text:style-name="T103">個體</text:span><text:span text:style-name="T120">，。</text:span></text:p>
            </text:list-item>
            <text:list-item>
              <text:p text:style-name="P195"><text:span text:style-name="T103">&lt;?</text:span><text:span text:style-name="T105">1&gt;</text:span><text:span text:style-name="T33">個體</text:span><text:span text:style-name="T120">，。</text:span></text:p>
            </text:list-item>
            <text:list-item>
              <text:p text:style-name="P196"><text:span text:style-name="T63">&lt;?</text:span><text:span text:style-name="T78">a</text:span><text:span text:style-name="T63">&gt;個體</text:span><text:span text:style-name="T125">，雙曲幾何、</text:span><text:span text:style-name="T453">龐加萊圓盤模型</text:span><text:span text:style-name="T125">、玄、系統分析、黑盒子、灰盒子、白盒子。</text:span></text:p>
            </text:list-item>
            <text:list-item>
              <text:p text:style-name="P220"><text:span text:style-name="T108">&lt;?</text:span><text:span text:style-name="T109">a</text:span><text:span text:style-name="T108">&gt;複合體</text:span><text:span text:style-name="T280">，&lt;?</text:span><text:span text:style-name="T281">a</text:span><text:span text:style-name="T280">&gt;複合型個體。</text:span></text:p>
            </text:list-item>
            <text:list-item>
              <text:p text:style-name="P220"><text:span text:style-name="T108">宇宙膨脹</text:span><text:span text:style-name="T280">，宇宙膨脹。</text:span></text:p>
            </text:list-item>
            <text:list-item>
              <text:p text:style-name="P124"><text:span text:style-name="T23">相對論</text:span><text:span text:style-name="T338">，</text:span><text:span text:style-name="T600">E = </text:span><text:span text:style-name="T601">mc</text:span><text:span text:style-name="T885">2</text:span><text:span text:style-name="T601">、</text:span><text:span text:style-name="T600">波態、粒子態、</text:span><text:span text:style-name="T592">第</text:span><text:span text:style-name="T602">1</text:span><text:span text:style-name="T598">層級宗態個體</text:span><text:span text:style-name="T601">、</text:span><text:span text:style-name="T338">狹義相對論</text:span><text:span text:style-name="T125">、</text:span><text:span text:style-name="T147">力、光 不會 直接相互作用。</text:span><text:span text:style-name="T338">力、光 會 間接相互作用</text:span><text:span text:style-name="T125">、</text:span><text:span text:style-name="T439">空間節點密度的本質、</text:span><text:span text:style-name="T442">廣義相對論</text:span><text:span text:style-name="T125">。</text:span></text:p>
            </text:list-item>
            <text:list-item>
              <text:p text:style-name="P125"><text:span text:style-name="T86">空間</text:span><text:span text:style-name="T125">，。</text:span></text:p>
            </text:list-item>
          </text:list>
        </text:list-item>
        <text:list-item>
          <text:p text:style-name="P126"><text:bookmark-start text:name="能量、儲量 (第7本)"/><text:span text:style-name="T661">能量、儲量 (第</text:span><text:span text:style-name="T668">7</text:span><text:span text:style-name="T661">本)</text:span><text:bookmark-end text:name="能量、儲量 (第7本)"/></text:p>
          <text:list>
            <text:list-item>
              <text:p text:style-name="P127"><text:span text:style-name="T86">時間</text:span><text:span text:style-name="T125">，變速齒輪組、虎克定律、空間節點、空間密度、考古學的碳14測年法、空間節點密度、水的密度、活動空間、</text:span><text:span text:style-name="T377">動能傳遞</text:span><text:span text:style-name="T125">、熱傳導、節拍器、極座標系、角度、圓弧長、</text:span><text:span text:style-name="T155">過去、當下、未來、四連桿機構、彈簧、水龍頭、宿命、定命</text:span><text:span text:style-name="T125">、</text:span><text:span text:style-name="T156">水、杯子、桌子、地球 </text:span><text:span text:style-name="T912">↔</text:span><text:span text:style-name="T157"> </text:span><text:span text:style-name="T156">道、文明、德、個體、</text:span><text:span text:style-name="T125">不是 </text:span><text:span text:style-name="T156">左臉被打，伸出右臉 等著被打、</text:span><text:span text:style-name="T125">是 </text:span><text:span text:style-name="T156">以德報德，以直報怨、容器</text:span><text:span text:style-name="T309">、</text:span><text:span text:style-name="T156">n連桿機構、混沌理論、分形、電鍍實驗、</text:span><text:span text:style-name="T353">改變過去、改變當下、改變未來、連桿</text:span><text:span text:style-name="T159">、彈性變形、塑性變形、斷裂變形、施力、影響力</text:span><text:span text:style-name="T156">。</text:span></text:p>
            </text:list-item>
          </text:list>
        </text:list-item>
        <text:list-item>
          <text:p text:style-name="P127"><text:bookmark-start text:name="能量、儲量 (第8本)"/><text:bookmark-start text:name="能量、儲量 (第7本)1"/><text:span text:style-name="T661">能量、儲量 (第</text:span><text:span text:style-name="T669">8</text:span><text:span text:style-name="T661">本)</text:span><text:bookmark-end text:name="能量、儲量 (第8本)"/><text:bookmark-end text:name="能量、儲量 (第7本)1"/></text:p>
          <text:list>
            <text:list-item>
              <text:p text:style-name="P128"><text:span text:style-name="T86">粒子、波</text:span><text:span text:style-name="T125">，</text:span><text:span text:style-name="T159">內聚性、排他性、相溶性、干涉性、共振、共鳴、共識、</text:span><text:span text:style-name="T160">x%</text:span><text:span text:style-name="T156">。</text:span></text:p>
            </text:list-item>
            <text:list-item>
              <text:p text:style-name="P129"><text:span text:style-name="T86">振盪</text:span><text:span text:style-name="T125">，密度、水球</text:span><text:span text:style-name="T156">。</text:span></text:p>
            </text:list-item>
            <text:list-item>
              <text:p text:style-name="P22"><text:span text:style-name="T86">質量</text:span><text:span text:style-name="T263">，散度、旋度、壓電材料、光、力、電磁波、粒子、普朗克空間、打槌球、光電效應、消除質量、曲線引擎、反重力、消除慣性、包覆、蘊含、銀河系、太陽系、海洋、漩渦、</text:span><text:span text:style-name="T392">低水壓區</text:span><text:span text:style-name="T263">、</text:span><text:span text:style-name="T274">傅立葉轉換、水桶實驗、普朗克常數</text:span><text:span text:style-name="T49">。</text:span></text:p>
            </text:list-item>
          </text:list>
        </text:list-item>
        <text:list-item>
          <text:p text:style-name="P23"><text:bookmark-start text:name="能量、儲量 (第9本)"/><text:span text:style-name="T661">能量、儲量 (第</text:span><text:span text:style-name="T670">9</text:span><text:span text:style-name="T661">本)</text:span><text:bookmark-end text:name="能量、儲量 (第9本)"/></text:p>
          <text:list>
            <text:list-item>
              <text:p text:style-name="P130"><text:span text:style-name="T86">量子力學</text:span><text:span text:style-name="T125">，</text:span><text:span text:style-name="T156">量子物理</text:span><text:span text:style-name="T378">、</text:span><text:span text:style-name="T156">經</text:span><text:span text:style-name="T184">典物理、</text:span><text:span text:style-name="T158">（存在 /（存在 + 變化））</text:span><text:span text:style-name="T125">、莫非定律、</text:span><text:span text:style-name="T377">撞球</text:span><text:span text:style-name="T156">、地心說、</text:span><text:span text:style-name="T378">輪</text:span><text:span text:style-name="T156">、</text:span><text:span text:style-name="T184">相對論、</text:span><text:span text:style-name="T122">光譜、光學、心理學</text:span><text:span text:style-name="T158">、天文學</text:span><text:span text:style-name="T122">、</text:span><text:span text:style-name="T158">布朗運動、</text:span><text:span text:style-name="T751">黑洞、</text:span><text:span text:style-name="T185">天象學</text:span><text:span text:style-name="T122">。</text:span></text:p>
            </text:list-item>
            <text:list-item>
              <text:p text:style-name="P131"><text:span text:style-name="T66">磁鐵</text:span><text:span text:style-name="T122">，磁力線、時間旅行、複製個體、鏡像個體、奇美拉個體。</text:span></text:p>
            </text:list-item>
            <text:list-item>
              <text:p text:style-name="P132"><text:span text:style-name="T66">空間節點密度</text:span><text:span text:style-name="T122">，電視</text:span><text:span text:style-name="T765">、</text:span><text:span text:style-name="T122">RGB型灰階影像、</text:span><text:span text:style-name="T765">宗疊、遙視、預知未來、意識層型時空旅行、肉質層型時空旅行、錯位、互換、</text:span><text:span text:style-name="T766">互換型</text:span><text:span text:style-name="T767">肉質層型時空旅行、</text:span><text:span text:style-name="T766">複製型</text:span><text:span text:style-name="T767">肉質層型時空旅行、</text:span><text:span text:style-name="T768">移動型肉質層型空間旅行、複製型肉質層型空間旅行</text:span><text:span text:style-name="T122">。</text:span></text:p>
            </text:list-item>
            <text:list-item>
              <text:p text:style-name="P133"><text:span text:style-name="T813">黑洞</text:span><text:span text:style-name="T751">，吸光型黑洞、吸電磁波型黑洞、</text:span><text:span text:style-name="T575">&lt;?a</text:span><text:span text:style-name="T882">x</text:span><text:span text:style-name="T884">≥</text:span><text:span text:style-name="T883">u</text:span><text:span text:style-name="T575">&gt;、橫波、重力波、波態光、粒子態光、</text:span><text:span text:style-name="T603">第</text:span><text:span text:style-name="T604">4</text:span><text:span text:style-name="T603">層</text:span><text:span text:style-name="T752">級（以上）宗態譜個體、</text:span><text:span text:style-name="T785">被黑洞 加壓、</text:span><text:span text:style-name="T752">沒有 失效</text:span><text:span text:style-name="T751">。</text:span></text:p>
            </text:list-item>
          </text:list>
        </text:list-item>
        <text:list-item>
          <text:p text:style-name="P134"><text:bookmark-start text:name="能量、儲量 (第10本)"/><text:span text:style-name="T661">能量、儲量 (第</text:span><text:span text:style-name="T671">10</text:span><text:span text:style-name="T661">本)</text:span><text:bookmark-end text:name="能量、儲量 (第10本)"/></text:p>
          <text:list>
            <text:list-item>
              <text:p text:style-name="P135"><text:span text:style-name="T814">類星體</text:span><text:span text:style-name="T752">，紅移、亮度、超光速噴流、</text:span><text:span text:style-name="T753">柏拉圖、洞穴理論、活動星系核</text:span><text:span text:style-name="T752">。</text:span></text:p>
            </text:list-item>
            <text:list-item>
              <text:p text:style-name="P136"><text:span text:style-name="T818">麥</text:span><text:span text:style-name="T660">斯威爾</text:span><text:span text:style-name="T814">妖</text:span><text:span text:style-name="T752">，第二型永動機、三稜鏡、光、紫光、紅光、</text:span><text:span text:style-name="T757">雙狹縫實驗、洞、隔板、</text:span><text:span text:style-name="T752">高通濾波器</text:span><text:span text:style-name="T757">、低通濾波器、帶通濾波器</text:span><text:span text:style-name="T752">。</text:span></text:p>
            </text:list-item>
            <text:list-item>
              <text:p text:style-name="P137"><text:span text:style-name="T819">力譜</text:span><text:span text:style-name="T757">，</text:span><text:span text:style-name="T746">可觸</text:span><text:span text:style-name="T757">力譜、不可觸力譜、光譜、可見光譜、不可見光譜、</text:span><text:span text:style-name="T760">宗量、</text:span><text:span text:style-name="T757">可</text:span><text:span text:style-name="T577">&lt;?</text:span><text:span text:style-name="T578">a</text:span><text:span text:style-name="T760">&gt;</text:span><text:span text:style-name="T757">譜、不可</text:span><text:span text:style-name="T577">&lt;?</text:span><text:span text:style-name="T578">a</text:span><text:span text:style-name="T760">&gt;</text:span><text:span text:style-name="T757">譜、</text:span><text:span text:style-name="T577">X光</text:span><text:span text:style-name="T757">線。</text:span></text:p>
            </text:list-item>
            <text:list-item>
              <text:p text:style-name="P138"><text:span text:style-name="T820">相態</text:span><text:span text:style-name="T763">，</text:span><text:span text:style-name="T757">相同層級</text:span><text:span text:style-name="T763">相態、三相態、水、空間、相態</text:span><text:span text:style-name="T757">層級、</text:span><text:span text:style-name="T592">第</text:span><text:span text:style-name="T593">0層級相態</text:span><text:span text:style-name="T763">。</text:span></text:p>
            </text:list-item>
            <text:list-item>
              <text:p text:style-name="P139"><text:span text:style-name="T665">重力波</text:span><text:span text:style-name="T763">，泡泡、凹陷、層級型態。</text:span></text:p>
            </text:list-item>
          </text:list>
        </text:list-item>
        <text:list-item>
          <text:p text:style-name="P140"><text:bookmark-start text:name="能量、儲量 (第11本)"/><text:span text:style-name="T661">能量、儲量 (第</text:span><text:span text:style-name="T671">11</text:span><text:span text:style-name="T661">本)</text:span><text:bookmark-end text:name="能量、儲量 (第11本)"/></text:p>
          <text:list>
            <text:list-item>
              <text:p text:style-name="P141"><text:span text:style-name="T666">量子</text:span><text:span text:style-name="T763">，固態型行星、液態型行星、氣態型行星、電漿型行星、地表</text:span><text:span text:style-name="T776">、地殼、地幔、普朗克、</text:span><text:span text:style-name="T777">銀原子束、愛因斯坦、光電效應、量子穿隧現象、超導體、</text:span><text:span text:style-name="T773">庫博對、粒子、波、冰塊、霧、小碎冰、固態水、液態水、氣態水、電漿態水、</text:span><text:span text:style-name="T594">（</text:span><text:span text:style-name="T595">a</text:span><text:span text:style-name="T594">%固態水 + </text:span><text:span text:style-name="T595">b%</text:span><text:span text:style-name="T594">液態水 + </text:span><text:span text:style-name="T595">c%</text:span><text:span text:style-name="T594">氣態水）、</text:span><text:span text:style-name="T584">（x%）</text:span><text:span text:style-name="T583">粒子 </text:span><text:span text:style-name="T584">+（100%-x%）</text:span><text:span text:style-name="T583">波、三態變化</text:span><text:span text:style-name="T593">、</text:span><text:span text:style-name="T590">第</text:span><text:span text:style-name="T591">a</text:span><text:span text:style-name="T774">層級相態的水</text:span><text:span text:style-name="T583">、</text:span><text:span text:style-name="T592">第</text:span><text:span text:style-name="T593">0層級相態</text:span><text:span text:style-name="T774">的水、</text:span><text:span text:style-name="T585">波粒二象性、</text:span><text:span text:style-name="T775">體積、形狀、顏色、自旋頻率、自旋震幅、自旋相位差、電子、夸克、波爾、量子疊加態、</text:span><text:span text:style-name="T778">薛丁格的貓</text:span><text:span text:style-name="T763">、</text:span><text:span text:style-name="T775">測不準原理、海森堡、力場、磁場、反推出、扭力、扭轉角度、自轉、</text:span><text:span text:style-name="T779">關鍵字 精簡版列表</text:span><text:span text:style-name="T763">。</text:span></text:p>
            </text:list-item>
          </text:list>
        </text:list-item>
        <text:list-item>
          <text:p text:style-name="P142"><text:bookmark-start text:name="能量、儲量 (第12本)"/><text:span text:style-name="T661">能量、儲量 (第</text:span><text:span text:style-name="T671">1</text:span><text:span text:style-name="T672">2</text:span><text:span text:style-name="T661">本)</text:span><text:bookmark-end text:name="能量、儲量 (第12本)"/></text:p>
          <text:list>
            <text:list-item>
              <text:p text:style-name="P143"><text:span text:style-name="T822">宗態</text:span><text:span text:style-name="T763">，命名方式、命名規則、命名規律、</text:span><text:span text:style-name="T775">宗態層級、第</text:span><text:span text:style-name="T606">零</text:span><text:span text:style-name="T775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6">無限分割、無限細分、上帝不擲骰子、</text:span><text:span text:style-name="T590">第</text:span><text:span text:style-name="T597">a層級宗量、空氣、水、土壤、絕對零度、自轉速度、</text:span><text:span text:style-name="T862">宗速運動</text:span><text:span text:style-name="T589">頻率</text:span><text:span text:style-name="T786">、靜者恆靜、動者恆動、都普勒效應</text:span><text:span text:style-name="T783">、拋物</text:span><text:span text:style-name="T588">線運動</text:span><text:span text:style-name="T783">、垂直加速度</text:span><text:span text:style-name="T786">、</text:span><text:span text:style-name="T586">小繩子、繩速、減速度運動、</text:span><text:span text:style-name="T587">&lt;?</text:span><text:span text:style-name="T588">a&gt;個</text:span><text:span text:style-name="T783">體型態譜、</text:span><text:span text:style-name="T588">第a層</text:span><text:span text:style-name="T783">級個體型態譜、波長</text:span><text:span text:style-name="T763">。</text:span></text:p>
            </text:list-item>
          </text:list>
        </text:list-item>
        <text:list-item>
          <text:p text:style-name="P142"><text:bookmark-start text:name="能量、儲量 (第13本)"/><text:span text:style-name="T661">能量、儲量 (第</text:span><text:span text:style-name="T671">1</text:span><text:span text:style-name="T672">3</text:span><text:span text:style-name="T661">本)</text:span><text:bookmark-end text:name="能量、儲量 (第13本)"/></text:p>
          <text:list>
            <text:list-item>
              <text:p text:style-name="P144"><text:span text:style-name="T822">宗態譜</text:span><text:span text:style-name="T775">，速度、</text:span><text:span text:style-name="T599">速率 小於 零、絕對零度</text:span><text:span text:style-name="T567">、</text:span><text:span text:style-name="T599">第</text:span><text:span text:style-name="T600">a層級宗</text:span><text:span text:style-name="T601">態個體</text:span><text:span text:style-name="T599">、傅立葉轉換、</text:span><text:span text:style-name="T781">淺</text:span><text:span text:style-name="T782">橙</text:span><text:span text:style-name="T781">光型態譜水、減速度運</text:span><text:span text:style-name="T596">動、RGB、ESL、</text:span><text:span text:style-name="T781">色調值、濃度值、亮度值、</text:span><text:span text:style-name="T860">紅移、紫移、宗量層級、乙太、</text:span><text:span text:style-name="T585">第</text:span><text:span text:style-name="T605">a層級相態個體、</text:span><text:span text:style-name="T862">宗速運動</text:span><text:span text:style-name="T860">頻率、</text:span><text:span text:style-name="T789">光、電磁波 是 一群粒子</text:span><text:span text:style-name="T763">。</text:span></text:p>
            </text:list-item>
            <text:list-item>
              <text:p text:style-name="P353"><text:span text:style-name="T1">三稜鏡</text:span>，。</text:p>
            </text:list-item>
            <text:list-item>
              <text:p text:style-name="P354"><text:span text:style-name="T1">位力場</text:span>，力極、電磁場、磁極。</text:p>
            </text:list-item>
            <text:list-item>
              <text:p text:style-name="P143"><text:span text:style-name="T673">F=</text:span><text:span text:style-name="T674">ma</text:span><text:span text:style-name="T784">，</text:span><text:span text:style-name="T607">既視感、超直覺、預知未來、時間速度、時間位移量、時間變化量、</text:span><text:span text:style-name="T608">能量時間、</text:span><text:span text:style-name="T585">質量</text:span><text:span text:style-name="T611">位移</text:span><text:span text:style-name="T607">、</text:span><text:span text:style-name="T608">空間域、空間場、</text:span><text:span text:style-name="T610">3</text:span><text:span text:style-name="T608">維時間、</text:span><text:span text:style-name="T610">3</text:span><text:span text:style-name="T608">維同心圓、</text:span><text:span text:style-name="T607">普朗克常數、</text:span><text:span text:style-name="T861">光速</text:span><text:span text:style-name="T607"> = 頻率 * 波長、</text:span><text:span text:style-name="T863">公轉頻率、</text:span><text:span text:style-name="T616">振幅 越大，(</text:span><text:span text:style-name="T607">波長 * </text:span><text:span text:style-name="T862">宗速運動</text:span><text:span text:style-name="T607">頻率) 越小</text:span><text:span text:style-name="T763">。</text:span></text:p>
            </text:list-item>
          </text:list>
        </text:list-item>
        <text:list-item>
          <text:p text:style-name="P145"><text:bookmark-start text:name="能量、儲量 (第14本)"/><text:span text:style-name="T661">能量、儲量 (第</text:span><text:span text:style-name="T671">1</text:span><text:span text:style-name="T677">4</text:span><text:span text:style-name="T661">本)</text:span><text:bookmark-end text:name="能量、儲量 (第14本)"/></text:p>
          <text:list>
            <text:list-item>
              <text:p text:style-name="P146"><text:span text:style-name="T867">宗速</text:span><text:span text:style-name="T612">，宗速運動頻率、</text:span><text:span text:style-name="T865">宗速運動</text:span><text:span text:style-name="T864">路徑長</text:span><text:span text:style-name="T863">、宗態譜、</text:span><text:span text:style-name="T614">螺旋線運動、</text:span><text:span text:style-name="T790">電磁核群</text:span><text:span text:style-name="T614">、太陽系、</text:span><text:span text:style-name="T863">公轉頻率、光、電磁波 是 一群粒子、光、電磁波 不是 波、粒子、飛行</text:span><text:span text:style-name="T617">舞動、</text:span><text:span text:style-name="T863">候鳥</text:span><text:span text:style-name="T617">、V字形</text:span><text:span text:style-name="T863">、鳥群 聚在一起、魚群、腳踏車競賽、破風者、追風者、</text:span><text:span text:style-name="T749">道路型光痕、擾動型光痕、</text:span><text:span text:style-name="T613">星系</text:span><text:span text:style-name="T749">型光痕</text:span><text:span text:style-name="T589">、</text:span><text:span text:style-name="T862">宗速運動</text:span><text:span text:style-name="T614">頻率</text:span><text:span text:style-name="T783">、拋物</text:span><text:span text:style-name="T588">線運動</text:span><text:span text:style-name="T783">、垂直加速度、</text:span><text:span text:style-name="T615">吸引力 越高</text:span><text:span text:style-name="T787">、橢圓運動、螺旋線運動、太陽、</text:span><text:span text:style-name="T609">電磁</text:span><text:span text:style-name="T570">域、石頭、文明、生命、</text:span><text:span text:style-name="T789">星系</text:span><text:span text:style-name="T613">公轉</text:span><text:span text:style-name="T788">週期、電中性、中子、電子、分形、</text:span><text:span text:style-name="T789">聲音 向外 擴散 是 一群粒子 向外擴散、蠟燭、磁鐵、磁力、閉環迴路、飛機起降、候鳥遷移、無線電路、音叉、地球、重力波、繩子安全網</text:span><text:span text:style-name="T746">、向</text:span><text:span text:style-name="T789">外擴散、一群（函數）粒子</text:span><text:span text:style-name="T763">。</text:span></text:p>
            </text:list-item>
          </text:list>
        </text:list-item>
        <text:list-item>
          <text:p text:style-name="P252">符<text:span text:style-name="T120">號層級 (第1本)</text:span></text:p>
          <text:list>
            <text:list-item>
              <text:p text:style-name="P222"><text:span text:style-name="T63">符號層級</text:span><text:span text:style-name="T120">，</text:span>。</text:p>
            </text:list-item>
            <text:list-item>
              <text:p text:style-name="P222"><text:span text:style-name="T119">符號層級 之間的 關聯性</text:span>，。</text:p>
            </text:list-item>
          </text:list>
        </text:list-item>
        <text:list-item>
          <text:p text:style-name="P253">無機體、有機體、游<text:span text:style-name="T120">離體 (第1本)</text:span></text:p>
          <text:list>
            <text:list-item>
              <text:p text:style-name="P253">無機體、有機體、游<text:span text:style-name="T120">離體</text:span><text:span text:style-name="T45">，。</text:span></text:p>
            </text:list-item>
          </text:list>
        </text:list-item>
        <text:list-item>
          <text:p text:style-name="P253"><text:bookmark-start text:name="意識"/>意識<text:bookmark-end text:name="意識"/><text:span text:style-name="T618"> (第1本)</text:span></text:p>
          <text:list>
            <text:list-item>
              <text:p text:style-name="P69"><text:span text:style-name="T76">意識 對 群體 的 影響</text:span><text:span text:style-name="T137">，群體無意識</text:span><text:span text:style-name="T142">、</text:span><text:span text:style-name="T137">群體潛意識</text:span><text:span text:style-name="T142">、</text:span><text:span text:style-name="T137">群體主意識</text:span><text:span text:style-name="T142">、</text:span><text:span text:style-name="T137">個體無意識</text:span><text:span text:style-name="T142">、</text:span><text:span text:style-name="T137">個體潛意識</text:span><text:span text:style-name="T142">、</text:span><text:span text:style-name="T137">個體主意識。</text:span></text:p>
            </text:list-item>
            <text:list-item>
              <text:p text:style-name="P70"><text:span text:style-name="T5">冥想、心靈平靜、心流、無我、虛無</text:span><text:span text:style-name="T314">，催化、黏著、內觀、內化、跨領域移植、木匠、木屋、</text:span><text:span text:style-name="T315">現實沉浸感、</text:span><text:span text:style-name="T313">極端深層睡眠、</text:span><text:span text:style-name="T440">θ波、</text:span><text:span text:style-name="T135">放空、磁棒、磁力線、絕緣體</text:span><text:span text:style-name="T313">。</text:span></text:p>
            </text:list-item>
            <text:list-item>
              <text:p text:style-name="P191"><text:span text:style-name="T3">意識 與 意識層</text:span><text:span text:style-name="T311">，意識層級、第零層級意識。</text:span></text:p>
            </text:list-item>
            <text:list-item>
              <text:p text:style-name="P71"><text:span text:style-name="T4">意識層級</text:span><text:span text:style-name="T313">，</text:span><text:span text:style-name="T136">魍魎問影、影子、實體、權重、</text:span><text:span text:style-name="T382">尼祿</text:span><text:span text:style-name="T313">、肉質層記憶、肌肉記憶、意識層記憶、主意識記憶、潛意識記憶、無意識記憶、機構、硬體、韌體、軟體</text:span><text:span text:style-name="T327">、</text:span><text:span text:style-name="T441">θ波、反覆練習、機械語言、機械碼、組合語言</text:span><text:span text:style-name="T313">。</text:span></text:p>
            </text:list-item>
            <text:list-item>
              <text:p text:style-name="P107"><text:span text:style-name="T823">意識</text:span><text:span text:style-name="T794">，肉質層型意識、意識層型意識、音樂盒、發條、意識源層級、</text:span><text:span text:style-name="T620">AI、</text:span><text:span text:style-name="T794">程式、遙視、第</text:span><text:span text:style-name="T622">0</text:span><text:span text:style-name="T621">層級意識、意識層級、俄羅斯娃娃、衣服、海水、深度、高度、思覺、</text:span><text:span text:style-name="T793">冥想、心靈平靜</text:span><text:span text:style-name="T795">、心流、無我、虛無、認知、思考、想法、</text:span><text:span text:style-name="T625">輝光、青蛙實驗、火車、思覺謬誤、帕金森氏症、聽覺、</text:span><text:span text:style-name="T397">自回饋系統</text:span><text:span text:style-name="T794">、</text:span><text:span text:style-name="T796">意識存在、意識變化。</text:span></text:p>
            </text:list-item>
            <text:list-item>
              <text:p text:style-name="P108"><text:span text:style-name="T643">意識感測</text:span><text:span text:style-name="T621">，皮膚、觸覺、聯覺。</text:span></text:p>
            </text:list-item>
            <text:list-item>
              <text:p text:style-name="P109"><text:span text:style-name="T866">意識 與 肉質層、意識層</text:span><text:span text:style-name="T855">，思想、周遭環境、第</text:span><text:span text:style-name="T624">x</text:span><text:span text:style-name="T856">層級</text:span><text:span text:style-name="T623">型態</text:span><text:span text:style-name="T855">。</text:span></text:p>
            </text:list-item>
          </text:list>
        </text:list-item>
        <text:list-item>
          <text:p text:style-name="P250"><text:bookmark-start text:name="感受"/>感受<text:bookmark-end text:name="感受"/><text:span text:style-name="T618"> (第1本)</text:span></text:p>
          <text:list>
            <text:list-item>
              <text:p text:style-name="P147"><text:span text:style-name="T66">優越感</text:span><text:span text:style-name="T122">，</text:span><text:span text:style-name="T379">阿茲特克</text:span><text:span text:style-name="T122">、</text:span><text:span text:style-name="T379">畢卡索</text:span><text:span text:style-name="T122">、智慧樹、智慧果實、蛇、</text:span><text:span text:style-name="T345">行善。</text:span></text:p>
            </text:list-item>
            <text:list-item>
              <text:p text:style-name="P148"><text:span text:style-name="T811">冷漠</text:span><text:span text:style-name="T749">，。</text:span></text:p>
            </text:list-item>
            <text:list-item>
              <text:p text:style-name="P148"><text:span text:style-name="T811">感受</text:span><text:span text:style-name="T749">，心流。</text:span></text:p>
            </text:list-item>
            <text:list-item>
              <text:p text:style-name="P149"><text:span text:style-name="T811">偽善</text:span><text:span text:style-name="T749">，</text:span><text:span text:style-name="T762">直接、親自、和尚、直接、間接、系統、</text:span><text:span text:style-name="T749">大家長、</text:span><text:span text:style-name="T762">防止跌倒的衣服</text:span><text:span text:style-name="T749">。</text:span></text:p>
            </text:list-item>
            <text:list-item>
              <text:p text:style-name="P197"><text:span text:style-name="T661">P</text:span><text:span text:style-name="T658">UA</text:span><text:span text:style-name="T746">，煤氣燈效應。</text:span></text:p>
            </text:list-item>
          </text:list>
        </text:list-item>
        <text:list-item>
          <text:p text:style-name="P250"><text:bookmark-start text:name="煉金術"/>煉金術<text:bookmark-end text:name="煉金術"/><text:span text:style-name="T618"> (第1本)</text:span></text:p>
          <text:list>
            <text:list-item>
              <text:p text:style-name="P150"><text:span text:style-name="T66">地水風火</text:span><text:span text:style-name="T122">，。</text:span></text:p>
            </text:list-item>
            <text:list-item>
              <text:p text:style-name="P150"><text:span text:style-name="T66">翠玉錄石板</text:span><text:span text:style-name="T150">，</text:span><text:span text:style-name="T120">。</text:span></text:p>
            </text:list-item>
            <text:list-item>
              <text:p text:style-name="P151"><text:span text:style-name="T66">煉金術</text:span><text:span text:style-name="T150">，水銀、汞</text:span><text:span text:style-name="T120">。</text:span></text:p>
            </text:list-item>
            <text:list-item>
              <text:p text:style-name="P152"><text:span text:style-name="T90">賢者之石</text:span><text:span text:style-name="T161">，金屬銅。</text:span></text:p>
            </text:list-item>
            <text:list-item>
              <text:p text:style-name="P153"><text:span text:style-name="T90">煉金術的本質</text:span><text:span text:style-name="T161">，</text:span><text:span text:style-name="T170">化學、生物學、遺傳學、玄學、神祕學</text:span><text:span text:style-name="T161">。</text:span></text:p>
            </text:list-item>
          </text:list>
        </text:list-item>
        <text:list-item>
          <text:p text:style-name="P253"><text:bookmark-start text:name="德"/>德<text:bookmark-end text:name="德"/><text:span text:style-name="T618"> (第1本)</text:span></text:p>
          <text:list>
            <text:list-item>
              <text:p text:style-name="P72"><text:span text:style-name="T6">德 不是 單純、無知、易騙</text:span><text:span text:style-name="T130">，T細胞、判定正確率、誤殺率、</text:span><text:span text:style-name="T129">6</text:span><text:span text:style-name="T316">的法則、工業革命</text:span><text:span text:style-name="T130">、</text:span><text:span text:style-name="T316">輪迴、</text:span><text:span text:style-name="T130">發酵</text:span><text:span text:style-name="T316">、遞迴、發散、複利效應</text:span><text:span text:style-name="T313">。</text:span></text:p>
            </text:list-item>
            <text:list-item>
              <text:p text:style-name="P73"><text:span text:style-name="T67">評判</text:span><text:span text:style-name="T314">，評判者、</text:span><text:span text:style-name="T128">&lt;?[N]&gt;~&lt;?[]&gt;個體、</text:span><text:span text:style-name="T129">&lt;?</text:span><text:span text:style-name="T128">[+1]&gt;個體、參照點</text:span><text:span text:style-name="T313">。</text:span></text:p>
            </text:list-item>
            <text:list-item>
              <text:p text:style-name="P74"><text:span text:style-name="T7">文明 與 德</text:span><text:span text:style-name="T317">，生命、被上提、</text:span><text:span text:style-name="T131">成神、修仙、</text:span><text:span text:style-name="T317">銀河系、太陽系、地球文明、</text:span><text:span text:style-name="T131">原生家庭、精神家庭、生態圈個體、文明個體、群體個體、生活圈個體</text:span><text:span text:style-name="T317">。</text:span></text:p>
            </text:list-item>
          </text:list>
        </text:list-item>
        <text:list-item>
          <text:p text:style-name="P254"><text:bookmark-start text:name="數學"/>數學<text:bookmark-end text:name="數學"/><text:span text:style-name="T618"> (第1本)</text:span></text:p>
          <text:list>
            <text:list-item>
              <text:p text:style-name="P355"><text:span text:style-name="T37">黃金比例</text:span><text:span text:style-name="T902">，</text:span><text:span text:style-name="T296">Φ、</text:span><text:span text:style-name="T297">F</text:span><text:span text:style-name="T298">(</text:span><text:span text:style-name="T297">n</text:span><text:span text:style-name="T298">)</text:span><text:span text:style-name="T296">、一元二次方程式</text:span><text:span text:style-name="T902">。</text:span></text:p>
            </text:list-item>
            <text:list-item>
              <text:p text:style-name="P356"><text:span text:style-name="T1">三角形</text:span>，。</text:p>
            </text:list-item>
            <text:list-item>
              <text:p text:style-name="P357"><text:span text:style-name="T41">開根號</text:span><text:span text:style-name="T906">，</text:span><text:span text:style-name="T304">畢氏定理</text:span><text:span text:style-name="T906">。</text:span></text:p>
            </text:list-item>
            <text:list-item>
              <text:p text:style-name="P358"><text:span text:style-name="T38">符號</text:span><text:span text:style-name="T39">層級</text:span>，層級符號、//、<text:span text:style-name="T375">？？？</text:span>、<text:span text:style-name="T903">+、*</text:span>。</text:p>
            </text:list-item>
            <text:list-item>
              <text:p text:style-name="P359"><text:span text:style-name="T116">圓形</text:span><text:span text:style-name="T300">，半</text:span><text:span text:style-name="T393">球體</text:span><text:span text:style-name="T300">、</text:span><text:span text:style-name="T393">？？？</text:span><text:span text:style-name="T300">、</text:span><text:span text:style-name="T414">？？？</text:span><text:span text:style-name="T420">正方形</text:span><text:span text:style-name="T300">。</text:span></text:p>
            </text:list-item>
            <text:list-item>
              <text:p text:style-name="P360"><text:span text:style-name="T426">重心</text:span><text:span text:style-name="T117">坐標系</text:span><text:span text:style-name="T301">，。</text:span></text:p>
            </text:list-item>
            <text:list-item>
              <text:p text:style-name="P361"><text:span text:style-name="T40">空白運算子</text:span><text:span text:style-name="T905">，。</text:span></text:p>
            </text:list-item>
            <text:list-item>
              <text:p text:style-name="P362"><text:span text:style-name="T42">微積分</text:span><text:span text:style-name="T910">，。</text:span></text:p>
            </text:list-item>
            <text:list-item>
              <text:p text:style-name="P362"><text:span text:style-name="T1">進制</text:span>，。</text:p>
            </text:list-item>
            <text:list-item>
              <text:p text:style-name="P363"><text:span text:style-name="T427">關係波形</text:span>，。</text:p>
            </text:list-item>
          </text:list>
        </text:list-item>
        <text:list-item>
          <text:p text:style-name="P367">歷史<text:span text:style-name="T120"> (第1本)</text:span></text:p>
          <text:list>
            <text:list-item>
              <text:p text:style-name="P364"><text:span text:style-name="T1">哲學、神學、科學</text:span>，。</text:p>
            </text:list-item>
            <text:list-item>
              <text:p text:style-name="P365"><text:span text:style-name="T43">人類文明</text:span>，。</text:p>
            </text:list-item>
            <text:list-item>
              <text:p text:style-name="P366"><text:span text:style-name="T44">信仰</text:span>，。</text:p>
            </text:list-item>
          </text:list>
        </text:list-item>
        <text:list-item>
          <text:p text:style-name="P254"><text:bookmark-start text:name="體制"/>體制<text:bookmark-end text:name="體制"/><text:span text:style-name="T618"> (第1本)</text:span></text:p>
          <text:list>
            <text:list-item>
              <text:p text:style-name="P74"><text:span text:style-name="T7">虛無體制</text:span><text:span text:style-name="T317">，。</text:span></text:p>
            </text:list-item>
            <text:list-item>
              <text:p text:style-name="P75"><text:span text:style-name="T7">體制</text:span><text:span text:style-name="T317">，導師制、</text:span><text:span text:style-name="T139">資本、滴涓理論、奶嘴樂、</text:span><text:span text:style-name="T140">共產、肉燥理論、虛無、木桶理論、均衡保障、</text:span><text:span text:style-name="T872">綁定權利制、催化劑、馬太效應、熱平衡、長鞭效應、</text:span><text:span text:style-name="T458">m / 0</text:span><text:span text:style-name="T459">、尼采、孩童、駱駝</text:span><text:span text:style-name="T458">、老鼠烏托邦、</text:span><text:span text:style-name="T459">給高司一罐啤酒、賭博末世錄</text:span><text:span text:style-name="T458">、</text:span><text:span text:style-name="T460">雄雄戀、</text:span><text:span text:style-name="T461">數位貨幣</text:span><text:span text:style-name="T317">。</text:span></text:p>
            </text:list-item>
            <text:list-item>
              <text:p text:style-name="P76"><text:span text:style-name="T7">導師制</text:span><text:span text:style-name="T317">，</text:span><text:span text:style-name="T143">ctrl+F、</text:span><text:span text:style-name="T144">yahoo知</text:span><text:span text:style-name="T334">識家、</text:span><text:span text:style-name="T383">StackOverflow</text:span><text:span text:style-name="T317">。</text:span></text:p>
            </text:list-item>
            <text:list-item>
              <text:p text:style-name="P77"><text:span text:style-name="T14">導師制型虛無體制</text:span><text:span text:style-name="T328">，莊子、明王、神人、天籟、主心骨、德人、地籟。</text:span></text:p>
            </text:list-item>
            <text:list-item>
              <text:p text:style-name="P78"><text:span text:style-name="T14">帝制、民主</text:span><text:span text:style-name="T328">，君權神授、君權人授。</text:span></text:p>
            </text:list-item>
            <text:list-item>
              <text:p text:style-name="P79"><text:span text:style-name="T14">帝制、</text:span><text:span text:style-name="T908">資本</text:span><text:span text:style-name="T907">，</text:span><text:span text:style-name="T187">世襲、</text:span><text:span text:style-name="T798">貧窮陷阱</text:span><text:span text:style-name="T907">。</text:span></text:p>
            </text:list-item>
            <text:list-item>
              <text:p text:style-name="P80"><text:span text:style-name="T14">體制、系統</text:span><text:span text:style-name="T328">，剝削、奴隸制、</text:span><text:span text:style-name="T333">美國黑奴、中國農奴、日本礦奴、人類錢奴、共生、遙控者、領導層、國民群、資料庫、物價、價格、價值、一體化</text:span><text:span text:style-name="T328">。</text:span></text:p>
            </text:list-item>
            <text:list-item>
              <text:p text:style-name="P81"><text:span text:style-name="T14">群體</text:span><text:span text:style-name="T328">，</text:span><text:span text:style-name="T409">正八村</text:span><text:span text:style-name="T328">、日本、</text:span><text:span text:style-name="T333">種性制度、印度。</text:span></text:p>
            </text:list-item>
          </text:list>
        </text:list-item>
        <text:list-item>
          <text:p text:style-name="P21"><text:span text:style-name="T72">書籍</text:span><text:span text:style-name="T448">（資料夾）</text:span></text:p>
          <text:list>
            <text:list-item>
              <text:p text:style-name="P223">了凡四訓</text:p>
              <text:list>
                <text:list-item>
                  <text:p text:style-name="P223">了凡四訓，。</text:p>
                </text:list-item>
              </text:list>
            </text:list-item>
            <text:list-item>
              <text:p text:style-name="P223">西藏生死書</text:p>
              <text:list>
                <text:list-item>
                  <text:p text:style-name="P223">西藏生死書，。</text:p>
                  <text:list>
                    <text:list-item>
                      <text:p text:style-name="P255"><text:span text:style-name="T60">第二章，</text:span><text:span text:style-name="T835">假想世界、假想世界觀</text:span><text:span text:style-name="T60">。</text:span></text:p>
                    </text:list-item>
                  </text:list>
                </text:list-item>
              </text:list>
            </text:list-item>
            <text:list-item>
              <text:p text:style-name="P255">佛家</text:p>
              <text:list>
                <text:list-item>
                  <text:p text:style-name="P256"><text:span text:style-name="T852">佛家</text:span><text:span text:style-name="T840">，</text:span><text:span text:style-name="T841">現實沉浸感、</text:span><text:span text:style-name="T395">連莊</text:span><text:span text:style-name="T561">、百家樂、</text:span><text:span text:style-name="T840">業力</text:span><text:span text:style-name="T562">層級、第一層級</text:span><text:span text:style-name="T840">業力、</text:span><text:span text:style-name="T402">大棕熊</text:span><text:span text:style-name="T840">、被害妄想症</text:span><text:span text:style-name="T563">、PUA</text:span><text:span text:style-name="T840">、</text:span><text:span text:style-name="T563">煤氣燈效應、楚門的世界、</text:span><text:span text:style-name="T566">一九八四</text:span><text:span text:style-name="T565">、</text:span><text:span text:style-name="T842">喬治</text:span><text:span text:style-name="T564">·</text:span><text:span text:style-name="T842">歐威爾</text:span><text:span text:style-name="T840">、影片、</text:span><text:span text:style-name="T402">推薦演算法</text:span><text:span text:style-name="T842">、</text:span><text:span text:style-name="T843">菁英人類、泰德卡辛斯基、</text:span><text:span text:style-name="T840">同溫層、劍橋數據、</text:span><text:span text:style-name="T844">四乙基鉛</text:span><text:span text:style-name="T843">、</text:span><text:span text:style-name="T840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7"><text:span text:style-name="T852">般若波羅蜜多心經</text:span><text:span text:style-name="T833">，蟻咬症、無痛症、</text:span><text:span text:style-name="T560">拉普拉斯的惡魔、盲臉症</text:span><text:span text:style-name="T833">。</text:span></text:p>
                </text:list-item>
                <text:list-item>
                  <text:p text:style-name="P258"><text:span text:style-name="T850">華嚴經</text:span><text:span text:style-name="T834">，。</text:span></text:p>
                </text:list-item>
                <text:list-item>
                  <text:p text:style-name="P258"><text:span text:style-name="T850">法華經</text:span><text:span text:style-name="T834">，。</text:span></text:p>
                </text:list-item>
                <text:list-item>
                  <text:p text:style-name="P258"><text:span text:style-name="T850">淨土經</text:span><text:span text:style-name="T834">，。</text:span></text:p>
                </text:list-item>
              </text:list>
            </text:list-item>
            <text:list-item>
              <text:p text:style-name="P259">易經</text:p>
              <text:list>
                <text:list-item>
                  <text:p text:style-name="P260"><text:span text:style-name="T848">卦象</text:span><text:span text:style-name="T832">，。</text:span></text:p>
                </text:list-item>
                <text:list-item>
                  <text:p text:style-name="P259"><text:span text:style-name="T848">納甲占法</text:span><text:span text:style-name="T832">，。</text:span></text:p>
                </text:list-item>
                <text:list-item>
                  <text:p text:style-name="P259"><text:span text:style-name="T848">易經</text:span><text:span text:style-name="T832">，。</text:span></text:p>
                </text:list-item>
                <text:list-item>
                  <text:p text:style-name="P261"><text:span text:style-name="T582">梅花易數</text:span><text:span text:style-name="T836">，真實世界觀、投影世界觀、假想世界觀、假想真實世界觀、假想投影世界觀、前因、後果、時空背景、外在環境、</text:span><text:span text:style-name="T837">假想型歷史軌跡、假想型後續發展、工業革命、蒸汽機、紡織工人、</text:span><text:span text:style-name="T838">轉生之後我想要在田園過慢生活、阿爾、</text:span><text:span text:style-name="T839">紅色月亮</text:span><text:span text:style-name="T836">。</text:span></text:p>
                </text:list-item>
                <text:list-item>
                  <text:p text:style-name="P259"><text:span text:style-name="T848">易經的問題</text:span><text:span text:style-name="T832">，。</text:span></text:p>
                </text:list-item>
              </text:list>
            </text:list-item>
            <text:list-item>
              <text:p text:style-name="P262">張國松</text:p>
              <text:list>
                <text:list-item>
                  <text:p text:style-name="P164"><text:span text:style-name="T26">張國松</text:span><text:span text:style-name="T346">，塞爾維亞的先知。</text:span></text:p>
                </text:list-item>
                <text:list-item>
                  <text:p text:style-name="P165"><text:span text:style-name="T26">乩童與公廟的秘密</text:span><text:span text:style-name="T346">，陰間倒流、磁流、渡畜生者、風雲道者、</text:span><text:span text:style-name="T579">聖獸、</text:span><text:span text:style-name="T580">龍、</text:span><text:span text:style-name="T761">歧視、詞彙、黑色皮膚、黃色皮膚、白色皮膚、其他人類文明</text:span><text:span text:style-name="T346">。</text:span></text:p>
                </text:list-item>
              </text:list>
            </text:list-item>
            <text:list-item>
              <text:p text:style-name="P263">貧窮的本質</text:p>
              <text:list>
                <text:list-item>
                  <text:p text:style-name="P166"><text:span text:style-name="T26">貧窮的本質</text:span><text:span text:style-name="T346">，。</text:span></text:p>
                </text:list-item>
              </text:list>
            </text:list-item>
          </text:list>
        </text:list-item>
        <text:list-item>
          <text:p text:style-name="P167"><text:span text:style-name="T26">神、預言</text:span><text:span text:style-name="T447">（資料夾）</text:span></text:p>
          <text:list>
            <text:list-item>
              <text:p text:style-name="P242"><text:span text:style-name="T120">神、預言 (</text:span><text:span text:style-name="T171">2062</text:span><text:span text:style-name="T61">)</text:span></text:p>
              <text:list>
                <text:list-item>
                  <text:p text:style-name="P198"><text:span text:style-name="T62">2062</text:span><text:span text:style-name="T120">，。</text:span></text:p>
                </text:list-item>
                <text:list-item>
                  <text:p text:style-name="P198"><text:span text:style-name="T452">2062 的預言、</text:span><text:span text:style-name="T880">認定的歷史（一）</text:span><text:span text:style-name="T874">，。</text:span></text:p>
                </text:list-item>
                <text:list-item>
                  <text:p text:style-name="P198"><text:span text:style-name="T452">2062 的預言、</text:span><text:span text:style-name="T880">認定的歷史（二）</text:span><text:span text:style-name="T874">，。</text:span></text:p>
                </text:list-item>
              </text:list>
            </text:list-item>
            <text:list-item>
              <text:p text:style-name="P242"><text:span text:style-name="T120">神、預言 (</text:span><text:span text:style-name="T171">KFK</text:span><text:span text:style-name="T61">)</text:span></text:p>
              <text:list>
                <text:list-item>
                  <text:p text:style-name="P198"><text:span text:style-name="T63">KFK</text:span><text:span text:style-name="T120">，。</text:span></text:p>
                </text:list-item>
                <text:list-item>
                  <text:p text:style-name="P198"><text:span text:style-name="T452">KFK 的預言、</text:span><text:span text:style-name="T880">認定的歷史</text:span><text:span text:style-name="T874">，。</text:span></text:p>
                </text:list-item>
                <text:list-item>
                  <text:p text:style-name="P198"><text:span text:style-name="T880">查驗</text:span><text:span text:style-name="T874">，。</text:span></text:p>
                </text:list-item>
              </text:list>
            </text:list-item>
            <text:list-item>
              <text:p text:style-name="P242"><text:span text:style-name="T120">神、預言 (日月神示</text:span><text:span text:style-name="T61">)</text:span></text:p>
              <text:list>
                <text:list-item>
                  <text:p text:style-name="P339"><text:span text:style-name="T196">日月神示</text:span><text:span text:style-name="T240">，最高層級意識層、相溶、蘊含</text:span><text:span text:style-name="T238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39"><text:span text:style-name="T196">上之卷</text:span><text:span text:style-name="T240">。</text:span></text:p>
                      <text:list>
                        <text:list-item>
                          <text:p text:style-name="P339"><text:span text:style-name="T252">第</text:span><text:span text:style-name="T253">1帖~第3帖</text:span><text:span text:style-name="T240">，</text:span><text:span text:style-name="T548">肉質層</text:span><text:span text:style-name="T741">世界</text:span><text:span text:style-name="T742">、物</text:span><text:span text:style-name="T741">質世界</text:span><text:span text:style-name="T742">、</text:span><text:span text:style-name="T548">意識層</text:span><text:span text:style-name="T741">世界</text:span><text:span text:style-name="T742">、</text:span><text:span text:style-name="T549">反</text:span><text:span text:style-name="T742">物</text:span><text:span text:style-name="T741">質世界</text:span><text:span text:style-name="T742">、</text:span><text:span text:style-name="T550">神世</text:span><text:span text:style-name="T240">。</text:span></text:p>
                        </text:list-item>
                      </text:list>
                    </text:list-item>
                    <text:list-item>
                      <text:p text:style-name="P339"><text:span text:style-name="T196">下之卷</text:span><text:span text:style-name="T240">。</text:span></text:p>
                      <text:list>
                        <text:list-item>
                          <text:p text:style-name="P339"><text:span text:style-name="T196">第4章</text:span><text:span text:style-name="T240">，</text:span><text:span text:style-name="T895">假定、本書、本書的世界觀</text:span><text:span text:style-name="T240">。</text:span></text:p>
                        </text:list-item>
                        <text:list-item>
                          <text:p text:style-name="P339"><text:span text:style-name="T196">第12帖</text:span><text:span text:style-name="T240">，落葉、河川、莊子、盛德之人。</text:span></text:p>
                        </text:list-item>
                        <text:list-item>
                          <text:p text:style-name="P339"><text:span text:style-name="T196">第13帖</text:span><text:span text:style-name="T240">，物質文明、精神文明、老子、莊子、傳道書。</text:span></text:p>
                        </text:list-item>
                        <text:list-item>
                          <text:p text:style-name="P339"><text:span text:style-name="T196">第17帖</text:span><text:span text:style-name="T240">，新生、第一層級文明、第二層級湧現、</text:span><text:span text:style-name="T895">假定、本書、本書的內容</text:span><text:span text:style-name="T240">。</text:span></text:p>
                        </text:list-item>
                        <text:list-item>
                          <text:p text:style-name="P339"><text:span text:style-name="T196">第21帖</text:span><text:span text:style-name="T240">，超導體、複合型個體、電漿、神經元、馬達、散度、旋度。</text:span></text:p>
                        </text:list-item>
                        <text:list-item>
                          <text:p text:style-name="P339"><text:span text:style-name="T196">第23帖</text:span><text:span text:style-name="T240">，立秋、</text:span><text:span text:style-name="T470">麥子、</text:span><text:span text:style-name="T490">稗子</text:span><text:span text:style-name="T240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以西結書</text:span><text:span text:style-name="T217">)</text:span></text:p>
              <text:list>
                <text:list-item>
                  <text:p text:style-name="P339"><text:span text:style-name="T369">假定，以西結書 是 暗喻、隱喻、提示</text:span><text:span text:style-name="T370">（基督教 認定的）</text:span><text:span text:style-name="T369">末日審判的 預言</text:span><text:span text:style-name="T362">，</text:span><text:span text:style-name="T418">迦南地</text:span><text:span text:style-name="T362">。</text:span></text:p>
                </text:list-item>
                <text:list-item>
                  <text:p text:style-name="P339"><text:span text:style-name="T372">以西結書</text:span><text:span text:style-name="T364">。</text:span></text:p>
                  <text:list>
                    <text:list-item>
                      <text:p text:style-name="P339"><text:span text:style-name="T193">第3章</text:span><text:span text:style-name="T238">，彌賽亞</text:span><text:span text:style-name="T364">。</text:span></text:p>
                    </text:list-item>
                    <text:list-item>
                      <text:p text:style-name="P339"><text:span text:style-name="T193">第4章</text:span><text:span text:style-name="T238">，</text:span><text:span text:style-name="T243">390、40、</text:span><text:span text:style-name="T238">耶路撒冷、巴比侖、</text:span><text:span text:style-name="T242">梵諦岡、宗教、信仰、物質文明、錢、金融系統、教宗預言</text:span><text:span text:style-name="T364">。</text:span></text:p>
                    </text:list-item>
                    <text:list-item>
                      <text:p text:style-name="P339"><text:span text:style-name="T193">第5章</text:span><text:span text:style-name="T238">，以色列、人類文明</text:span><text:span text:style-name="T364">。</text:span></text:p>
                    </text:list-item>
                    <text:list-item>
                      <text:p text:style-name="P339"><text:span text:style-name="T193">第6章</text:span><text:span text:style-name="T238">，</text:span><text:span text:style-name="T365">霍皮族。</text:span></text:p>
                    </text:list-item>
                    <text:list-item>
                      <text:p text:style-name="P339"><text:span text:style-name="T193">第9章</text:span><text:span text:style-name="T238">，尼采</text:span><text:span text:style-name="T364">。</text:span></text:p>
                    </text:list-item>
                    <text:list-item>
                      <text:p text:style-name="P192"><text:span text:style-name="T63">第11章</text:span><text:span text:style-name="T120">，莊子、信念文明</text:span><text:span text:style-name="T309">。</text:span></text:p>
                    </text:list-item>
                    <text:list-item>
                      <text:p text:style-name="P192"><text:span text:style-name="T63">第16章</text:span><text:span text:style-name="T120">，諾亞之約</text:span><text:span text:style-name="T309">。</text:span></text:p>
                    </text:list-item>
                    <text:list-item>
                      <text:p text:style-name="P192"><text:span text:style-name="T63">第</text:span><text:span text:style-name="T99">30</text:span><text:span text:style-name="T63">章</text:span><text:span text:style-name="T120">，</text:span><text:span text:style-name="T384">第</text:span><text:span text:style-name="T385">1節</text:span><text:span text:style-name="T410"> ~ </text:span><text:span text:style-name="T384">第</text:span><text:span text:style-name="T385">1</text:span><text:span text:style-name="T384">9</text:span><text:span text:style-name="T385">節</text:span><text:span text:style-name="T180">。</text:span></text:p>
                    </text:list-item>
                    <text:list-item>
                      <text:p text:style-name="P192"><text:span text:style-name="T100">第</text:span><text:span text:style-name="T101">33章</text:span><text:span text:style-name="T181">，</text:span><text:span text:style-name="T904">替我警戒他們</text:span><text:span text:style-name="T873">、</text:span><text:span text:style-name="T877">稜鏡計畫、竊聽風暴、電影</text:span><text:span text:style-name="T454">、</text:span><text:span text:style-name="T873">監視、監控、偷窺、竊聽、入侵、</text:span><text:span text:style-name="T878">帶血的物、</text:span><text:span text:style-name="T879">葷食、（人類 認定的）素食、賽車跑道、高速公路、交流道、</text:span><text:span text:style-name="T878">不帶血的物、</text:span><text:span text:style-name="T879">素食、無機體個體</text:span><text:span text:style-name="T877">。</text:span></text:p>
                    </text:list-item>
                    <text:list-item>
                      <text:p text:style-name="P192"><text:span text:style-name="T100">第</text:span><text:span text:style-name="T101">3</text:span><text:span text:style-name="T63">4</text:span><text:span text:style-name="T101">章</text:span><text:span text:style-name="T181">，</text:span><text:span text:style-name="T875">錢、金融系統、囤積、交易、壟斷、均衡保障、大卡、德</text:span><text:span text:style-name="T876">、無己、愛</text:span><text:span text:style-name="T875">、成功福音、恩典福音</text:span><text:span text:style-name="T309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198">以諾書</text:span><text:span text:style-name="T193">)</text:span></text:p>
              <text:list>
                <text:list-item>
                  <text:p text:style-name="P339"><text:span text:style-name="T193">第</text:span><text:span text:style-name="T201">1</text:span><text:span text:style-name="T193">章</text:span><text:span text:style-name="T238">，未知的敬畏、聖靈。</text:span></text:p>
                </text:list-item>
                <text:list-item>
                  <text:p text:style-name="P339"><text:span text:style-name="T193">第</text:span><text:span text:style-name="T201">11</text:span><text:span text:style-name="T193">章</text:span><text:span text:style-name="T238">，那些日子、啟示錄、</text:span><text:span text:style-name="T244">新耶路撒冷城</text:span><text:span text:style-name="T238">。</text:span></text:p>
                </text:list-item>
              </text:list>
            </text:list-item>
            <text:list-item>
              <text:p text:style-name="P339"><text:span text:style-name="T193">神、預言 (以賽亞書</text:span><text:span text:style-name="T217">)</text:span></text:p>
              <text:list>
                <text:list-item>
                  <text:p text:style-name="P339"><text:span text:style-name="T369">假定，</text:span><text:span text:style-name="T193">以賽亞書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339"><text:span text:style-name="T193">以賽亞書</text:span><text:span text:style-name="T238">。</text:span></text:p>
                  <text:list>
                    <text:list-item>
                      <text:p text:style-name="P339"><text:span text:style-name="T193">第14章</text:span><text:span text:style-name="T238">，</text:span><text:span text:style-name="T245">明亮之星、早晨之子、</text:span><text:span text:style-name="T415">亞哈斯王</text:span><text:span text:style-name="T365">、</text:span><text:span text:style-name="T417">塞爾維亞先知</text:span><text:span text:style-name="T366">、</text:span><text:span text:style-name="T415">挪威</text:span><text:span text:style-name="T416">老太太</text:span><text:span text:style-name="T365">、 </text:span><text:span text:style-name="T238">阿米</text:span><text:span text:style-name="T365">、</text:span><text:span text:style-name="T238">星星的孩子。</text:span></text:p>
                    </text:list-item>
                    <text:list-item>
                      <text:p text:style-name="P339"><text:span text:style-name="T526">第1</text:span><text:span text:style-name="T536">7</text:span><text:span text:style-name="T526">章</text:span><text:span text:style-name="T542">，</text:span><text:span text:style-name="T739">文明聯盟、</text:span><text:span text:style-name="T732">投影世界觀、</text:span><text:span text:style-name="T740">皮亞杰、認知發展</text:span><text:span text:style-name="T739">。</text:span></text:p>
                    </text:list-item>
                    <text:list-item>
                      <text:p text:style-name="P339"><text:span text:style-name="T526">第41章</text:span><text:span text:style-name="T542">，</text:span><text:span text:style-name="T731">以耶和華為喜樂，以</text:span><text:span text:style-name="T541">以色列</text:span><text:span text:style-name="T732">的</text:span><text:span text:style-name="T731">聖者為誇耀、</text:span><text:span text:style-name="T733">啟示錄第十二章的婦</text:span><text:span text:style-name="T734">人、</text:span><text:span text:style-name="T399">錫安</text:span><text:span text:style-name="T731">、</text:span><text:span text:style-name="T735">物質文明、精神文明、新生文明。</text:span></text:p>
                    </text:list-item>
                    <text:list-item>
                      <text:p text:style-name="P339"><text:span text:style-name="T526">第4</text:span><text:span text:style-name="T534">2</text:span><text:span text:style-name="T526">章</text:span><text:span text:style-name="T542">，</text:span><text:span text:style-name="T733">啟示錄第十二章的婦</text:span><text:span text:style-name="T734">人、</text:span><text:span text:style-name="T731">啟示錄、</text:span><text:span text:style-name="T737">紅馬、</text:span><text:span text:style-name="T736">西拉、香格里拉</text:span><text:span text:style-name="T734">。</text:span></text:p>
                    </text:list-item>
                    <text:list-item>
                      <text:p text:style-name="P339"><text:span text:style-name="T526">第4</text:span><text:span text:style-name="T533">3</text:span><text:span text:style-name="T526">章</text:span><text:span text:style-name="T542">，百詩集、閃電、東方、</text:span><text:span text:style-name="T732">雙重應驗</text:span><text:span text:style-name="T542">、三</text:span><text:span text:style-name="T732">重應驗、多重應驗</text:span><text:span text:style-name="T738">、</text:span><text:span text:style-name="T736">罪孽、佛家、業力、</text:span><text:span text:style-name="T544">以諾書、</text:span><text:span text:style-name="T543">Watchers、</text:span><text:span text:style-name="T545">教宗預言</text:span><text:span text:style-name="T542">、</text:span><text:span text:style-name="T738">蜥蜴人、</text:span><text:span text:style-name="T546">UFO</text:span><text:span text:style-name="T736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出埃及記</text:span><text:span text:style-name="T217">)</text:span></text:p>
              <text:list>
                <text:list-item>
                  <text:p text:style-name="P339"><text:span text:style-name="T369">假定，出埃及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199">出埃及記</text:span><text:span text:style-name="T229">。</text:span></text:p>
                  <text:list>
                    <text:list-item>
                      <text:p text:style-name="P275"><text:span text:style-name="T202">第</text:span><text:span text:style-name="T203">3</text:span><text:span text:style-name="T193">4</text:span><text:span text:style-name="T203">章</text:span><text:span text:style-name="T230">，</text:span><text:span text:style-name="T701">以西結書、</text:span><text:span text:style-name="T700">被偷窺、被竊聽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3">神、預言 (但以理書</text:span><text:span text:style-name="T217">)</text:span></text:p>
              <text:list>
                <text:list-item>
                  <text:p text:style-name="P275"><text:span text:style-name="T369">第</text:span><text:span text:style-name="T200">7</text:span><text:span text:style-name="T369">章</text:span><text:span text:style-name="T357">，日月神示、臣民</text:span><text:span text:style-name="T356">。</text:span></text:p>
                </text:list-item>
                <text:list-item>
                  <text:p text:style-name="P275"><text:span text:style-name="T371">第</text:span><text:span text:style-name="T199">8</text:span><text:span text:style-name="T371">章</text:span><text:span text:style-name="T356">，宗教文明、信念文明、信念法則、物質文明、精神文明。</text:span></text:p>
                </text:list-item>
                <text:list-item>
                  <text:p text:style-name="P275"><text:span text:style-name="T371">第</text:span><text:span text:style-name="T199">9</text:span><text:span text:style-name="T371">章</text:span><text:span text:style-name="T356">，自省、啟示錄、婦人。</text:span></text:p>
                  <text:list>
                    <text:list-item>
                      <text:p text:style-name="P168"><text:span text:style-name="T403">第</text:span><text:span text:style-name="T398">12</text:span><text:span text:style-name="T403">章</text:span><text:span text:style-name="T764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369">約書亞</text:span><text:span text:style-name="T193">記</text:span><text:span text:style-name="T217">)</text:span></text:p>
              <text:list>
                <text:list-item>
                  <text:p text:style-name="P339"><text:span text:style-name="T369">假定，約書亞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約書亞</text:span><text:span text:style-name="T199">記</text:span><text:span text:style-name="T229">。</text:span></text:p>
                </text:list-item>
              </text:list>
            </text:list-item>
            <text:list-item>
              <text:p text:style-name="P274"><text:span text:style-name="T193">神、預言 (</text:span><text:span text:style-name="T369">耶利米書</text:span><text:span text:style-name="T217">)</text:span></text:p>
              <text:list>
                <text:list-item>
                  <text:p text:style-name="P339"><text:span text:style-name="T369">假定，耶利米書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耶利米書</text:span><text:span text:style-name="T229">。</text:span></text:p>
                  <text:list>
                    <text:list-item>
                      <text:p text:style-name="P274"><text:span text:style-name="T532">第</text:span><text:span text:style-name="T526">2</text:span><text:span text:style-name="T533">章</text:span><text:span text:style-name="T504">，</text:span><text:span text:style-name="T701">以西結書</text:span><text:span text:style-name="T700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526">神、預言 (</text:span><text:span text:style-name="T538">路加福音</text:span><text:span text:style-name="T526">)</text:span></text:p>
              <text:list>
                <text:list-item>
                  <text:p text:style-name="P339"><text:span text:style-name="T728">假定，路加福音 是 暗喻、隱喻、提示</text:span><text:span text:style-name="T729">（基督教 認定的）</text:span><text:span text:style-name="T728">末日審判的 預言</text:span><text:span text:style-name="T744">，。</text:span></text:p>
                </text:list-item>
                <text:list-item>
                  <text:p text:style-name="P341"><text:span text:style-name="T526">路加福音</text:span><text:span text:style-name="T542">。</text:span></text:p>
                </text:list-item>
              </text:list>
            </text:list-item>
            <text:list-item>
              <text:p text:style-name="P348"><text:span text:style-name="T732">神、預言</text:span><text:span text:style-name="T547"> (</text:span><text:span text:style-name="T551">摩西升天記</text:span><text:span text:style-name="T547">)</text:span></text:p>
              <text:list>
                <text:list-item>
                  <text:p text:style-name="P341"><text:span text:style-name="T369">假定，</text:span><text:span text:style-name="T730">摩西升天記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69"><text:span text:style-name="T664">摩西升天記</text:span><text:span text:style-name="T581">。</text:span></text:p>
                </text:list-item>
              </text:list>
            </text:list-item>
            <text:list-item>
              <text:p text:style-name="P349"><text:span text:style-name="T732">神、預言</text:span><text:span text:style-name="T547"> (撒耳母記</text:span><text:span text:style-name="T745">下</text:span><text:span text:style-name="T547">)</text:span></text:p>
              <text:list>
                <text:list-item>
                  <text:p text:style-name="P339"><text:span text:style-name="T369">假定，</text:span><text:span text:style-name="T535">撒耳母記</text:span><text:span text:style-name="T730">下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70"><text:span text:style-name="T663">撒耳母記</text:span><text:span text:style-name="T821">下</text:span><text:span text:style-name="T188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13:57:31.041000000</dc:date>
    <meta:editing-duration>P209DT20H48M5S</meta:editing-duration>
    <meta:editing-cycles>9835</meta:editing-cycles>
    <meta:document-statistic meta:table-count="0" meta:image-count="0" meta:object-count="0" meta:page-count="1" meta:paragraph-count="544" meta:word-count="14976" meta:character-count="16391" meta:non-whitespace-character-count="16094"/>
  </office:meta>
</office:document-meta>
</file>